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Roboto1" svg:font-family="Roboto"/>
    <style:font-face style:name="Robotoular1" svg:font-family="Robotoular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Roboto" svg:font-family="Roboto" style:font-pitch="variable"/>
    <style:font-face style:name="Robotoular" svg:font-family="Robotoular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6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7.33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0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0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0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4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7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393cm" fo:min-width="9.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8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35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8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3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09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8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8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2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6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1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5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6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82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01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59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4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3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98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04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26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326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5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59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1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73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32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18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96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866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90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03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42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35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0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06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8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224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6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37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28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80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9.10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5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95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71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4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9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3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2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98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56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354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7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62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4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8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62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536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6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0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53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6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8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25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044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19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72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30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2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33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6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83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4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9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20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11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193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13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43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39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95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44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94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04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3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68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75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02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60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45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1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2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99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05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24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9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88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811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94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1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3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608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51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523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51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76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874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3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5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91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0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5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03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6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053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1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4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4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9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29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6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0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0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33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3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0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2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917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188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5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72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999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178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286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827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21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27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86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6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483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587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61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54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44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13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3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63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15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1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665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64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068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8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996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214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16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383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7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538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171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375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21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34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068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503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21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696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89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07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345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845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604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7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123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088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423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58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98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04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452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57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218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631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31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025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969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928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91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08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63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306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538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5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837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17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172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928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21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925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332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974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724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559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757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939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494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201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84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4.399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968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97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916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14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7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24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822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29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7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33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934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654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362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7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405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97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73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478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321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74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027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43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878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05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834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646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93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31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73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39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853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347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3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52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634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244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893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614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81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6.554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976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7.282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71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405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094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829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382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16cm" fo:padding-top="0cm" fo:padding-bottom="0cm" fo:padding-left="0cm" fo:padding-right="0cm"/>
      <style:paragraph-properties style:writing-mode="lr-tb"/>
    </style:style>
    <style:style style:name="gr28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fit-to-size="shrink-to-fit" style:shrink-to-fit="true"/>
      <style:paragraph-properties style:writing-mode="lr-tb"/>
    </style:style>
    <style:style style:name="gr286" style:family="graphic" style:parent-style-name="standard">
      <style:graphic-properties draw:stroke="none" draw:fill="non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15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09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293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5.17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582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5cm" fo:padding-top="0cm" fo:padding-bottom="0cm" fo:padding-left="0cm" fo:padding-right="0cm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8.485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214cm" fo:padding-top="0cm" fo:padding-bottom="0cm" fo:padding-left="0cm" fo:padding-right="0cm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13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color="#000000" style:font-name="Arial1" fo:font-size="12pt" style:font-size-asian="12pt" style:font-name-complex="Arial1" style:font-size-complex="12pt"/>
    </style:style>
    <style:style style:name="T2" style:family="text">
      <style:text-properties fo:color="#000000" style:font-name="Roboto1" fo:font-size="12pt" fo:font-weight="bold" style:font-size-asian="12pt" style:font-name-complex="Roboto1" style:font-size-complex="12pt" style:font-weight-complex="bold"/>
    </style:style>
    <style:style style:name="T3" style:family="text">
      <style:text-properties fo:color="#000000" style:font-name="Robotoular1" fo:font-size="12pt" style:font-size-asian="12pt" style:font-name-complex="Robotoular1" style:font-size-complex="12pt"/>
    </style:style>
    <style:style style:name="T4" style:family="text">
      <style:text-properties fo:color="#000000" style:font-name="Roboto1" fo:font-size="12pt" fo:font-style="italic" style:font-size-asian="12pt" style:font-name-complex="Roboto1" style:font-size-complex="12pt" style:font-style-complex="italic"/>
    </style:style>
    <style:style style:name="T5" style:family="text">
      <style:text-properties fo:color="#000000" style:font-name="TimesNewRoman1" fo:font-size="12pt" style:font-size-asian="12pt" style:font-name-complex="TimesNewRoman1" style:font-size-complex="12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586.739cm" svg:x="0cm" svg:y="0cm" svg:viewBox="0 0 21590 586740" draw:points="0,0 21590,0 21590,586740 0,586740">
          <text:p/>
        </draw:polygon>
        <draw:polygon draw:style-name="gr1" draw:text-style-name="P1" draw:layer="layout" svg:width="21.589cm" svg:height="27.939cm" svg:x="-0.29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1.642cm" svg:y="2.58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3.465cm" svg:height="0.497cm" svg:x="8.89cm" svg:y="2.57cm">
          <draw:text-box>
            <text:p text:style-name="P2"><text:span text:style-name="T2">Project Report</text:span></text:p>
          </draw:text-box>
        </draw:frame>
        <draw:frame draw:style-name="gr2" draw:text-style-name="P3" draw:layer="layout" svg:width="0.422cm" svg:height="0.475cm" svg:x="8.507cm" svg:y="3.189cm">
          <draw:text-box>
            <text:p text:style-name="P2"><text:span text:style-name="T1"><text:s/></text:span></text:p>
          </draw:text-box>
        </draw:frame>
        <draw:frame draw:style-name="gr4" draw:text-style-name="P4" draw:layer="layout" svg:width="7.339cm" svg:height="0.993cm" svg:x="2.64cm" svg:y="3.179cm">
          <draw:text-box>
            <text:p text:style-name="P2"><text:span text:style-name="T3">Name : HARSH RAJ</text:span></text:p>
            <text:p text:style-name="P2"><text:span text:style-name="T3"><text:s text:c="12"/></text:span><text:span text:style-name="T3">heidelberg079@gmail.com</text:span></text:p>
          </draw:text-box>
        </draw:frame>
        <draw:frame draw:style-name="gr2" draw:text-style-name="P3" draw:layer="layout" svg:width="0.422cm" svg:height="0.475cm" svg:x="15.68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6.584cm" svg:y="5.014cm">
          <draw:text-box>
            <text:p text:style-name="P2"><text:span text:style-name="T1"><text:s/></text:span></text:p>
          </draw:text-box>
        </draw:frame>
        <draw:frame draw:style-name="gr5" draw:text-style-name="P3" draw:layer="layout" svg:width="16.034cm" svg:height="0.497cm" svg:x="2.54cm" svg:y="5.005cm">
          <draw:text-box>
            <text:p text:style-name="P2"><text:span text:style-name="T3">Title : Intelligent Customer Help Desk With Smart Document Understanding</text:span></text:p>
          </draw:text-box>
        </draw:frame>
        <draw:frame draw:style-name="gr2" draw:text-style-name="P3" draw:layer="layout" svg:width="0.422cm" svg:height="0.475cm" svg:x="2.54cm" svg:y="5.6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27cm" svg:y="6.231cm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6.551cm" svg:height="0.497cm" svg:x="2.54cm" svg:y="6.222cm">
          <draw:text-box>
            <text:p text:style-name="P2"><text:span text:style-name="T3">Category: Artiﬁcial Intelligence</text:span></text:p>
          </draw:text-box>
        </draw:frame>
        <draw:frame draw:style-name="gr2" draw:text-style-name="P3" draw:layer="layout" svg:width="0.422cm" svg:height="0.475cm" svg:x="2.54cm" svg:y="6.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9.671cm" svg:y="7.449cm">
          <draw:text-box>
            <text:p text:style-name="P2"><text:span text:style-name="T1"><text:s/></text:span></text:p>
          </draw:text-box>
        </draw:frame>
        <draw:frame draw:style-name="gr7" draw:text-style-name="P3" draw:layer="layout" svg:width="8.071cm" svg:height="0.497cm" svg:x="2.54cm" svg:y="7.439cm">
          <draw:text-box>
            <text:p text:style-name="P2"><text:span text:style-name="T3">Internship at smartinternz.com@2020</text:span></text:p>
          </draw:text-box>
        </draw:frame>
        <draw:frame draw:style-name="gr2" draw:text-style-name="P3" draw:layer="layout" svg:width="0.422cm" svg:height="0.475cm" svg:x="2.54cm" svg:y="8.0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201cm" svg:y="8.666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4.104cm" svg:height="0.497cm" svg:x="2.54cm" svg:y="8.656cm">
          <draw:text-box>
            <text:p text:style-name="P2"><text:span text:style-name="T3">1. <text:s text:c="2"/>INTRODUCTION</text:span></text:p>
          </draw:text-box>
        </draw:frame>
        <draw:frame draw:style-name="gr2" draw:text-style-name="P3" draw:layer="layout" svg:width="0.422cm" svg:height="0.475cm" svg:x="6.204cm" svg:y="9.274cm">
          <draw:text-box>
            <text:p text:style-name="P2"><text:span text:style-name="T1"><text:s/></text:span></text:p>
          </draw:text-box>
        </draw:frame>
        <draw:frame draw:style-name="gr9" draw:text-style-name="P3" draw:layer="layout" svg:width="4.439cm" svg:height="0.497cm" svg:x="2.54cm" svg:y="9.264cm">
          <draw:text-box>
            <text:p text:style-name="P2"><text:span text:style-name="T3"><text:s text:c="12"/></text:span><text:span text:style-name="T3">1.1 Overview</text:span></text:p>
          </draw:text-box>
        </draw:frame>
        <draw:frame draw:style-name="gr2" draw:text-style-name="P3" draw:layer="layout" svg:width="0.422cm" svg:height="0.475cm" svg:x="6.054cm" svg:y="9.883cm">
          <draw:text-box>
            <text:p text:style-name="P2"><text:span text:style-name="T1"><text:s/></text:span></text:p>
          </draw:text-box>
        </draw:frame>
        <draw:frame draw:style-name="gr10" draw:text-style-name="P3" draw:layer="layout" svg:width="4.143cm" svg:height="0.497cm" svg:x="2.54cm" svg:y="9.873cm">
          <draw:text-box>
            <text:p text:style-name="P2"><text:span text:style-name="T3"><text:s text:c="12"/></text:span><text:span text:style-name="T3">1.2 Purpose</text:span></text:p>
          </draw:text-box>
        </draw:frame>
        <draw:frame draw:style-name="gr2" draw:text-style-name="P3" draw:layer="layout" svg:width="0.422cm" svg:height="0.475cm" svg:x="2.54cm" svg:y="10.4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217cm" svg:y="11.1cm">
          <draw:text-box>
            <text:p text:style-name="P2"><text:span text:style-name="T1"><text:s/></text:span></text:p>
          </draw:text-box>
        </draw:frame>
        <draw:frame draw:style-name="gr11" draw:text-style-name="P3" draw:layer="layout" svg:width="5.222cm" svg:height="0.497cm" svg:x="2.54cm" svg:y="11.09cm">
          <draw:text-box>
            <text:p text:style-name="P2"><text:span text:style-name="T3">2 <text:s text:c="3"/>LITERATURE SURVEY</text:span></text:p>
          </draw:text-box>
        </draw:frame>
        <draw:frame draw:style-name="gr2" draw:text-style-name="P3" draw:layer="layout" svg:width="0.422cm" svg:height="0.475cm" svg:x="7.644cm" svg:y="11.708cm">
          <draw:text-box>
            <text:p text:style-name="P2"><text:span text:style-name="T1"><text:s/></text:span></text:p>
          </draw:text-box>
        </draw:frame>
        <draw:frame draw:style-name="gr12" draw:text-style-name="P3" draw:layer="layout" svg:width="4.379cm" svg:height="0.497cm" svg:x="3.81cm" svg:y="11.699cm">
          <draw:text-box>
            <text:p text:style-name="P2"><text:span text:style-name="T3">2.1 Existing problem</text:span></text:p>
          </draw:text-box>
        </draw:frame>
        <draw:frame draw:style-name="gr2" draw:text-style-name="P3" draw:layer="layout" svg:width="0.422cm" svg:height="0.475cm" svg:x="7.926cm" svg:y="12.317cm">
          <draw:text-box>
            <text:p text:style-name="P2"><text:span text:style-name="T1"><text:s/></text:span></text:p>
          </draw:text-box>
        </draw:frame>
        <draw:frame draw:style-name="gr13" draw:text-style-name="P4" draw:layer="layout" svg:width="9.69cm" svg:height="2.393cm" svg:x="3.71cm" svg:y="12.307cm">
          <draw:text-box>
            <text:p text:style-name="P2"><text:span text:style-name="T3">2.2 Proposed solution</text:span></text:p>
          </draw:text-box>
        </draw:frame>
        <draw:frame draw:style-name="gr2" draw:text-style-name="P3" draw:layer="layout" svg:width="0.422cm" svg:height="0.475cm" svg:x="2.54cm" svg:y="12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809cm" svg:y="13.534cm">
          <draw:text-box>
            <text:p text:style-name="P2"><text:span text:style-name="T1"><text:s/></text:span></text:p>
          </draw:text-box>
        </draw:frame>
        <draw:frame draw:style-name="gr14" draw:text-style-name="P3" draw:layer="layout" svg:width="5.789cm" svg:height="0.497cm" svg:x="2.54cm" svg:y="13.524cm">
          <draw:text-box>
            <text:p text:style-name="P2"><text:span text:style-name="T3">3 <text:s text:c="3"/>THEORITICAL ANALYSIS</text:span></text:p>
          </draw:text-box>
        </draw:frame>
        <draw:frame draw:style-name="gr2" draw:text-style-name="P3" draw:layer="layout" svg:width="0.422cm" svg:height="0.475cm" svg:x="7.196cm" svg:y="14.143cm">
          <draw:text-box>
            <text:p text:style-name="P2"><text:span text:style-name="T1"><text:s/></text:span></text:p>
          </draw:text-box>
        </draw:frame>
        <draw:frame draw:style-name="gr15" draw:text-style-name="P3" draw:layer="layout" svg:width="3.85cm" svg:height="0.497cm" svg:x="3.81cm" svg:y="14.133cm">
          <draw:text-box>
            <text:p text:style-name="P2"><text:span text:style-name="T3">3.1 Block diagram</text:span></text:p>
          </draw:text-box>
        </draw:frame>
        <draw:frame draw:style-name="gr2" draw:text-style-name="P3" draw:layer="layout" svg:width="0.422cm" svg:height="0.475cm" svg:x="10.331cm" svg:y="14.751cm">
          <draw:text-box>
            <text:p text:style-name="P2"><text:span text:style-name="T1"><text:s/></text:span></text:p>
          </draw:text-box>
        </draw:frame>
        <draw:frame draw:style-name="gr16" draw:text-style-name="P3" draw:layer="layout" svg:width="7.355cm" svg:height="0.497cm" svg:x="3.81cm" svg:y="14.741cm">
          <draw:text-box>
            <text:p text:style-name="P2"><text:span text:style-name="T3">3.2 Hardware / Software designing</text:span></text:p>
          </draw:text-box>
        </draw:frame>
        <draw:frame draw:style-name="gr2" draw:text-style-name="P3" draw:layer="layout" svg:width="0.422cm" svg:height="0.475cm" svg:x="2.54cm" svg:y="15.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9.737cm" svg:y="15.968cm">
          <draw:text-box>
            <text:p text:style-name="P2"><text:span text:style-name="T1"><text:s/></text:span></text:p>
          </draw:text-box>
        </draw:frame>
        <draw:frame draw:style-name="gr17" draw:text-style-name="P3" draw:layer="layout" svg:width="7.868cm" svg:height="0.497cm" svg:x="2.54cm" svg:y="15.958cm">
          <draw:text-box>
            <text:p text:style-name="P2"><text:span text:style-name="T3">4 <text:s text:c="4"/>EXPERIMENTAL INVESTIGATIONS</text:span></text:p>
          </draw:text-box>
        </draw:frame>
        <draw:frame draw:style-name="gr2" draw:text-style-name="P3" draw:layer="layout" svg:width="0.422cm" svg:height="0.475cm" svg:x="5.77cm" svg:y="16.577cm">
          <draw:text-box>
            <text:p text:style-name="P2"><text:span text:style-name="T1"><text:s/></text:span></text:p>
          </draw:text-box>
        </draw:frame>
        <draw:frame draw:style-name="gr18" draw:text-style-name="P3" draw:layer="layout" svg:width="3.638cm" svg:height="0.497cm" svg:x="2.54cm" svg:y="16.567cm">
          <draw:text-box>
            <text:p text:style-name="P2"><text:span text:style-name="T3">5 <text:s text:c="4"/>FLOWCHART</text:span></text:p>
          </draw:text-box>
        </draw:frame>
        <draw:frame draw:style-name="gr2" draw:text-style-name="P3" draw:layer="layout" svg:width="0.422cm" svg:height="0.475cm" svg:x="4.752cm" svg:y="17.185cm">
          <draw:text-box>
            <text:p text:style-name="P2"><text:span text:style-name="T1"><text:s/></text:span></text:p>
          </draw:text-box>
        </draw:frame>
        <draw:frame draw:style-name="gr19" draw:text-style-name="P3" draw:layer="layout" svg:width="2.58cm" svg:height="0.497cm" svg:x="2.54cm" svg:y="17.175cm">
          <draw:text-box>
            <text:p text:style-name="P2"><text:span text:style-name="T3">6 <text:s text:c="4"/>RESULT</text:span></text:p>
          </draw:text-box>
        </draw:frame>
        <draw:frame draw:style-name="gr2" draw:text-style-name="P3" draw:layer="layout" svg:width="0.422cm" svg:height="0.475cm" svg:x="9.749cm" svg:y="17.794cm">
          <draw:text-box>
            <text:p text:style-name="P2"><text:span text:style-name="T1"><text:s/></text:span></text:p>
          </draw:text-box>
        </draw:frame>
        <draw:frame draw:style-name="gr20" draw:text-style-name="P3" draw:layer="layout" svg:width="8.092cm" svg:height="0.497cm" svg:x="2.54cm" svg:y="17.784cm">
          <draw:text-box>
            <text:p text:style-name="P2"><text:span text:style-name="T3">7 <text:s text:c="4"/>ADVANTAGES &amp; DISADVANTAGES</text:span></text:p>
          </draw:text-box>
        </draw:frame>
        <draw:frame draw:style-name="gr2" draw:text-style-name="P3" draw:layer="layout" svg:width="0.422cm" svg:height="0.475cm" svg:x="6.192cm" svg:y="18.402cm">
          <draw:text-box>
            <text:p text:style-name="P2"><text:span text:style-name="T1"><text:s/></text:span></text:p>
          </draw:text-box>
        </draw:frame>
        <draw:frame draw:style-name="gr21" draw:text-style-name="P3" draw:layer="layout" svg:width="3.99cm" svg:height="0.497cm" svg:x="2.54cm" svg:y="18.393cm">
          <draw:text-box>
            <text:p text:style-name="P2"><text:span text:style-name="T3">8 <text:s text:c="4"/>APPLICATIONS</text:span></text:p>
          </draw:text-box>
        </draw:frame>
        <draw:frame draw:style-name="gr2" draw:text-style-name="P3" draw:layer="layout" svg:width="0.422cm" svg:height="0.475cm" svg:x="5.896cm" svg:y="19.011cm">
          <draw:text-box>
            <text:p text:style-name="P2"><text:span text:style-name="T1"><text:s/></text:span></text:p>
          </draw:text-box>
        </draw:frame>
        <draw:frame draw:style-name="gr22" draw:text-style-name="P3" draw:layer="layout" svg:width="3.782cm" svg:height="0.497cm" svg:x="2.54cm" svg:y="19.001cm">
          <draw:text-box>
            <text:p text:style-name="P2"><text:span text:style-name="T3">9 <text:s text:c="4"/>CONCLUSION</text:span></text:p>
          </draw:text-box>
        </draw:frame>
        <draw:frame draw:style-name="gr2" draw:text-style-name="P3" draw:layer="layout" svg:width="0.422cm" svg:height="0.475cm" svg:x="6.297cm" svg:y="19.619cm">
          <draw:text-box>
            <text:p text:style-name="P2"><text:span text:style-name="T1"><text:s/></text:span></text:p>
          </draw:text-box>
        </draw:frame>
        <draw:frame draw:style-name="gr23" draw:text-style-name="P3" draw:layer="layout" svg:width="4.185cm" svg:height="0.497cm" svg:x="2.54cm" svg:y="19.61cm">
          <draw:text-box>
            <text:p text:style-name="P2"><text:span text:style-name="T3">10 <text:s text:c="2"/>FUTURE SCOPE</text:span></text:p>
          </draw:text-box>
        </draw:frame>
        <draw:frame draw:style-name="gr2" draw:text-style-name="P3" draw:layer="layout" svg:width="0.422cm" svg:height="0.475cm" svg:x="6.235cm" svg:y="20.228cm">
          <draw:text-box>
            <text:p text:style-name="P2"><text:span text:style-name="T1"><text:s/></text:span></text:p>
          </draw:text-box>
        </draw:frame>
        <draw:frame draw:style-name="gr24" draw:text-style-name="P3" draw:layer="layout" svg:width="4.087cm" svg:height="0.497cm" svg:x="2.54cm" svg:y="20.218cm">
          <draw:text-box>
            <text:p text:style-name="P2"><text:span text:style-name="T3">11 <text:s text:c="2"/>BIBILOGRAPHY</text:span></text:p>
          </draw:text-box>
        </draw:frame>
        <draw:frame draw:style-name="gr25" draw:text-style-name="P3" draw:layer="layout" svg:width="0.95cm" svg:height="0.497cm" svg:x="2.54cm" svg:y="20.827cm">
          <draw:text-box>
            <text:p text:style-name="P2"><text:span text:style-name="T3"><text:s text:c="7"/></text:span></text:p>
          </draw:text-box>
        </draw:frame>
        <draw:frame draw:style-name="gr2" draw:text-style-name="P3" draw:layer="layout" svg:width="0.422cm" svg:height="0.475cm" svg:x="3.273cm" svg:y="20.8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5.393cm" svg:y="21.445cm">
          <draw:text-box>
            <text:p text:style-name="P2"><text:span text:style-name="T1"><text:s/></text:span></text:p>
          </draw:text-box>
        </draw:frame>
        <draw:frame draw:style-name="gr26" draw:text-style-name="P3" draw:layer="layout" svg:width="3.207cm" svg:height="0.497cm" svg:x="2.54cm" svg:y="21.435cm">
          <draw:text-box>
            <text:p text:style-name="P2"><text:span text:style-name="T3"><text:s text:c="8"/></text:span><text:span text:style-name="T3">APPENDIX</text:span></text:p>
          </draw:text-box>
        </draw:frame>
        <draw:frame draw:style-name="gr27" draw:text-style-name="P3" draw:layer="layout" svg:width="0.422cm" svg:height="0.497cm" svg:x="6.213cm" svg:y="22.04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6.317cm" svg:y="22.054cm">
          <draw:text-box>
            <text:p text:style-name="P2"><text:span text:style-name="T1"><text:s/></text:span></text:p>
          </draw:text-box>
        </draw:frame>
        <draw:frame draw:style-name="gr28" draw:text-style-name="P3" draw:layer="layout" svg:width="4.261cm" svg:height="0.497cm" svg:x="2.54cm" svg:y="22.044cm">
          <draw:text-box>
            <text:p text:style-name="P2"><text:span text:style-name="T3"><text:s text:c="8"/></text:span><text:span text:style-name="T3">A. Source code</text:span></text:p>
          </draw:text-box>
        </draw:frame>
        <draw:frame draw:style-name="gr2" draw:text-style-name="P3" draw:layer="layout" svg:width="0.422cm" svg:height="0.475cm" svg:x="5.752cm" svg:y="22.662cm">
          <draw:text-box>
            <text:p text:style-name="P2"><text:span text:style-name="T1"><text:s/></text:span></text:p>
          </draw:text-box>
        </draw:frame>
        <draw:frame draw:style-name="gr29" draw:text-style-name="P3" draw:layer="layout" svg:width="3.812cm" svg:height="0.497cm" svg:x="2.54cm" svg:y="22.652cm">
          <draw:text-box>
            <text:p text:style-name="P2"><text:span text:style-name="T3"><text:s text:c="8"/></text:span><text:span text:style-name="T3">B. Reference</text:span></text:p>
          </draw:text-box>
        </draw:frame>
        <draw:frame draw:style-name="gr2" draw:text-style-name="P3" draw:layer="layout" svg:width="0.422cm" svg:height="0.475cm" svg:x="2.671cm" svg:y="23.27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2.54cm" svg:y="23.261cm">
          <draw:text-box>
            <text:p text:style-name="P2"><text:span text:style-name="T3">`</text:span></text:p>
          </draw:text-box>
        </draw:frame>
        <draw:frame draw:style-name="gr2" draw:text-style-name="P3" draw:layer="layout" svg:width="0.422cm" svg:height="0.475cm" svg:x="2.54cm" svg:y="23.8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4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1.011cm" svg:y="2.58cm">
          <draw:text-box>
            <text:p text:style-name="P2"><text:span text:style-name="T1"><text:s/></text:span></text:p>
          </draw:text-box>
        </draw:frame>
        <draw:frame draw:style-name="gr30" draw:text-style-name="P3" draw:layer="layout" svg:width="4.057cm" svg:height="0.497cm" svg:x="7.62cm" svg:y="2.57cm">
          <draw:text-box>
            <text:p text:style-name="P2"><text:span text:style-name="T3">1.</text:span><text:span text:style-name="T2">INTRODUCTION</text:span></text:p>
          </draw:text-box>
        </draw:frame>
        <draw:frame draw:style-name="gr2" draw:text-style-name="P3" draw:layer="layout" svg:width="0.422cm" svg:height="0.475cm" svg:x="10.16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645cm" svg:y="3.797cm">
          <draw:text-box>
            <text:p text:style-name="P2"><text:span text:style-name="T1"><text:s/></text:span></text:p>
          </draw:text-box>
        </draw:frame>
        <draw:frame draw:style-name="gr31" draw:text-style-name="P3" draw:layer="layout" svg:width="18.765cm" svg:height="0.497cm" svg:x="2.54cm" svg:y="3.788cm">
          <draw:text-box>
            <text:p text:style-name="P2"><text:span text:style-name="T3">1.1 </text:span><text:span text:style-name="T2">Overview</text:span><text:span text:style-name="T3">: We will be able to write an application that leverages multiple Watson AI</text:span></text:p>
          </draw:text-box>
        </draw:frame>
        <draw:frame draw:style-name="gr2" draw:text-style-name="P3" draw:layer="layout" svg:width="0.422cm" svg:height="0.475cm" svg:x="2.54cm" svg:y="4.406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98cm" svg:y="5.005cm">
          <draw:text-box>
            <text:p text:style-name="P2"><text:span text:style-name="T3"><text:s/></text:span></text:p>
          </draw:text-box>
        </draw:frame>
        <draw:frame draw:style-name="gr32" draw:text-style-name="P3" draw:layer="layout" svg:width="18.828cm" svg:height="0.497cm" svg:x="2.54cm" svg:y="5.005cm">
          <draw:text-box>
            <text:p text:style-name="P2"><text:span text:style-name="T3">Services (Discovery , Assistant, Cloud function and Node Red). By the end of the project,</text:span></text:p>
          </draw:text-box>
        </draw:frame>
        <draw:frame draw:style-name="gr27" draw:text-style-name="P3" draw:layer="layout" svg:width="0.422cm" svg:height="0.497cm" svg:x="17.436cm" svg:y="5.613cm">
          <draw:text-box>
            <text:p text:style-name="P2"><text:span text:style-name="T3"><text:s/></text:span></text:p>
          </draw:text-box>
        </draw:frame>
        <draw:frame draw:style-name="gr33" draw:text-style-name="P3" draw:layer="layout" svg:width="17.012cm" svg:height="0.497cm" svg:x="2.54cm" svg:y="5.613cm">
          <draw:text-box>
            <text:p text:style-name="P2"><text:span text:style-name="T3">we’ll learn best practices of combining Watson services, and how they can build</text:span></text:p>
          </draw:text-box>
        </draw:frame>
        <draw:frame draw:style-name="gr2" draw:text-style-name="P3" draw:layer="layout" svg:width="0.422cm" svg:height="0.475cm" svg:x="15.255cm" svg:y="6.231cm">
          <draw:text-box>
            <text:p text:style-name="P2"><text:span text:style-name="T1"><text:s/></text:span></text:p>
          </draw:text-box>
        </draw:frame>
        <draw:frame draw:style-name="gr34" draw:text-style-name="P3" draw:layer="layout" svg:width="14.599cm" svg:height="0.497cm" svg:x="2.54cm" svg:y="6.222cm">
          <draw:text-box>
            <text:p text:style-name="P2"><text:span text:style-name="T3">interactive information retrieval systems with Discovery + Assistant.</text:span></text:p>
          </draw:text-box>
        </draw:frame>
        <draw:frame draw:style-name="gr2" draw:text-style-name="P3" draw:layer="layout" svg:width="0.422cm" svg:height="0.475cm" svg:x="2.54cm" svg:y="6.8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3.987cm" svg:y="7.449cm">
          <draw:text-box>
            <text:p text:style-name="P2"><text:span text:style-name="T1"><text:s/></text:span></text:p>
          </draw:text-box>
        </draw:frame>
        <draw:frame draw:style-name="gr35" draw:text-style-name="P3" draw:layer="layout" svg:width="11.474cm" svg:height="0.497cm" svg:x="3.81cm" svg:y="7.439cm">
          <draw:text-box>
            <text:p text:style-name="P2"><text:span text:style-name="T3">Project Requirements: Python, IBM Cloud, IBM Watson</text:span></text:p>
          </draw:text-box>
        </draw:frame>
        <draw:frame draw:style-name="gr2" draw:text-style-name="P3" draw:layer="layout" svg:width="0.422cm" svg:height="0.475cm" svg:x="10.591cm" svg:y="8.057cm">
          <draw:text-box>
            <text:p text:style-name="P2"><text:span text:style-name="T1"><text:s/></text:span></text:p>
          </draw:text-box>
        </draw:frame>
        <draw:frame draw:style-name="gr36" draw:text-style-name="P3" draw:layer="layout" svg:width="7.639cm" svg:height="0.497cm" svg:x="3.81cm" svg:y="8.047cm">
          <draw:text-box>
            <text:p text:style-name="P2"><text:span text:style-name="T3">Functional Requirements: IBM cloud</text:span></text:p>
          </draw:text-box>
        </draw:frame>
        <draw:frame draw:style-name="gr2" draw:text-style-name="P3" draw:layer="layout" svg:width="0.422cm" svg:height="0.475cm" svg:x="13.65cm" svg:y="8.666cm">
          <draw:text-box>
            <text:p text:style-name="P2"><text:span text:style-name="T1"><text:s/></text:span></text:p>
          </draw:text-box>
        </draw:frame>
        <draw:frame draw:style-name="gr37" draw:text-style-name="P3" draw:layer="layout" svg:width="10.988cm" svg:height="0.497cm" svg:x="3.81cm" svg:y="8.656cm">
          <draw:text-box>
            <text:p text:style-name="P2"><text:span text:style-name="T3">Technical Requirements: AI,ML,WATSON AI,PYTHON</text:span></text:p>
          </draw:text-box>
        </draw:frame>
        <draw:frame draw:style-name="gr2" draw:text-style-name="P3" draw:layer="layout" svg:width="0.422cm" svg:height="0.475cm" svg:x="15.293cm" svg:y="9.274cm">
          <draw:text-box>
            <text:p text:style-name="P2"><text:span text:style-name="T1"><text:s/></text:span></text:p>
          </draw:text-box>
        </draw:frame>
        <draw:frame draw:style-name="gr38" draw:text-style-name="P3" draw:layer="layout" svg:width="13.041cm" svg:height="0.497cm" svg:x="3.81cm" svg:y="9.264cm">
          <draw:text-box>
            <text:p text:style-name="P2"><text:span text:style-name="T3">Software Requirements: Watson assistant, Watson discovery.</text:span></text:p>
          </draw:text-box>
        </draw:frame>
        <draw:frame draw:style-name="gr2" draw:text-style-name="P3" draw:layer="layout" svg:width="0.422cm" svg:height="0.475cm" svg:x="11.918cm" svg:y="9.883cm">
          <draw:text-box>
            <text:p text:style-name="P2"><text:span text:style-name="T1"><text:s/></text:span></text:p>
          </draw:text-box>
        </draw:frame>
        <draw:frame draw:style-name="gr39" draw:text-style-name="P3" draw:layer="layout" svg:width="9.265cm" svg:height="0.497cm" svg:x="3.81cm" svg:y="9.873cm">
          <draw:text-box>
            <text:p text:style-name="P2"><text:span text:style-name="T3">Project Deliverables: Smartinternz Intership</text:span></text:p>
          </draw:text-box>
        </draw:frame>
        <draw:frame draw:style-name="gr2" draw:text-style-name="P3" draw:layer="layout" svg:width="0.422cm" svg:height="0.475cm" svg:x="10.258cm" svg:y="10.491cm">
          <draw:text-box>
            <text:p text:style-name="P2"><text:span text:style-name="T1"><text:s/></text:span></text:p>
          </draw:text-box>
        </draw:frame>
        <draw:frame draw:style-name="gr40" draw:text-style-name="P3" draw:layer="layout" svg:width="7.326cm" svg:height="0.497cm" svg:x="3.81cm" svg:y="10.482cm">
          <draw:text-box>
            <text:p text:style-name="P2"><text:span text:style-name="T3">Project Team: Ritul Kumar Sharma</text:span></text:p>
          </draw:text-box>
        </draw:frame>
        <draw:frame draw:style-name="gr2" draw:text-style-name="P3" draw:layer="layout" svg:width="0.422cm" svg:height="0.475cm" svg:x="8.407cm" svg:y="11.1cm">
          <draw:text-box>
            <text:p text:style-name="P2"><text:span text:style-name="T1"><text:s/></text:span></text:p>
          </draw:text-box>
        </draw:frame>
        <draw:frame draw:style-name="gr41" draw:text-style-name="P3" draw:layer="layout" svg:width="5.251cm" svg:height="0.497cm" svg:x="3.81cm" svg:y="11.09cm">
          <draw:text-box>
            <text:p text:style-name="P2"><text:span text:style-name="T3">Project Duration:19 days</text:span></text:p>
          </draw:text-box>
        </draw:frame>
        <draw:frame draw:style-name="gr2" draw:text-style-name="P3" draw:layer="layout" svg:width="0.422cm" svg:height="0.475cm" svg:x="2.54cm" svg:y="11.708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766cm" svg:y="12.307cm">
          <draw:text-box>
            <text:p text:style-name="P2"><text:span text:style-name="T3"><text:s/></text:span></text:p>
          </draw:text-box>
        </draw:frame>
        <draw:frame draw:style-name="gr42" draw:text-style-name="P3" draw:layer="layout" svg:width="18.595cm" svg:height="0.497cm" svg:x="2.54cm" svg:y="12.307cm">
          <draw:text-box>
            <text:p text:style-name="P2"><text:span text:style-name="T3">1.2 </text:span><text:span text:style-name="T2">Purpose</text:span><text:span text:style-name="T3"> : The typical customer care chatbot can answer simple questions, such as</text:span></text:p>
          </draw:text-box>
        </draw:frame>
        <draw:frame draw:style-name="gr27" draw:text-style-name="P3" draw:layer="layout" svg:width="0.422cm" svg:height="0.497cm" svg:x="18.429cm" svg:y="12.916cm">
          <draw:text-box>
            <text:p text:style-name="P2"><text:span text:style-name="T3"><text:s/></text:span></text:p>
          </draw:text-box>
        </draw:frame>
        <draw:frame draw:style-name="gr43" draw:text-style-name="P3" draw:layer="layout" svg:width="18.18cm" svg:height="0.497cm" svg:x="2.54cm" svg:y="12.916cm">
          <draw:text-box>
            <text:p text:style-name="P2"><text:span text:style-name="T3">store locations and hours, directions, and maybe even making appointments. When a</text:span></text:p>
          </draw:text-box>
        </draw:frame>
        <draw:frame draw:style-name="gr27" draw:text-style-name="P3" draw:layer="layout" svg:width="0.422cm" svg:height="0.497cm" svg:x="18.109cm" svg:y="13.524cm">
          <draw:text-box>
            <text:p text:style-name="P2"><text:span text:style-name="T3"><text:s/></text:span></text:p>
          </draw:text-box>
        </draw:frame>
        <draw:frame draw:style-name="gr44" draw:text-style-name="P3" draw:layer="layout" svg:width="17.735cm" svg:height="0.497cm" svg:x="2.54cm" svg:y="13.524cm">
          <draw:text-box>
            <text:p text:style-name="P2"><text:span text:style-name="T3">question falls outside of the scope of the pre-determined question set, the option is</text:span></text:p>
          </draw:text-box>
        </draw:frame>
        <draw:frame draw:style-name="gr2" draw:text-style-name="P3" draw:layer="layout" svg:width="0.422cm" svg:height="0.475cm" svg:x="18.441cm" svg:y="14.143cm">
          <draw:text-box>
            <text:p text:style-name="P2"><text:span text:style-name="T1"><text:s/></text:span></text:p>
          </draw:text-box>
        </draw:frame>
        <draw:frame draw:style-name="gr45" draw:text-style-name="P3" draw:layer="layout" svg:width="18.328cm" svg:height="0.497cm" svg:x="2.54cm" svg:y="14.133cm">
          <draw:text-box>
            <text:p text:style-name="P2"><text:span text:style-name="T3">typically to tell the customer the question isn’t valid or offer to speak to a real person.</text:span></text:p>
          </draw:text-box>
        </draw:frame>
        <draw:frame draw:style-name="gr27" draw:text-style-name="P3" draw:layer="layout" svg:width="0.422cm" svg:height="0.497cm" svg:x="17.508cm" svg:y="14.741cm">
          <draw:text-box>
            <text:p text:style-name="P2"><text:span text:style-name="T3"><text:s/></text:span></text:p>
          </draw:text-box>
        </draw:frame>
        <draw:frame draw:style-name="gr46" draw:text-style-name="P3" draw:layer="layout" svg:width="17.181cm" svg:height="0.497cm" svg:x="2.54cm" svg:y="14.741cm">
          <draw:text-box>
            <text:p text:style-name="P2"><text:span text:style-name="T3">In this project, there will be another option. If the customer question is about the</text:span></text:p>
          </draw:text-box>
        </draw:frame>
        <draw:frame draw:style-name="gr27" draw:text-style-name="P3" draw:layer="layout" svg:width="0.422cm" svg:height="0.497cm" svg:x="18.305cm" svg:y="15.35cm">
          <draw:text-box>
            <text:p text:style-name="P2"><text:span text:style-name="T3"><text:s/></text:span></text:p>
          </draw:text-box>
        </draw:frame>
        <draw:frame draw:style-name="gr47" draw:text-style-name="P3" draw:layer="layout" svg:width="17.964cm" svg:height="0.497cm" svg:x="2.54cm" svg:y="15.35cm">
          <draw:text-box>
            <text:p text:style-name="P2"><text:span text:style-name="T3">operation of a device, the application shall pass the question onto Watson Discovery</text:span></text:p>
          </draw:text-box>
        </draw:frame>
        <draw:frame draw:style-name="gr27" draw:text-style-name="P3" draw:layer="layout" svg:width="0.422cm" svg:height="0.497cm" svg:x="18.94cm" svg:y="15.958cm">
          <draw:text-box>
            <text:p text:style-name="P2"><text:span text:style-name="T3"><text:s/></text:span></text:p>
          </draw:text-box>
        </draw:frame>
        <draw:frame draw:style-name="gr48" draw:text-style-name="P3" draw:layer="layout" svg:width="18.866cm" svg:height="0.497cm" svg:x="2.54cm" svg:y="15.958cm">
          <draw:text-box>
            <text:p text:style-name="P2"><text:span text:style-name="T3">Service, which has been pre-loaded with the device’s owners manual. So now, instead of</text:span></text:p>
          </draw:text-box>
        </draw:frame>
        <draw:frame draw:style-name="gr27" draw:text-style-name="P3" draw:layer="layout" svg:width="0.422cm" svg:height="0.497cm" svg:x="18.902cm" svg:y="16.567cm">
          <draw:text-box>
            <text:p text:style-name="P2"><text:span text:style-name="T3"><text:s/></text:span></text:p>
          </draw:text-box>
        </draw:frame>
        <draw:frame draw:style-name="gr49" draw:text-style-name="P3" draw:layer="layout" svg:width="18.908cm" svg:height="0.497cm" svg:x="2.54cm" svg:y="16.567cm">
          <draw:text-box>
            <text:p text:style-name="P2"><text:span text:style-name="T3">“</text:span><text:span text:style-name="T3">Would you like to speak to a customer representative?” we can return relevant sections</text:span></text:p>
          </draw:text-box>
        </draw:frame>
        <draw:frame draw:style-name="gr2" draw:text-style-name="P3" draw:layer="layout" svg:width="0.422cm" svg:height="0.475cm" svg:x="14.001cm" svg:y="17.185cm">
          <draw:text-box>
            <text:p text:style-name="P2"><text:span text:style-name="T1"><text:s/></text:span></text:p>
          </draw:text-box>
        </draw:frame>
        <draw:frame draw:style-name="gr50" draw:text-style-name="P3" draw:layer="layout" svg:width="13.032cm" svg:height="0.497cm" svg:x="2.54cm" svg:y="17.175cm">
          <draw:text-box>
            <text:p text:style-name="P2"><text:span text:style-name="T3">of the owners manual to help solve our customers’ problems.</text:span></text:p>
          </draw:text-box>
        </draw:frame>
        <draw:frame draw:style-name="gr27" draw:text-style-name="P3" draw:layer="layout" svg:width="0.422cm" svg:height="0.497cm" svg:x="17.69cm" svg:y="17.784cm">
          <draw:text-box>
            <text:p text:style-name="P2"><text:span text:style-name="T3"><text:s/></text:span></text:p>
          </draw:text-box>
        </draw:frame>
        <draw:frame draw:style-name="gr51" draw:text-style-name="P3" draw:layer="layout" svg:width="17.426cm" svg:height="0.497cm" svg:x="2.54cm" svg:y="17.784cm">
          <draw:text-box>
            <text:p text:style-name="P2"><text:span text:style-name="T3">To take it a step further, the project shall use the Smart Document Understanding</text:span></text:p>
          </draw:text-box>
        </draw:frame>
        <draw:frame draw:style-name="gr27" draw:text-style-name="P3" draw:layer="layout" svg:width="0.422cm" svg:height="0.497cm" svg:x="18.537cm" svg:y="18.393cm">
          <draw:text-box>
            <text:p text:style-name="P2"><text:span text:style-name="T3"><text:s/></text:span></text:p>
          </draw:text-box>
        </draw:frame>
        <draw:frame draw:style-name="gr52" draw:text-style-name="P3" draw:layer="layout" svg:width="18.358cm" svg:height="0.497cm" svg:x="2.54cm" svg:y="18.393cm">
          <draw:text-box>
            <text:p text:style-name="P2"><text:span text:style-name="T3">feature of Watson Discovery to train it on what text in the owners manual is important</text:span></text:p>
          </draw:text-box>
        </draw:frame>
        <draw:frame draw:style-name="gr2" draw:text-style-name="P3" draw:layer="layout" svg:width="0.422cm" svg:height="0.475cm" svg:x="5.522cm" svg:y="19.011cm">
          <draw:text-box>
            <text:p text:style-name="P2"><text:span text:style-name="T1"><text:s/></text:span></text:p>
          </draw:text-box>
        </draw:frame>
        <draw:frame draw:style-name="gr53" draw:text-style-name="P3" draw:layer="layout" svg:width="3.401cm" svg:height="0.497cm" svg:x="2.54cm" svg:y="19.001cm">
          <draw:text-box>
            <text:p text:style-name="P2"><text:span text:style-name="T3">and what is not.</text:span></text:p>
          </draw:text-box>
        </draw:frame>
        <draw:frame draw:style-name="gr2" draw:text-style-name="P3" draw:layer="layout" svg:width="0.422cm" svg:height="0.475cm" svg:x="13.076cm" svg:y="19.619cm">
          <draw:text-box>
            <text:p text:style-name="P2"><text:span text:style-name="T1"><text:s/></text:span></text:p>
          </draw:text-box>
        </draw:frame>
        <draw:frame draw:style-name="gr54" draw:text-style-name="P3" draw:layer="layout" svg:width="12.063cm" svg:height="0.497cm" svg:x="2.54cm" svg:y="19.61cm">
          <draw:text-box>
            <text:p text:style-name="P2"><text:span text:style-name="T3">This will improve the answers returned from the queries.</text:span></text:p>
          </draw:text-box>
        </draw:frame>
        <draw:frame draw:style-name="gr2" draw:text-style-name="P3" draw:layer="layout" svg:width="0.422cm" svg:height="0.475cm" svg:x="6.323cm" svg:y="20.228cm">
          <draw:text-box>
            <text:p text:style-name="P2"><text:span text:style-name="T1"><text:s/></text:span></text:p>
          </draw:text-box>
        </draw:frame>
        <draw:frame draw:style-name="gr55" draw:text-style-name="P3" draw:layer="layout" svg:width="4.282cm" svg:height="0.497cm" svg:x="2.54cm" svg:y="20.218cm">
          <draw:text-box>
            <text:p text:style-name="P2"><text:span text:style-name="T3">1.2.1 Scope of Work</text:span></text:p>
          </draw:text-box>
        </draw:frame>
        <draw:frame draw:style-name="gr2" draw:text-style-name="P3" draw:layer="layout" svg:width="0.422cm" svg:height="0.475cm" svg:x="14.602cm" svg:y="20.836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2.54cm" svg:y="20.827cm">
          <draw:text-box>
            <text:p text:style-name="P2"><text:span text:style-name="T3"><text:s/></text:span></text:p>
          </draw:text-box>
        </draw:frame>
        <draw:frame draw:style-name="gr56" draw:text-style-name="P3" draw:layer="layout" svg:width="12.224cm" svg:height="0.497cm" svg:x="3.809cm" svg:y="20.827cm">
          <draw:text-box>
            <text:p text:style-name="P2"><text:span text:style-name="T3">1. Create a customer care dialog skill in Watson Assistant</text:span></text:p>
          </draw:text-box>
        </draw:frame>
        <draw:frame draw:style-name="gr2" draw:text-style-name="P3" draw:layer="layout" svg:width="0.422cm" svg:height="0.475cm" svg:x="8.276cm" svg:y="21.445cm">
          <draw:text-box>
            <text:p text:style-name="P2"><text:span text:style-name="T1"><text:s/></text:span></text:p>
          </draw:text-box>
        </draw:frame>
        <draw:frame draw:style-name="gr57" draw:text-style-name="P3" draw:layer="layout" svg:width="5.069cm" svg:height="0.497cm" svg:x="3.81cm" svg:y="21.435cm">
          <draw:text-box>
            <text:p text:style-name="P2"><text:span text:style-name="T3">2. Use Smart Document</text:span></text:p>
          </draw:text-box>
        </draw:frame>
        <draw:frame draw:style-name="gr2" draw:text-style-name="P3" draw:layer="layout" svg:width="0.422cm" svg:height="0.475cm" svg:x="16.432cm" svg:y="22.054cm">
          <draw:text-box>
            <text:p text:style-name="P2"><text:span text:style-name="T1"><text:s/></text:span></text:p>
          </draw:text-box>
        </draw:frame>
        <draw:frame draw:style-name="gr58" draw:text-style-name="P3" draw:layer="layout" svg:width="14.378cm" svg:height="0.497cm" svg:x="3.81cm" svg:y="22.044cm">
          <draw:text-box>
            <text:p text:style-name="P2"><text:span text:style-name="T3">3. Understanding to build an enhanced Watson Discovery collection</text:span></text:p>
          </draw:text-box>
        </draw:frame>
        <draw:frame draw:style-name="gr27" draw:text-style-name="P3" draw:layer="layout" svg:width="0.422cm" svg:height="0.497cm" svg:x="18.286cm" svg:y="22.652cm">
          <draw:text-box>
            <text:p text:style-name="P2"><text:span text:style-name="T3"><text:s/></text:span></text:p>
          </draw:text-box>
        </draw:frame>
        <draw:frame draw:style-name="gr59" draw:text-style-name="P3" draw:layer="layout" svg:width="16.288cm" svg:height="0.497cm" svg:x="3.81cm" svg:y="22.652cm">
          <draw:text-box>
            <text:p text:style-name="P2"><text:span text:style-name="T3">4. Create an IBM Cloud Functions web action that allows Watson Assistant to</text:span></text:p>
          </draw:text-box>
        </draw:frame>
        <draw:frame draw:style-name="gr2" draw:text-style-name="P3" draw:layer="layout" svg:width="0.422cm" svg:height="0.475cm" svg:x="10.614cm" svg:y="23.271cm">
          <draw:text-box>
            <text:p text:style-name="P2"><text:span text:style-name="T1"><text:s/></text:span></text:p>
          </draw:text-box>
        </draw:frame>
        <draw:frame draw:style-name="gr60" draw:text-style-name="P3" draw:layer="layout" svg:width="7.804cm" svg:height="0.497cm" svg:x="3.81cm" svg:y="23.261cm">
          <draw:text-box>
            <text:p text:style-name="P2"><text:span text:style-name="T3"><text:s text:c="5"/></text:span><text:span text:style-name="T3">post queries to Watson Discovery</text:span></text:p>
          </draw:text-box>
        </draw:frame>
        <draw:frame draw:style-name="gr27" draw:text-style-name="P3" draw:layer="layout" svg:width="0.422cm" svg:height="0.497cm" svg:x="19.009cm" svg:y="23.869cm">
          <draw:text-box>
            <text:p text:style-name="P2"><text:span text:style-name="T3"><text:s/></text:span></text:p>
          </draw:text-box>
        </draw:frame>
        <draw:frame draw:style-name="gr61" draw:text-style-name="P3" draw:layer="layout" svg:width="19.107cm" svg:height="0.497cm" svg:x="2.54cm" svg:y="23.869cm">
          <draw:text-box>
            <text:p text:style-name="P2"><text:span text:style-name="T3"><text:s text:c="12"/></text:span><text:span text:style-name="T3">5. Build a web application with integration to all these services &amp; deploy the same</text:span></text:p>
          </draw:text-box>
        </draw:frame>
        <draw:frame draw:style-name="gr2" draw:text-style-name="P3" draw:layer="layout" svg:width="0.422cm" svg:height="0.475cm" svg:x="8.604cm" svg:y="24.488cm">
          <draw:text-box>
            <text:p text:style-name="P2"><text:span text:style-name="T1"><text:s/></text:span></text:p>
          </draw:text-box>
        </draw:frame>
        <draw:frame draw:style-name="gr62" draw:text-style-name="P3" draw:layer="layout" svg:width="5.382cm" svg:height="0.497cm" svg:x="3.81cm" svg:y="24.478cm">
          <draw:text-box>
            <text:p text:style-name="P2"><text:span text:style-name="T3"><text:s text:c="5"/></text:span><text:span text:style-name="T3">on IBM Cloud Platform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9.928cm" svg:y="2.58cm">
          <draw:text-box>
            <text:p text:style-name="P2"><text:span text:style-name="T1"><text:s/></text:span></text:p>
          </draw:text-box>
        </draw:frame>
        <draw:frame draw:style-name="gr63" draw:text-style-name="P3" draw:layer="layout" svg:width="7.055cm" svg:height="0.497cm" svg:x="3.81cm" svg:y="2.57cm">
          <draw:text-box>
            <text:p text:style-name="P2"><text:span text:style-name="T3">6. Deploy and run Node Red app.</text:span></text:p>
          </draw:text-box>
        </draw:frame>
        <draw:frame draw:style-name="gr2" draw:text-style-name="P3" draw:layer="layout" svg:width="0.422cm" svg:height="0.475cm" svg:x="3.81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35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3.249cm" svg:y="4.406cm">
          <draw:text-box>
            <text:p text:style-name="P2"><text:span text:style-name="T1"><text:s/></text:span></text:p>
          </draw:text-box>
        </draw:frame>
        <draw:frame draw:style-name="gr64" draw:text-style-name="P3" draw:layer="layout" svg:width="8.24cm" svg:height="0.497cm" svg:x="6.35cm" svg:y="4.396cm">
          <draw:text-box>
            <text:p text:style-name="P2"><text:span text:style-name="T3">4</text:span><text:span text:style-name="T2">.EXPERIMENTAL INVESTIGATIONS</text:span></text:p>
          </draw:text-box>
        </draw:frame>
        <draw:frame draw:style-name="gr2" draw:text-style-name="P3" draw:layer="layout" svg:width="0.422cm" svg:height="0.475cm" svg:x="7.837cm" svg:y="5.014cm">
          <draw:text-box>
            <text:p text:style-name="P2"><text:span text:style-name="T1"><text:s/></text:span></text:p>
          </draw:text-box>
        </draw:frame>
        <draw:frame draw:style-name="gr65" draw:text-style-name="P3" draw:layer="layout" svg:width="5.958cm" svg:height="0.497cm" svg:x="2.54cm" svg:y="5.005cm">
          <draw:text-box>
            <text:p text:style-name="P2"><text:span text:style-name="T3">1.Create IBM Cloud services</text:span></text:p>
          </draw:text-box>
        </draw:frame>
        <draw:frame draw:style-name="gr2" draw:text-style-name="P3" draw:layer="layout" svg:width="0.422cm" svg:height="0.475cm" svg:x="8.28cm" svg:y="5.623cm">
          <draw:text-box>
            <text:p text:style-name="P2"><text:span text:style-name="T1"><text:s/></text:span></text:p>
          </draw:text-box>
        </draw:frame>
        <draw:frame draw:style-name="gr66" draw:text-style-name="P3" draw:layer="layout" svg:width="6.711cm" svg:height="0.497cm" svg:x="2.54cm" svg:y="5.613cm">
          <draw:text-box>
            <text:p text:style-name="P2"><text:span text:style-name="T4"><text:s text:c="3"/></text:span><text:span text:style-name="T4">Create the following services:</text:span></text:p>
          </draw:text-box>
        </draw:frame>
        <draw:frame draw:style-name="gr2" draw:text-style-name="P3" draw:layer="layout" svg:width="0.422cm" svg:height="0.475cm" svg:x="7.624cm" svg:y="6.231cm">
          <draw:text-box>
            <text:p text:style-name="P2"><text:span text:style-name="T1"><text:s/></text:span></text:p>
          </draw:text-box>
        </draw:frame>
        <draw:frame draw:style-name="gr67" draw:text-style-name="P3" draw:layer="layout" svg:width="4.345cm" svg:height="0.497cm" svg:x="3.81cm" svg:y="6.222cm">
          <draw:text-box>
            <text:p text:style-name="P2"><text:span text:style-name="T3">a. Watson Discovery</text:span></text:p>
          </draw:text-box>
        </draw:frame>
        <draw:frame draw:style-name="gr2" draw:text-style-name="P3" draw:layer="layout" svg:width="0.422cm" svg:height="0.475cm" svg:x="7.573cm" svg:y="6.84cm">
          <draw:text-box>
            <text:p text:style-name="P2"><text:span text:style-name="T1"><text:s/></text:span></text:p>
          </draw:text-box>
        </draw:frame>
        <draw:frame draw:style-name="gr23" draw:text-style-name="P3" draw:layer="layout" svg:width="4.185cm" svg:height="0.497cm" svg:x="3.81cm" svg:y="6.83cm">
          <draw:text-box>
            <text:p text:style-name="P2"><text:span text:style-name="T3">b. Watson Assistant</text:span></text:p>
          </draw:text-box>
        </draw:frame>
        <draw:frame draw:style-name="gr2" draw:text-style-name="P3" draw:layer="layout" svg:width="0.422cm" svg:height="0.475cm" svg:x="6.07cm" svg:y="7.449cm">
          <draw:text-box>
            <text:p text:style-name="P2"><text:span text:style-name="T1"><text:s/></text:span></text:p>
          </draw:text-box>
        </draw:frame>
        <draw:frame draw:style-name="gr68" draw:text-style-name="P3" draw:layer="layout" svg:width="4.193cm" svg:height="0.497cm" svg:x="2.54cm" svg:y="7.439cm">
          <draw:text-box>
            <text:p text:style-name="P2"><text:span text:style-name="T3"><text:s text:c="12"/></text:span><text:span text:style-name="T3">c. Node Red</text:span></text:p>
          </draw:text-box>
        </draw:frame>
        <draw:frame draw:style-name="gr2" draw:text-style-name="P3" draw:layer="layout" svg:width="0.422cm" svg:height="0.475cm" svg:x="2.54cm" svg:y="8.05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286cm" svg:y="8.666cm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6.551cm" svg:height="0.497cm" svg:x="2.54cm" svg:y="8.656cm">
          <draw:text-box>
            <text:p text:style-name="P2"><text:span text:style-name="T3">2. Conﬁgure Watson Discovery</text:span></text:p>
          </draw:text-box>
        </draw:frame>
        <draw:frame draw:style-name="gr2" draw:text-style-name="P3" draw:layer="layout" svg:width="0.422cm" svg:height="0.475cm" svg:x="6.844cm" svg:y="9.274cm">
          <draw:text-box>
            <text:p text:style-name="P2"><text:span text:style-name="T1"><text:s/></text:span></text:p>
          </draw:text-box>
        </draw:frame>
        <draw:frame draw:style-name="gr69" draw:text-style-name="P3" draw:layer="layout" svg:width="5.036cm" svg:height="0.497cm" svg:x="2.54cm" svg:y="9.264cm">
          <draw:text-box>
            <text:p text:style-name="P2"><text:span text:style-name="T3"><text:s text:c="4"/></text:span><text:span text:style-name="T4">Import the document</text:span></text:p>
          </draw:text-box>
        </draw:frame>
        <draw:frame draw:style-name="gr2" draw:text-style-name="P3" draw:layer="layout" svg:width="0.422cm" svg:height="0.475cm" svg:x="2.54cm" svg:y="9.883cm">
          <draw:text-box>
            <text:p text:style-name="P2"><text:span text:style-name="T1"><text:s/></text:span></text:p>
          </draw:text-box>
        </draw:frame>
        <draw:frame draw:style-name="gr70" draw:text-style-name="P3" draw:layer="layout" svg:width="1.628cm" svg:height="0.497cm" svg:x="18.255cm" svg:y="10.482cm">
          <draw:text-box>
            <text:p text:style-name="P2"><text:span text:style-name="T3"><text:s text:c="12"/></text:span></text:p>
          </draw:text-box>
        </draw:frame>
        <draw:frame draw:style-name="gr71" draw:text-style-name="P3" draw:layer="layout" svg:width="17.985cm" svg:height="0.497cm" svg:x="2.54cm" svg:y="10.482cm">
          <draw:text-box>
            <text:p text:style-name="P2"><text:span text:style-name="T3"><text:s/></text:span><text:span text:style-name="T3">Launch the Watson Discovery tool and create a new data collection by selecting the</text:span></text:p>
          </draw:text-box>
        </draw:frame>
        <draw:frame draw:style-name="gr27" draw:text-style-name="P3" draw:layer="layout" svg:width="0.422cm" svg:height="0.497cm" svg:x="18.708cm" svg:y="11.09cm">
          <draw:text-box>
            <text:p text:style-name="P2"><text:span text:style-name="T3"><text:s/></text:span></text:p>
          </draw:text-box>
        </draw:frame>
        <draw:frame draw:style-name="gr72" draw:text-style-name="P3" draw:layer="layout" svg:width="18.569cm" svg:height="0.497cm" svg:x="2.54cm" svg:y="11.09cm">
          <draw:text-box>
            <text:p text:style-name="P2"><text:span text:style-name="T3">Upload your own data option. Give the data collection a unique name. When prompted,</text:span></text:p>
          </draw:text-box>
        </draw:frame>
        <draw:frame draw:style-name="gr27" draw:text-style-name="P3" draw:layer="layout" svg:width="0.422cm" svg:height="0.497cm" svg:x="18.575cm" svg:y="11.699cm">
          <draw:text-box>
            <text:p text:style-name="P2"><text:span text:style-name="T3"><text:s/></text:span></text:p>
          </draw:text-box>
        </draw:frame>
        <draw:frame draw:style-name="gr73" draw:text-style-name="P3" draw:layer="layout" svg:width="18.354cm" svg:height="0.497cm" svg:x="2.54cm" svg:y="11.699cm">
          <draw:text-box>
            <text:p text:style-name="P2"><text:span text:style-name="T3">select and upload the ecobee3_UserGuide.pdf ﬁle located in the data directory of your</text:span></text:p>
          </draw:text-box>
        </draw:frame>
        <draw:frame draw:style-name="gr2" draw:text-style-name="P3" draw:layer="layout" svg:width="0.422cm" svg:height="0.475cm" svg:x="4.498cm" svg:y="12.317cm">
          <draw:text-box>
            <text:p text:style-name="P2"><text:span text:style-name="T1"><text:s/></text:span></text:p>
          </draw:text-box>
        </draw:frame>
        <draw:frame draw:style-name="gr74" draw:text-style-name="P3" draw:layer="layout" svg:width="2.22cm" svg:height="0.497cm" svg:x="2.54cm" svg:y="12.307cm">
          <draw:text-box>
            <text:p text:style-name="P2"><text:span text:style-name="T3">local repo.</text:span></text:p>
          </draw:text-box>
        </draw:frame>
        <draw:frame draw:style-name="gr2" draw:text-style-name="P3" draw:layer="layout" svg:width="0.422cm" svg:height="0.475cm" svg:x="2.54cm" svg:y="12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198cm" svg:y="13.534cm">
          <draw:text-box>
            <text:p text:style-name="P2"><text:span text:style-name="T1"><text:s/></text:span></text:p>
          </draw:text-box>
        </draw:frame>
        <draw:frame draw:style-name="gr75" draw:text-style-name="P3" draw:layer="layout" svg:width="17.879cm" svg:height="0.497cm" svg:x="2.54cm" svg:y="13.524cm">
          <draw:text-box>
            <text:p text:style-name="P2"><text:span text:style-name="T3">The Ecobee is a popular residential thermostat that has a wiﬁ interface and multiple</text:span></text:p>
          </draw:text-box>
        </draw:frame>
        <draw:frame draw:style-name="gr2" draw:text-style-name="P3" draw:layer="layout" svg:width="0.422cm" svg:height="0.475cm" svg:x="6.653cm" svg:y="14.143cm">
          <draw:text-box>
            <text:p text:style-name="P2"><text:span text:style-name="T1"><text:s/></text:span></text:p>
          </draw:text-box>
        </draw:frame>
        <draw:frame draw:style-name="gr76" draw:text-style-name="P3" draw:layer="layout" svg:width="4.625cm" svg:height="0.497cm" svg:x="2.54cm" svg:y="14.133cm">
          <draw:text-box>
            <text:p text:style-name="P2"><text:span text:style-name="T3">conﬁguration options.</text:span></text:p>
          </draw:text-box>
        </draw:frame>
        <draw:frame draw:style-name="gr2" draw:text-style-name="P3" draw:layer="layout" svg:width="0.422cm" svg:height="0.475cm" svg:x="2.54cm" svg:y="14.75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686cm" svg:y="15.35cm">
          <draw:text-box>
            <text:p text:style-name="P2"><text:span text:style-name="T3"><text:s/></text:span></text:p>
          </draw:text-box>
        </draw:frame>
        <draw:frame draw:style-name="gr77" draw:text-style-name="P3" draw:layer="layout" svg:width="18.442cm" svg:height="0.497cm" svg:x="2.54cm" svg:y="15.35cm">
          <draw:text-box>
            <text:p text:style-name="P2"><text:span text:style-name="T3">Before applying SDU to our document, lets do some simple queries on the data so that</text:span></text:p>
          </draw:text-box>
        </draw:frame>
        <draw:frame draw:style-name="gr27" draw:text-style-name="P3" draw:layer="layout" svg:width="0.422cm" svg:height="0.497cm" svg:x="18.94cm" svg:y="15.958cm">
          <draw:text-box>
            <text:p text:style-name="P2"><text:span text:style-name="T3"><text:s/></text:span></text:p>
          </draw:text-box>
        </draw:frame>
        <draw:frame draw:style-name="gr78" draw:text-style-name="P3" draw:layer="layout" svg:width="18.87cm" svg:height="0.497cm" svg:x="2.54cm" svg:y="15.958cm">
          <draw:text-box>
            <text:p text:style-name="P2"><text:span text:style-name="T3">we can compare it to results found after applying SDU.Click the Build your own query [1]</text:span></text:p>
          </draw:text-box>
        </draw:frame>
        <draw:frame draw:style-name="gr27" draw:text-style-name="P3" draw:layer="layout" svg:width="0.422cm" svg:height="0.497cm" svg:x="18.742cm" svg:y="16.567cm">
          <draw:text-box>
            <text:p text:style-name="P2"><text:span text:style-name="T3"><text:s/></text:span></text:p>
          </draw:text-box>
        </draw:frame>
        <draw:frame draw:style-name="gr79" draw:text-style-name="P3" draw:layer="layout" svg:width="18.624cm" svg:height="0.497cm" svg:x="2.54cm" svg:y="16.567cm">
          <draw:text-box>
            <text:p text:style-name="P2"><text:span text:style-name="T3">button.Enter queries related to the operation of the thermostat and view the results. As</text:span></text:p>
          </draw:text-box>
        </draw:frame>
        <draw:frame draw:style-name="gr27" draw:text-style-name="P3" draw:layer="layout" svg:width="0.422cm" svg:height="0.497cm" svg:x="18.517cm" svg:y="17.175cm">
          <draw:text-box>
            <text:p text:style-name="P2"><text:span text:style-name="T3"><text:s/></text:span></text:p>
          </draw:text-box>
        </draw:frame>
        <draw:frame draw:style-name="gr80" draw:text-style-name="P3" draw:layer="layout" svg:width="18.536cm" svg:height="0.497cm" svg:x="2.54cm" svg:y="17.175cm">
          <draw:text-box>
            <text:p text:style-name="P2"><text:span text:style-name="T3">you will see, the results are not very useful, and in some cases, not even related to the</text:span></text:p>
          </draw:text-box>
        </draw:frame>
        <draw:frame draw:style-name="gr2" draw:text-style-name="P3" draw:layer="layout" svg:width="0.422cm" svg:height="0.475cm" svg:x="4.284cm" svg:y="17.794cm">
          <draw:text-box>
            <text:p text:style-name="P2"><text:span text:style-name="T1"><text:s/></text:span></text:p>
          </draw:text-box>
        </draw:frame>
        <draw:frame draw:style-name="gr81" draw:text-style-name="P3" draw:layer="layout" svg:width="1.962cm" svg:height="0.497cm" svg:x="2.54cm" svg:y="17.784cm">
          <draw:text-box>
            <text:p text:style-name="P2"><text:span text:style-name="T3">question.</text:span></text:p>
          </draw:text-box>
        </draw:frame>
        <draw:frame draw:style-name="gr2" draw:text-style-name="P3" draw:layer="layout" svg:width="0.422cm" svg:height="0.475cm" svg:x="2.54cm" svg:y="18.4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9.0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5.991cm" svg:y="19.619cm">
          <draw:text-box>
            <text:p text:style-name="P2"><text:span text:style-name="T1"><text:s/></text:span></text:p>
          </draw:text-box>
        </draw:frame>
        <draw:frame draw:style-name="gr82" draw:text-style-name="P3" draw:layer="layout" svg:width="4.003cm" svg:height="0.497cm" svg:x="2.54cm" svg:y="19.61cm">
          <draw:text-box>
            <text:p text:style-name="P2"><text:span text:style-name="T4">Annotate with SDU</text:span></text:p>
          </draw:text-box>
        </draw:frame>
        <draw:frame draw:style-name="gr2" draw:text-style-name="P3" draw:layer="layout" svg:width="0.422cm" svg:height="0.475cm" svg:x="2.54cm" svg:y="20.2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7.795cm" svg:y="20.836cm">
          <draw:text-box>
            <text:p text:style-name="P2"><text:span text:style-name="T1"><text:s/></text:span></text:p>
          </draw:text-box>
        </draw:frame>
        <draw:frame draw:style-name="gr83" draw:text-style-name="P3" draw:layer="layout" svg:width="17.536cm" svg:height="0.497cm" svg:x="2.54cm" svg:y="20.827cm">
          <draw:text-box>
            <text:p text:style-name="P2"><text:span text:style-name="T3">Now let's apply SDU to our document to see if we can generate some better query</text:span></text:p>
          </draw:text-box>
        </draw:frame>
        <draw:frame draw:style-name="gr27" draw:text-style-name="P3" draw:layer="layout" svg:width="0.422cm" svg:height="0.497cm" svg:x="18.881cm" svg:y="21.435cm">
          <draw:text-box>
            <text:p text:style-name="P2"><text:span text:style-name="T3"><text:s/></text:span></text:p>
          </draw:text-box>
        </draw:frame>
        <draw:frame draw:style-name="gr84" draw:text-style-name="P3" draw:layer="layout" svg:width="18.62cm" svg:height="0.497cm" svg:x="2.54cm" svg:y="21.435cm">
          <draw:text-box>
            <text:p text:style-name="P2"><text:span text:style-name="T3">responses.From the Discovery collection panel, click the Conﬁgure data button (located</text:span></text:p>
          </draw:text-box>
        </draw:frame>
        <draw:frame draw:style-name="gr2" draw:text-style-name="P3" draw:layer="layout" svg:width="0.422cm" svg:height="0.475cm" svg:x="11.503cm" svg:y="22.054cm">
          <draw:text-box>
            <text:p text:style-name="P2"><text:span text:style-name="T1"><text:s/></text:span></text:p>
          </draw:text-box>
        </draw:frame>
        <draw:frame draw:style-name="gr85" draw:text-style-name="P3" draw:layer="layout" svg:width="10.285cm" svg:height="0.497cm" svg:x="2.54cm" svg:y="22.044cm">
          <draw:text-box>
            <text:p text:style-name="P2"><text:span text:style-name="T3">in the top right corner) to start the SDU process.</text:span></text:p>
          </draw:text-box>
        </draw:frame>
        <draw:frame draw:style-name="gr2" draw:text-style-name="P3" draw:layer="layout" svg:width="0.422cm" svg:height="0.475cm" svg:x="15.799cm" svg:y="22.662cm">
          <draw:text-box>
            <text:p text:style-name="P2"><text:span text:style-name="T1"><text:s/></text:span></text:p>
          </draw:text-box>
        </draw:frame>
        <draw:frame draw:style-name="gr86" draw:text-style-name="P3" draw:layer="layout" svg:width="15.255cm" svg:height="0.497cm" svg:x="2.54cm" svg:y="22.652cm">
          <draw:text-box>
            <text:p text:style-name="P2"><text:span text:style-name="T3">Here is the layout of the Identify ﬁelds tab of the SDU annotation panel:</text:span></text:p>
          </draw:text-box>
        </draw:frame>
        <draw:frame draw:style-name="gr27" draw:text-style-name="P3" draw:layer="layout" svg:width="0.422cm" svg:height="0.497cm" svg:x="18.339cm" svg:y="23.261cm">
          <draw:text-box>
            <text:p text:style-name="P2"><text:span text:style-name="T3"><text:s/></text:span></text:p>
          </draw:text-box>
        </draw:frame>
        <draw:frame draw:style-name="gr87" draw:text-style-name="P3" draw:layer="layout" svg:width="18.044cm" svg:height="0.497cm" svg:x="2.54cm" svg:y="23.261cm">
          <draw:text-box>
            <text:p text:style-name="P2"><text:span text:style-name="T3">The goal is to annotate all of the pages in the document so Discovery can learn what</text:span></text:p>
          </draw:text-box>
        </draw:frame>
        <draw:frame draw:style-name="gr2" draw:text-style-name="P3" draw:layer="layout" svg:width="0.422cm" svg:height="0.475cm" svg:x="11.349cm" svg:y="23.879cm">
          <draw:text-box>
            <text:p text:style-name="P2"><text:span text:style-name="T1"><text:s/></text:span></text:p>
          </draw:text-box>
        </draw:frame>
        <draw:frame draw:style-name="gr88" draw:text-style-name="P3" draw:layer="layout" svg:width="10.192cm" svg:height="0.497cm" svg:x="2.54cm" svg:y="23.869cm">
          <draw:text-box>
            <text:p text:style-name="P2"><text:span text:style-name="T3">text is important, and what text can be ignored.</text:span></text:p>
          </draw:text-box>
        </draw:frame>
        <draw:frame draw:style-name="gr2" draw:text-style-name="P3" draw:layer="layout" svg:width="0.422cm" svg:height="0.475cm" svg:x="2.54cm" svg:y="24.4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004cm" svg:y="2.57cm">
          <draw:text-box>
            <text:p text:style-name="P2"><text:span text:style-name="T3"><text:s/></text:span></text:p>
          </draw:text-box>
        </draw:frame>
        <draw:frame draw:style-name="gr89" draw:text-style-name="P3" draw:layer="layout" svg:width="17.723cm" svg:height="0.497cm" svg:x="2.54cm" svg:y="2.57cm">
          <draw:text-box>
            <text:p text:style-name="P2"><text:span text:style-name="T3">[1] is the list of pages in the manual. As each is processed, a green check mark will</text:span></text:p>
          </draw:text-box>
        </draw:frame>
        <draw:frame draw:style-name="gr2" draw:text-style-name="P3" draw:layer="layout" svg:width="0.422cm" svg:height="0.475cm" svg:x="6.269cm" svg:y="3.189cm">
          <draw:text-box>
            <text:p text:style-name="P2"><text:span text:style-name="T1"><text:s/></text:span></text:p>
          </draw:text-box>
        </draw:frame>
        <draw:frame draw:style-name="gr90" draw:text-style-name="P3" draw:layer="layout" svg:width="4.303cm" svg:height="0.497cm" svg:x="2.54cm" svg:y="3.179cm">
          <draw:text-box>
            <text:p text:style-name="P2"><text:span text:style-name="T3">appear on the page.</text:span></text:p>
          </draw:text-box>
        </draw:frame>
        <draw:frame draw:style-name="gr2" draw:text-style-name="P3" draw:layer="layout" svg:width="0.422cm" svg:height="0.475cm" svg:x="9.866cm" svg:y="3.797cm">
          <draw:text-box>
            <text:p text:style-name="P2"><text:span text:style-name="T1"><text:s/></text:span></text:p>
          </draw:text-box>
        </draw:frame>
        <draw:frame draw:style-name="gr91" draw:text-style-name="P3" draw:layer="layout" svg:width="8.528cm" svg:height="0.497cm" svg:x="2.54cm" svg:y="3.788cm">
          <draw:text-box>
            <text:p text:style-name="P2"><text:span text:style-name="T3">[2] is the current page being annotated.</text:span></text:p>
          </draw:text-box>
        </draw:frame>
        <draw:frame draw:style-name="gr2" draw:text-style-name="P3" draw:layer="layout" svg:width="0.422cm" svg:height="0.475cm" svg:x="11.446cm" svg:y="4.406cm">
          <draw:text-box>
            <text:p text:style-name="P2"><text:span text:style-name="T1"><text:s/></text:span></text:p>
          </draw:text-box>
        </draw:frame>
        <draw:frame draw:style-name="gr92" draw:text-style-name="P3" draw:layer="layout" svg:width="10.331cm" svg:height="0.497cm" svg:x="2.54cm" svg:y="4.396cm">
          <draw:text-box>
            <text:p text:style-name="P2"><text:span text:style-name="T3">[3] is where you select text and assign it a label.</text:span></text:p>
          </draw:text-box>
        </draw:frame>
        <draw:frame draw:style-name="gr2" draw:text-style-name="P3" draw:layer="layout" svg:width="0.422cm" svg:height="0.475cm" svg:x="12.564cm" svg:y="5.014cm">
          <draw:text-box>
            <text:p text:style-name="P2"><text:span text:style-name="T1"><text:s/></text:span></text:p>
          </draw:text-box>
        </draw:frame>
        <draw:frame draw:style-name="gr93" draw:text-style-name="P3" draw:layer="layout" svg:width="11.567cm" svg:height="0.497cm" svg:x="2.54cm" svg:y="5.005cm">
          <draw:text-box>
            <text:p text:style-name="P2"><text:span text:style-name="T3">[4] is the list of labels you can assign to the page text.</text:span></text:p>
          </draw:text-box>
        </draw:frame>
        <draw:frame draw:style-name="gr2" draw:text-style-name="P3" draw:layer="layout" svg:width="0.422cm" svg:height="0.475cm" svg:x="10.152cm" svg:y="5.623cm">
          <draw:text-box>
            <text:p text:style-name="P2"><text:span text:style-name="T1"><text:s/></text:span></text:p>
          </draw:text-box>
        </draw:frame>
        <draw:frame draw:style-name="gr94" draw:text-style-name="P3" draw:layer="layout" svg:width="8.833cm" svg:height="0.497cm" svg:x="2.54cm" svg:y="5.613cm">
          <draw:text-box>
            <text:p text:style-name="P2"><text:span text:style-name="T3">Click [5] to submit the page to Discovery.</text:span></text:p>
          </draw:text-box>
        </draw:frame>
        <draw:frame draw:style-name="gr2" draw:text-style-name="P3" draw:layer="layout" svg:width="0.422cm" svg:height="0.475cm" svg:x="13.557cm" svg:y="6.231cm">
          <draw:text-box>
            <text:p text:style-name="P2"><text:span text:style-name="T1"><text:s/></text:span></text:p>
          </draw:text-box>
        </draw:frame>
        <draw:frame draw:style-name="gr95" draw:text-style-name="P3" draw:layer="layout" svg:width="12.643cm" svg:height="0.497cm" svg:x="2.54cm" svg:y="6.222cm">
          <draw:text-box>
            <text:p text:style-name="P2"><text:span text:style-name="T3">Click [6] when you have completed the annotation process.</text:span></text:p>
          </draw:text-box>
        </draw:frame>
        <draw:frame draw:style-name="gr2" draw:text-style-name="P3" draw:layer="layout" svg:width="0.422cm" svg:height="0.475cm" svg:x="2.54cm" svg:y="6.84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69cm" svg:y="7.439cm">
          <draw:text-box>
            <text:p text:style-name="P2"><text:span text:style-name="T3"><text:s/></text:span></text:p>
          </draw:text-box>
        </draw:frame>
        <draw:frame draw:style-name="gr96" draw:text-style-name="P3" draw:layer="layout" svg:width="18.493cm" svg:height="0.497cm" svg:x="2.54cm" svg:y="7.439cm">
          <draw:text-box>
            <text:p text:style-name="P2"><text:span text:style-name="T3">As you go though the annotations one page at a time, Discovery is learning and should</text:span></text:p>
          </draw:text-box>
        </draw:frame>
        <draw:frame draw:style-name="gr27" draw:text-style-name="P3" draw:layer="layout" svg:width="0.422cm" svg:height="0.497cm" svg:x="19.016cm" svg:y="8.047cm">
          <draw:text-box>
            <text:p text:style-name="P2"><text:span text:style-name="T3"><text:s/></text:span></text:p>
          </draw:text-box>
        </draw:frame>
        <draw:frame draw:style-name="gr49" draw:text-style-name="P3" draw:layer="layout" svg:width="18.908cm" svg:height="0.497cm" svg:x="2.54cm" svg:y="8.047cm">
          <draw:text-box>
            <text:p text:style-name="P2"><text:span text:style-name="T3">start automatically updating the upcoming pages. Once you get to a page that is already</text:span></text:p>
          </draw:text-box>
        </draw:frame>
        <draw:frame draw:style-name="gr27" draw:text-style-name="P3" draw:layer="layout" svg:width="0.422cm" svg:height="0.497cm" svg:x="17.5cm" svg:y="8.656cm">
          <draw:text-box>
            <text:p text:style-name="P2"><text:span text:style-name="T3"><text:s/></text:span></text:p>
          </draw:text-box>
        </draw:frame>
        <draw:frame draw:style-name="gr97" draw:text-style-name="P3" draw:layer="layout" svg:width="17.202cm" svg:height="0.497cm" svg:x="2.54cm" svg:y="8.656cm">
          <draw:text-box>
            <text:p text:style-name="P2"><text:span text:style-name="T3">correctly annotated, you can stop, or simply click Submit [5] to acknowledge it is</text:span></text:p>
          </draw:text-box>
        </draw:frame>
        <draw:frame draw:style-name="gr2" draw:text-style-name="P3" draw:layer="layout" svg:width="0.422cm" svg:height="0.475cm" svg:x="16.476cm" svg:y="9.274cm">
          <draw:text-box>
            <text:p text:style-name="P2"><text:span text:style-name="T1"><text:s/></text:span></text:p>
          </draw:text-box>
        </draw:frame>
        <draw:frame draw:style-name="gr98" draw:text-style-name="P3" draw:layer="layout" svg:width="16.118cm" svg:height="0.497cm" svg:x="2.54cm" svg:y="9.264cm">
          <draw:text-box>
            <text:p text:style-name="P2"><text:span text:style-name="T3">correct. The more pages you annotate, the better the model will be trained.</text:span></text:p>
          </draw:text-box>
        </draw:frame>
        <draw:frame draw:style-name="gr2" draw:text-style-name="P3" draw:layer="layout" svg:width="0.422cm" svg:height="0.475cm" svg:x="2.54cm" svg:y="9.8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458cm" svg:y="10.491cm">
          <draw:text-box>
            <text:p text:style-name="P2"><text:span text:style-name="T1"><text:s/></text:span></text:p>
          </draw:text-box>
        </draw:frame>
        <draw:frame draw:style-name="gr99" draw:text-style-name="P3" draw:layer="layout" svg:width="18.193cm" svg:height="0.497cm" svg:x="2.54cm" svg:y="10.482cm">
          <draw:text-box>
            <text:p text:style-name="P2"><text:span text:style-name="T3">For this speciﬁc owner's manual, at a minimum, it is suggested to mark the following:</text:span></text:p>
          </draw:text-box>
        </draw:frame>
        <draw:frame draw:style-name="gr2" draw:text-style-name="P3" draw:layer="layout" svg:width="0.422cm" svg:height="0.475cm" svg:x="2.54cm" svg:y="11.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502cm" svg:y="11.708cm">
          <draw:text-box>
            <text:p text:style-name="P2"><text:span text:style-name="T1"><text:s/></text:span></text:p>
          </draw:text-box>
        </draw:frame>
        <draw:frame draw:style-name="gr100" draw:text-style-name="P3" draw:layer="layout" svg:width="5.713cm" svg:height="0.497cm" svg:x="2.54cm" svg:y="11.699cm">
          <draw:text-box>
            <text:p text:style-name="P2"><text:span text:style-name="T3">The main title page as title</text:span></text:p>
          </draw:text-box>
        </draw:frame>
        <draw:frame draw:style-name="gr2" draw:text-style-name="P3" draw:layer="layout" svg:width="0.422cm" svg:height="0.475cm" svg:x="2.54cm" svg:y="12.31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6.21cm" svg:y="12.925cm">
          <draw:text-box>
            <text:p text:style-name="P2"><text:span text:style-name="T1"><text:s/></text:span></text:p>
          </draw:text-box>
        </draw:frame>
        <draw:frame draw:style-name="gr101" draw:text-style-name="P3" draw:layer="layout" svg:width="15.437cm" svg:height="0.497cm" svg:x="2.54cm" svg:y="12.916cm">
          <draw:text-box>
            <text:p text:style-name="P2"><text:span text:style-name="T3">The table of contents (shown in the ﬁrst few pages) as table_of_contents</text:span></text:p>
          </draw:text-box>
        </draw:frame>
        <draw:frame draw:style-name="gr2" draw:text-style-name="P3" draw:layer="layout" svg:width="0.422cm" svg:height="0.475cm" svg:x="2.54cm" svg:y="13.53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5.033cm" svg:y="14.143cm">
          <draw:text-box>
            <text:p text:style-name="P2"><text:span text:style-name="T1"><text:s/></text:span></text:p>
          </draw:text-box>
        </draw:frame>
        <draw:frame draw:style-name="gr102" draw:text-style-name="P3" draw:layer="layout" svg:width="14.391cm" svg:height="0.497cm" svg:x="2.54cm" svg:y="14.133cm">
          <draw:text-box>
            <text:p text:style-name="P2"><text:span text:style-name="T3">All headers and sub-headers (typed in light green text) as a subtitle</text:span></text:p>
          </draw:text-box>
        </draw:frame>
        <draw:frame draw:style-name="gr2" draw:text-style-name="P3" draw:layer="layout" svg:width="0.422cm" svg:height="0.475cm" svg:x="2.54cm" svg:y="14.7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834cm" svg:y="15.36cm">
          <draw:text-box>
            <text:p text:style-name="P2"><text:span text:style-name="T1"><text:s/></text:span></text:p>
          </draw:text-box>
        </draw:frame>
        <draw:frame draw:style-name="gr103" draw:text-style-name="P3" draw:layer="layout" svg:width="5.954cm" svg:height="0.497cm" svg:x="2.54cm" svg:y="15.35cm">
          <draw:text-box>
            <text:p text:style-name="P2"><text:span text:style-name="T3">All page numbers as footers</text:span></text:p>
          </draw:text-box>
        </draw:frame>
        <draw:frame draw:style-name="gr2" draw:text-style-name="P3" draw:layer="layout" svg:width="0.422cm" svg:height="0.475cm" svg:x="2.54cm" svg:y="15.9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7.392cm" svg:y="16.577cm">
          <draw:text-box>
            <text:p text:style-name="P2"><text:span text:style-name="T1"><text:s/></text:span></text:p>
          </draw:text-box>
        </draw:frame>
        <draw:frame draw:style-name="gr104" draw:text-style-name="P3" draw:layer="layout" svg:width="16.88cm" svg:height="0.497cm" svg:x="2.54cm" svg:y="16.567cm">
          <draw:text-box>
            <text:p text:style-name="P2"><text:span text:style-name="T3">All warranty and licensing infomation (located in the last few pages) as a footer</text:span></text:p>
          </draw:text-box>
        </draw:frame>
        <draw:frame draw:style-name="gr2" draw:text-style-name="P3" draw:layer="layout" svg:width="0.422cm" svg:height="0.475cm" svg:x="2.54cm" svg:y="17.18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9.864cm" svg:y="17.794cm">
          <draw:text-box>
            <text:p text:style-name="P2"><text:span text:style-name="T1"><text:s/></text:span></text:p>
          </draw:text-box>
        </draw:frame>
        <draw:frame draw:style-name="gr105" draw:text-style-name="P3" draw:layer="layout" svg:width="8.443cm" svg:height="0.497cm" svg:x="2.54cm" svg:y="17.784cm">
          <draw:text-box>
            <text:p text:style-name="P2"><text:span text:style-name="T3">All other text should be marked as text.</text:span></text:p>
          </draw:text-box>
        </draw:frame>
        <draw:frame draw:style-name="gr2" draw:text-style-name="P3" draw:layer="layout" svg:width="0.422cm" svg:height="0.475cm" svg:x="2.54cm" svg:y="18.4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971cm" svg:y="19.011cm">
          <draw:text-box>
            <text:p text:style-name="P2"><text:span text:style-name="T1"><text:s/></text:span></text:p>
          </draw:text-box>
        </draw:frame>
        <draw:frame draw:style-name="gr106" draw:text-style-name="P3" draw:layer="layout" svg:width="18.942cm" svg:height="0.497cm" svg:x="2.54cm" svg:y="19.001cm">
          <draw:text-box>
            <text:p text:style-name="P2"><text:span text:style-name="T3">Once you click the Apply changes to collection button [6], you will be asked to reload the</text:span></text:p>
          </draw:text-box>
        </draw:frame>
        <draw:frame draw:style-name="gr2" draw:text-style-name="P3" draw:layer="layout" svg:width="0.422cm" svg:height="0.475cm" svg:x="15.822cm" svg:y="19.619cm">
          <draw:text-box>
            <text:p text:style-name="P2"><text:span text:style-name="T1"><text:s/></text:span></text:p>
          </draw:text-box>
        </draw:frame>
        <draw:frame draw:style-name="gr107" draw:text-style-name="P3" draw:layer="layout" svg:width="15.047cm" svg:height="0.497cm" svg:x="2.54cm" svg:y="19.61cm">
          <draw:text-box>
            <text:p text:style-name="P2"><text:span text:style-name="T3">document. Choose the same owner's manual .pdf document as before.</text:span></text:p>
          </draw:text-box>
        </draw:frame>
        <draw:frame draw:style-name="gr2" draw:text-style-name="P3" draw:layer="layout" svg:width="0.422cm" svg:height="0.475cm" svg:x="2.54cm" svg:y="20.228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738cm" svg:y="20.827cm">
          <draw:text-box>
            <text:p text:style-name="P2"><text:span text:style-name="T3"><text:s/></text:span></text:p>
          </draw:text-box>
        </draw:frame>
        <draw:frame draw:style-name="gr108" draw:text-style-name="P3" draw:layer="layout" svg:width="18.735cm" svg:height="0.497cm" svg:x="2.54cm" svg:y="20.827cm">
          <draw:text-box>
            <text:p text:style-name="P2"><text:span text:style-name="T3">Next, click on the Manage ﬁelds [1] tab.[2] Here is where you tell Discovery which ﬁelds</text:span></text:p>
          </draw:text-box>
        </draw:frame>
        <draw:frame draw:style-name="gr2" draw:text-style-name="P3" draw:layer="layout" svg:width="0.422cm" svg:height="0.475cm" svg:x="17.16cm" svg:y="21.445cm">
          <draw:text-box>
            <text:p text:style-name="P2"><text:span text:style-name="T1"><text:s/></text:span></text:p>
          </draw:text-box>
        </draw:frame>
        <draw:frame draw:style-name="gr109" draw:text-style-name="P3" draw:layer="layout" svg:width="16.681cm" svg:height="0.497cm" svg:x="2.54cm" svg:y="21.435cm">
          <draw:text-box>
            <text:p text:style-name="P2"><text:span text:style-name="T3">to ignore. Using the on/off buttons, turn off all labels except subtitles and text.</text:span></text:p>
          </draw:text-box>
        </draw:frame>
        <draw:frame draw:style-name="gr2" draw:text-style-name="P3" draw:layer="layout" svg:width="0.422cm" svg:height="0.475cm" svg:x="15.327cm" svg:y="22.054cm">
          <draw:text-box>
            <text:p text:style-name="P2"><text:span text:style-name="T1"><text:s/></text:span></text:p>
          </draw:text-box>
        </draw:frame>
        <draw:frame draw:style-name="gr110" draw:text-style-name="P3" draw:layer="layout" svg:width="14.751cm" svg:height="0.497cm" svg:x="2.54cm" svg:y="22.044cm">
          <draw:text-box>
            <text:p text:style-name="P2"><text:span text:style-name="T3">[3] is telling Discovery to split the document apart, based on subtitle.</text:span></text:p>
          </draw:text-box>
        </draw:frame>
        <draw:frame draw:style-name="gr2" draw:text-style-name="P3" draw:layer="layout" svg:width="0.422cm" svg:height="0.475cm" svg:x="8.645cm" svg:y="22.662cm">
          <draw:text-box>
            <text:p text:style-name="P2"><text:span text:style-name="T1"><text:s/></text:span></text:p>
          </draw:text-box>
        </draw:frame>
        <draw:frame draw:style-name="gr111" draw:text-style-name="P3" draw:layer="layout" svg:width="7.021cm" svg:height="0.497cm" svg:x="2.54cm" svg:y="22.652cm">
          <draw:text-box>
            <text:p text:style-name="P2"><text:span text:style-name="T3">Click [4] to submit your changes.</text:span></text:p>
          </draw:text-box>
        </draw:frame>
        <draw:frame draw:style-name="gr2" draw:text-style-name="P3" draw:layer="layout" svg:width="0.422cm" svg:height="0.475cm" svg:x="2.54cm" svg:y="23.27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615cm" svg:y="23.879cm">
          <draw:text-box>
            <text:p text:style-name="P2"><text:span text:style-name="T1"><text:s/></text:span></text:p>
          </draw:text-box>
        </draw:frame>
        <draw:frame draw:style-name="gr112" draw:text-style-name="P3" draw:layer="layout" svg:width="11.601cm" svg:height="0.497cm" svg:x="2.54cm" svg:y="23.869cm">
          <draw:text-box>
            <text:p text:style-name="P2"><text:span text:style-name="T3">Once again, you will be asked to reload the document.</text:span></text:p>
          </draw:text-box>
        </draw:frame>
        <draw:frame draw:style-name="gr2" draw:text-style-name="P3" draw:layer="layout" svg:width="0.422cm" svg:height="0.475cm" svg:x="2.54cm" svg:y="24.4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6.873cm" svg:y="2.57cm">
          <draw:text-box>
            <text:p text:style-name="P2"><text:span text:style-name="T3"><text:s/></text:span></text:p>
          </draw:text-box>
        </draw:frame>
        <draw:frame draw:style-name="gr113" draw:text-style-name="P3" draw:layer="layout" svg:width="16.457cm" svg:height="0.497cm" svg:x="2.54cm" svg:y="2.57cm">
          <draw:text-box>
            <text:p text:style-name="P2"><text:span text:style-name="T3">Now, as a result of splitting the document apart, your collection will look very</text:span></text:p>
          </draw:text-box>
        </draw:frame>
        <draw:frame draw:style-name="gr27" draw:text-style-name="P3" draw:layer="layout" svg:width="0.422cm" svg:height="0.497cm" svg:x="17.845cm" svg:y="3.179cm">
          <draw:text-box>
            <text:p text:style-name="P2"><text:span text:style-name="T3"><text:s/></text:span></text:p>
          </draw:text-box>
        </draw:frame>
        <draw:frame draw:style-name="gr114" draw:text-style-name="P3" draw:layer="layout" svg:width="17.617cm" svg:height="0.497cm" svg:x="2.54cm" svg:y="3.179cm">
          <draw:text-box>
            <text:p text:style-name="P2"><text:span text:style-name="T3">different:Return to the query panel (click Build your own query) and see how much</text:span></text:p>
          </draw:text-box>
        </draw:frame>
        <draw:frame draw:style-name="gr2" draw:text-style-name="P3" draw:layer="layout" svg:width="0.422cm" svg:height="0.475cm" svg:x="12.342cm" svg:y="3.797cm">
          <draw:text-box>
            <text:p text:style-name="P2"><text:span text:style-name="T1"><text:s/></text:span></text:p>
          </draw:text-box>
        </draw:frame>
        <draw:frame draw:style-name="gr115" draw:text-style-name="P3" draw:layer="layout" svg:width="11.28cm" svg:height="0.497cm" svg:x="2.54cm" svg:y="3.788cm">
          <draw:text-box>
            <text:p text:style-name="P2"><text:span text:style-name="T3">better the results are.Store credentials for future use</text:span></text:p>
          </draw:text-box>
        </draw:frame>
        <draw:frame draw:style-name="gr2" draw:text-style-name="P3" draw:layer="layout" svg:width="0.422cm" svg:height="0.475cm" svg:x="2.54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257cm" svg:y="5.014cm">
          <draw:text-box>
            <text:p text:style-name="P2"><text:span text:style-name="T1"><text:s/></text:span></text:p>
          </draw:text-box>
        </draw:frame>
        <draw:frame draw:style-name="gr116" draw:text-style-name="P3" draw:layer="layout" svg:width="17.994cm" svg:height="0.497cm" svg:x="2.54cm" svg:y="5.005cm">
          <draw:text-box>
            <text:p text:style-name="P2"><text:span text:style-name="T3">In upcoming steps, you will need to provide the credentials to access your Discovery</text:span></text:p>
          </draw:text-box>
        </draw:frame>
        <draw:frame draw:style-name="gr2" draw:text-style-name="P3" draw:layer="layout" svg:width="0.422cm" svg:height="0.475cm" svg:x="14.088cm" svg:y="5.623cm">
          <draw:text-box>
            <text:p text:style-name="P2"><text:span text:style-name="T1"><text:s/></text:span></text:p>
          </draw:text-box>
        </draw:frame>
        <draw:frame draw:style-name="gr117" draw:text-style-name="P3" draw:layer="layout" svg:width="13.058cm" svg:height="0.497cm" svg:x="2.54cm" svg:y="5.613cm">
          <draw:text-box>
            <text:p text:style-name="P2"><text:span text:style-name="T3">collection. The values can be found in the following locations.</text:span></text:p>
          </draw:text-box>
        </draw:frame>
        <draw:frame draw:style-name="gr2" draw:text-style-name="P3" draw:layer="layout" svg:width="0.422cm" svg:height="0.475cm" svg:x="2.54cm" svg:y="6.23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157cm" svg:y="6.83cm">
          <draw:text-box>
            <text:p text:style-name="P2"><text:span text:style-name="T3"><text:s/></text:span></text:p>
          </draw:text-box>
        </draw:frame>
        <draw:frame draw:style-name="gr118" draw:text-style-name="P3" draw:layer="layout" svg:width="17.824cm" svg:height="0.497cm" svg:x="2.54cm" svg:y="6.83cm">
          <draw:text-box>
            <text:p text:style-name="P2"><text:span text:style-name="T3">The Collection ID and Environment ID values can be found by clicking the dropdown</text:span></text:p>
          </draw:text-box>
        </draw:frame>
        <draw:frame draw:style-name="gr2" draw:text-style-name="P3" draw:layer="layout" svg:width="0.422cm" svg:height="0.475cm" svg:x="3.758cm" svg:y="7.449cm">
          <draw:text-box>
            <text:p text:style-name="P2"><text:span text:style-name="T1"><text:s/></text:span></text:p>
          </draw:text-box>
        </draw:frame>
        <draw:frame draw:style-name="gr119" draw:text-style-name="P3" draw:layer="layout" svg:width="1.391cm" svg:height="0.497cm" svg:x="2.54cm" svg:y="7.439cm">
          <draw:text-box>
            <text:p text:style-name="P2"><text:span text:style-name="T3">button</text:span></text:p>
          </draw:text-box>
        </draw:frame>
        <draw:frame draw:style-name="gr2" draw:text-style-name="P3" draw:layer="layout" svg:width="0.422cm" svg:height="0.475cm" svg:x="12.829cm" svg:y="8.057cm">
          <draw:text-box>
            <text:p text:style-name="P2"><text:span text:style-name="T1"><text:s/></text:span></text:p>
          </draw:text-box>
        </draw:frame>
        <draw:frame draw:style-name="gr120" draw:text-style-name="P3" draw:layer="layout" svg:width="11.889cm" svg:height="0.497cm" svg:x="2.54cm" svg:y="8.047cm">
          <draw:text-box>
            <text:p text:style-name="P2"><text:span text:style-name="T3">[1] located at the top right side of your collection panel:</text:span></text:p>
          </draw:text-box>
        </draw:frame>
        <draw:frame draw:style-name="gr2" draw:text-style-name="P3" draw:layer="layout" svg:width="0.422cm" svg:height="0.475cm" svg:x="2.54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828cm" svg:y="9.274cm">
          <draw:text-box>
            <text:p text:style-name="P2"><text:span text:style-name="T1"><text:s/></text:span></text:p>
          </draw:text-box>
        </draw:frame>
        <draw:frame draw:style-name="gr121" draw:text-style-name="P3" draw:layer="layout" svg:width="18.811cm" svg:height="0.497cm" svg:x="2.54cm" svg:y="9.264cm">
          <draw:text-box>
            <text:p text:style-name="P2"><text:span text:style-name="T3">For credentials, return to the main panel of your Discovery service, and click the Service</text:span></text:p>
          </draw:text-box>
        </draw:frame>
        <draw:frame draw:style-name="gr27" draw:text-style-name="P3" draw:layer="layout" svg:width="0.422cm" svg:height="0.497cm" svg:x="18.967cm" svg:y="9.873cm">
          <draw:text-box>
            <text:p text:style-name="P2"><text:span text:style-name="T3"><text:s/></text:span></text:p>
          </draw:text-box>
        </draw:frame>
        <draw:frame draw:style-name="gr122" draw:text-style-name="P3" draw:layer="layout" svg:width="18.946cm" svg:height="0.497cm" svg:x="2.54cm" svg:y="9.873cm">
          <draw:text-box>
            <text:p text:style-name="P2"><text:span text:style-name="T3">credentials [1] tab:Click the View credentials [2] drop-down menu to view the IAM apikey</text:span></text:p>
          </draw:text-box>
        </draw:frame>
        <draw:frame draw:style-name="gr2" draw:text-style-name="P3" draw:layer="layout" svg:width="0.422cm" svg:height="0.475cm" svg:x="2.54cm" svg:y="10.49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432cm" svg:y="11.1cm">
          <draw:text-box>
            <text:p text:style-name="P2"><text:span text:style-name="T1"><text:s/></text:span></text:p>
          </draw:text-box>
        </draw:frame>
        <draw:frame draw:style-name="gr123" draw:text-style-name="P3" draw:layer="layout" svg:width="4.511cm" svg:height="0.497cm" svg:x="2.54cm" svg:y="11.09cm">
          <draw:text-box>
            <text:p text:style-name="P2"><text:span text:style-name="T3">[3] and URL endpoint</text:span></text:p>
          </draw:text-box>
        </draw:frame>
        <draw:frame draw:style-name="gr2" draw:text-style-name="P3" draw:layer="layout" svg:width="0.422cm" svg:height="0.475cm" svg:x="2.54cm" svg:y="11.7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118cm" svg:y="12.317cm">
          <draw:text-box>
            <text:p text:style-name="P2"><text:span text:style-name="T1"><text:s/></text:span></text:p>
          </draw:text-box>
        </draw:frame>
        <draw:frame draw:style-name="gr68" draw:text-style-name="P3" draw:layer="layout" svg:width="4.193cm" svg:height="0.497cm" svg:x="2.54cm" svg:y="12.307cm">
          <draw:text-box>
            <text:p text:style-name="P2"><text:span text:style-name="T3">[4] for your service.</text:span></text:p>
          </draw:text-box>
        </draw:frame>
        <draw:frame draw:style-name="gr2" draw:text-style-name="P3" draw:layer="layout" svg:width="0.422cm" svg:height="0.475cm" svg:x="2.54cm" svg:y="12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9.485cm" svg:y="13.534cm">
          <draw:text-box>
            <text:p text:style-name="P2"><text:span text:style-name="T1"><text:s/></text:span></text:p>
          </draw:text-box>
        </draw:frame>
        <draw:frame draw:style-name="gr124" draw:text-style-name="P3" draw:layer="layout" svg:width="8.638cm" svg:height="0.497cm" svg:x="2.54cm" svg:y="13.524cm">
          <draw:text-box>
            <text:p text:style-name="P2"><text:span text:style-name="T3">3.</text:span><text:span text:style-name="T2">Create IBM Cloud Functions action</text:span></text:p>
          </draw:text-box>
        </draw:frame>
        <draw:frame draw:style-name="gr2" draw:text-style-name="P3" draw:layer="layout" svg:width="0.422cm" svg:height="0.475cm" svg:x="2.54cm" svg:y="14.1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798cm" svg:y="14.751cm">
          <draw:text-box>
            <text:p text:style-name="P2"><text:span text:style-name="T1"><text:s/></text:span></text:p>
          </draw:text-box>
        </draw:frame>
        <draw:frame draw:style-name="gr125" draw:text-style-name="P3" draw:layer="layout" svg:width="18.608cm" svg:height="0.497cm" svg:x="2.54cm" svg:y="14.741cm">
          <draw:text-box>
            <text:p text:style-name="P2"><text:span text:style-name="T3">Now let's create the web action that will make queries against our Discovery collection.</text:span></text:p>
          </draw:text-box>
        </draw:frame>
        <draw:frame draw:style-name="gr2" draw:text-style-name="P3" draw:layer="layout" svg:width="0.422cm" svg:height="0.475cm" svg:x="18.914cm" svg:y="15.36cm">
          <draw:text-box>
            <text:p text:style-name="P2"><text:span text:style-name="T1"><text:s/></text:span></text:p>
          </draw:text-box>
        </draw:frame>
        <draw:frame draw:style-name="gr126" draw:text-style-name="P3" draw:layer="layout" svg:width="18.519cm" svg:height="0.497cm" svg:x="2.54cm" svg:y="15.35cm">
          <draw:text-box>
            <text:p text:style-name="P2"><text:span text:style-name="T3">Start the IBM Cloud Functions service by selecting Create Resource from the IBM Cloud</text:span></text:p>
          </draw:text-box>
        </draw:frame>
        <draw:frame draw:style-name="gr27" draw:text-style-name="P3" draw:layer="layout" svg:width="0.422cm" svg:height="0.497cm" svg:x="18.581cm" svg:y="15.958cm">
          <draw:text-box>
            <text:p text:style-name="P2"><text:span text:style-name="T3"><text:s/></text:span></text:p>
          </draw:text-box>
        </draw:frame>
        <draw:frame draw:style-name="gr127" draw:text-style-name="P3" draw:layer="layout" svg:width="18.523cm" svg:height="0.497cm" svg:x="2.54cm" svg:y="15.958cm">
          <draw:text-box>
            <text:p text:style-name="P2"><text:span text:style-name="T3">dashboard. Enter functions as the ﬁlter [1], then select the Functions card [2]:From the</text:span></text:p>
          </draw:text-box>
        </draw:frame>
        <draw:frame draw:style-name="gr2" draw:text-style-name="P3" draw:layer="layout" svg:width="0.422cm" svg:height="0.475cm" svg:x="15.303cm" svg:y="16.577cm">
          <draw:text-box>
            <text:p text:style-name="P2"><text:span text:style-name="T1"><text:s/></text:span></text:p>
          </draw:text-box>
        </draw:frame>
        <draw:frame draw:style-name="gr128" draw:text-style-name="P3" draw:layer="layout" svg:width="14.518cm" svg:height="0.497cm" svg:x="2.54cm" svg:y="16.567cm">
          <draw:text-box>
            <text:p text:style-name="P2"><text:span text:style-name="T3">Functions main panel, click on the Actions tab. Then click on Create.</text:span></text:p>
          </draw:text-box>
        </draw:frame>
        <draw:frame draw:style-name="gr2" draw:text-style-name="P3" draw:layer="layout" svg:width="0.422cm" svg:height="0.475cm" svg:x="12.775cm" svg:y="17.185cm">
          <draw:text-box>
            <text:p text:style-name="P2"><text:span text:style-name="T1"><text:s/></text:span></text:p>
          </draw:text-box>
        </draw:frame>
        <draw:frame draw:style-name="gr129" draw:text-style-name="P3" draw:layer="layout" svg:width="11.766cm" svg:height="0.497cm" svg:x="2.54cm" svg:y="17.175cm">
          <draw:text-box>
            <text:p text:style-name="P2"><text:span text:style-name="T3">From the Create panel, select the Create Action option.</text:span></text:p>
          </draw:text-box>
        </draw:frame>
        <draw:frame draw:style-name="gr2" draw:text-style-name="P3" draw:layer="layout" svg:width="0.422cm" svg:height="0.475cm" svg:x="2.54cm" svg:y="17.794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858cm" svg:y="18.393cm">
          <draw:text-box>
            <text:p text:style-name="P2"><text:span text:style-name="T3"><text:s/></text:span></text:p>
          </draw:text-box>
        </draw:frame>
        <draw:frame draw:style-name="gr130" draw:text-style-name="P3" draw:layer="layout" svg:width="18.874cm" svg:height="0.497cm" svg:x="2.54cm" svg:y="18.393cm">
          <draw:text-box>
            <text:p text:style-name="P2"><text:span text:style-name="T3">On the Create Action panel, provide a unique Action Name [1], keep the default package</text:span></text:p>
          </draw:text-box>
        </draw:frame>
        <draw:frame draw:style-name="gr2" draw:text-style-name="P3" draw:layer="layout" svg:width="0.422cm" svg:height="0.475cm" svg:x="3.085cm" svg:y="19.011cm">
          <draw:text-box>
            <text:p text:style-name="P2"><text:span text:style-name="T1"><text:s/></text:span></text:p>
          </draw:text-box>
        </draw:frame>
        <draw:frame draw:style-name="gr131" draw:text-style-name="P3" draw:layer="layout" svg:width="0.739cm" svg:height="0.497cm" svg:x="2.54cm" svg:y="19.001cm">
          <draw:text-box>
            <text:p text:style-name="P2"><text:span text:style-name="T3">[2],</text:span></text:p>
          </draw:text-box>
        </draw:frame>
        <draw:frame draw:style-name="gr27" draw:text-style-name="P3" draw:layer="layout" svg:width="0.422cm" svg:height="0.497cm" svg:x="16.942cm" svg:y="19.61cm">
          <draw:text-box>
            <text:p text:style-name="P2"><text:span text:style-name="T3"><text:s/></text:span></text:p>
          </draw:text-box>
        </draw:frame>
        <draw:frame draw:style-name="gr132" draw:text-style-name="P3" draw:layer="layout" svg:width="16.753cm" svg:height="0.497cm" svg:x="2.54cm" svg:y="19.61cm">
          <draw:text-box>
            <text:p text:style-name="P2"><text:span text:style-name="T3">and select the Node.js 10 [3] runtime. Click the Create button [4] to create the</text:span></text:p>
          </draw:text-box>
        </draw:frame>
        <draw:frame draw:style-name="gr2" draw:text-style-name="P3" draw:layer="layout" svg:width="0.422cm" svg:height="0.475cm" svg:x="13.727cm" svg:y="20.228cm">
          <draw:text-box>
            <text:p text:style-name="P2"><text:span text:style-name="T1"><text:s/></text:span></text:p>
          </draw:text-box>
        </draw:frame>
        <draw:frame draw:style-name="gr133" draw:text-style-name="P3" draw:layer="layout" svg:width="12.918cm" svg:height="0.497cm" svg:x="2.54cm" svg:y="20.218cm">
          <draw:text-box>
            <text:p text:style-name="P2"><text:span text:style-name="T3">action.Once your action is created, click on the Code tab [1]:</text:span></text:p>
          </draw:text-box>
        </draw:frame>
        <draw:frame draw:style-name="gr2" draw:text-style-name="P3" draw:layer="layout" svg:width="0.422cm" svg:height="0.475cm" svg:x="2.54cm" svg:y="20.836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062cm" svg:y="21.435cm">
          <draw:text-box>
            <text:p text:style-name="P2"><text:span text:style-name="T3"><text:s/></text:span></text:p>
          </draw:text-box>
        </draw:frame>
        <draw:frame draw:style-name="gr134" draw:text-style-name="P3" draw:layer="layout" svg:width="17.807cm" svg:height="0.497cm" svg:x="2.54cm" svg:y="21.435cm">
          <draw:text-box>
            <text:p text:style-name="P2"><text:span text:style-name="T3">In the code editor window [2], cut and paste in the code from the disco-action.js ﬁle</text:span></text:p>
          </draw:text-box>
        </draw:frame>
        <draw:frame draw:style-name="gr27" draw:text-style-name="P3" draw:layer="layout" svg:width="0.422cm" svg:height="0.497cm" svg:x="18.635cm" svg:y="22.044cm">
          <draw:text-box>
            <text:p text:style-name="P2"><text:span text:style-name="T3"><text:s/></text:span></text:p>
          </draw:text-box>
        </draw:frame>
        <draw:frame draw:style-name="gr135" draw:text-style-name="P3" draw:layer="layout" svg:width="18.455cm" svg:height="0.497cm" svg:x="2.54cm" svg:y="22.044cm">
          <draw:text-box>
            <text:p text:style-name="P2"><text:span text:style-name="T3">found in the actions directory of your local repo. The code is pretty straight-forward - it</text:span></text:p>
          </draw:text-box>
        </draw:frame>
        <draw:frame draw:style-name="gr27" draw:text-style-name="P3" draw:layer="layout" svg:width="0.422cm" svg:height="0.497cm" svg:x="18.252cm" svg:y="22.652cm">
          <draw:text-box>
            <text:p text:style-name="P2"><text:span text:style-name="T3"><text:s/></text:span></text:p>
          </draw:text-box>
        </draw:frame>
        <draw:frame draw:style-name="gr136" draw:text-style-name="P3" draw:layer="layout" svg:width="18.032cm" svg:height="0.497cm" svg:x="2.54cm" svg:y="22.652cm">
          <draw:text-box>
            <text:p text:style-name="P2"><text:span text:style-name="T3">simply connects to the Discovery service, makes a query against the collection, then</text:span></text:p>
          </draw:text-box>
        </draw:frame>
        <draw:frame draw:style-name="gr2" draw:text-style-name="P3" draw:layer="layout" svg:width="0.422cm" svg:height="0.475cm" svg:x="6.524cm" svg:y="23.271cm">
          <draw:text-box>
            <text:p text:style-name="P2"><text:span text:style-name="T1"><text:s/></text:span></text:p>
          </draw:text-box>
        </draw:frame>
        <draw:frame draw:style-name="gr137" draw:text-style-name="P3" draw:layer="layout" svg:width="4.561cm" svg:height="0.497cm" svg:x="2.54cm" svg:y="23.261cm">
          <draw:text-box>
            <text:p text:style-name="P2"><text:span text:style-name="T3">returns the response.</text:span></text:p>
          </draw:text-box>
        </draw:frame>
        <draw:frame draw:style-name="gr27" draw:text-style-name="P3" draw:layer="layout" svg:width="0.422cm" svg:height="0.497cm" svg:x="18.085cm" svg:y="23.869cm">
          <draw:text-box>
            <text:p text:style-name="P2"><text:span text:style-name="T3"><text:s/></text:span></text:p>
          </draw:text-box>
        </draw:frame>
        <draw:frame draw:style-name="gr138" draw:text-style-name="P3" draw:layer="layout" svg:width="18.053cm" svg:height="0.497cm" svg:x="2.54cm" svg:y="23.869cm">
          <draw:text-box>
            <text:p text:style-name="P2"><text:span text:style-name="T3">If you press the Invoke button [3], it will fail due to credentials not being deﬁned yet.</text:span></text:p>
          </draw:text-box>
        </draw:frame>
        <draw:frame draw:style-name="gr2" draw:text-style-name="P3" draw:layer="layout" svg:width="0.422cm" svg:height="0.475cm" svg:x="5.814cm" svg:y="24.488cm">
          <draw:text-box>
            <text:p text:style-name="P2"><text:span text:style-name="T1"><text:s/></text:span></text:p>
          </draw:text-box>
        </draw:frame>
        <draw:frame draw:style-name="gr139" draw:text-style-name="P3" draw:layer="layout" svg:width="3.816cm" svg:height="0.497cm" svg:x="2.54cm" svg:y="24.478cm">
          <draw:text-box>
            <text:p text:style-name="P2"><text:span text:style-name="T3">We'll do this next.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068cm" svg:y="2.58cm">
          <draw:text-box>
            <text:p text:style-name="P2"><text:span text:style-name="T1"><text:s/></text:span></text:p>
          </draw:text-box>
        </draw:frame>
        <draw:frame draw:style-name="gr140" draw:text-style-name="P3" draw:layer="layout" svg:width="6.42cm" svg:height="0.497cm" svg:x="2.54cm" svg:y="2.57cm">
          <draw:text-box>
            <text:p text:style-name="P2"><text:span text:style-name="T3">Select the Parameters tab [1]:</text:span></text:p>
          </draw:text-box>
        </draw:frame>
        <draw:frame draw:style-name="gr2" draw:text-style-name="P3" draw:layer="layout" svg:width="0.422cm" svg:height="0.475cm" svg:x="7.786cm" svg:y="3.189cm">
          <draw:text-box>
            <text:p text:style-name="P2"><text:span text:style-name="T1"><text:s/></text:span></text:p>
          </draw:text-box>
        </draw:frame>
        <draw:frame draw:style-name="gr141" draw:text-style-name="P3" draw:layer="layout" svg:width="4.947cm" svg:height="0.497cm" svg:x="2.54cm" svg:y="3.179cm">
          <draw:text-box>
            <text:p text:style-name="P2"><text:span text:style-name="T3">Add the following keys:</text:span></text:p>
          </draw:text-box>
        </draw:frame>
        <draw:frame draw:style-name="gr142" draw:text-style-name="P3" draw:layer="layout" svg:width="0.696cm" svg:height="0.497cm" svg:x="7.202cm" svg:y="3.179cm">
          <draw:text-box>
            <text:p text:style-name="P2"><text:span text:style-name="T3"><text:s/></text:span><text:span text:style-name="T3">url</text:span></text:p>
          </draw:text-box>
        </draw:frame>
        <draw:frame draw:style-name="gr2" draw:text-style-name="P3" draw:layer="layout" svg:width="0.422cm" svg:height="0.475cm" svg:x="5.866cm" svg:y="3.797cm">
          <draw:text-box>
            <text:p text:style-name="P2"><text:span text:style-name="T1"><text:s/></text:span></text:p>
          </draw:text-box>
        </draw:frame>
        <draw:frame draw:style-name="gr143" draw:text-style-name="P3" draw:layer="layout" svg:width="3.829cm" svg:height="0.497cm" svg:x="2.54cm" svg:y="3.788cm">
          <draw:text-box>
            <text:p text:style-name="P2"><text:span text:style-name="T3">a. environment_id</text:span></text:p>
          </draw:text-box>
        </draw:frame>
        <draw:frame draw:style-name="gr2" draw:text-style-name="P3" draw:layer="layout" svg:width="0.422cm" svg:height="0.475cm" svg:x="5.357cm" svg:y="4.406cm">
          <draw:text-box>
            <text:p text:style-name="P2"><text:span text:style-name="T1"><text:s/></text:span></text:p>
          </draw:text-box>
        </draw:frame>
        <draw:frame draw:style-name="gr144" draw:text-style-name="P3" draw:layer="layout" svg:width="3.169cm" svg:height="0.497cm" svg:x="2.54cm" svg:y="4.396cm">
          <draw:text-box>
            <text:p text:style-name="P2"><text:span text:style-name="T3">b. collection_id</text:span></text:p>
          </draw:text-box>
        </draw:frame>
        <draw:frame draw:style-name="gr2" draw:text-style-name="P3" draw:layer="layout" svg:width="0.422cm" svg:height="0.475cm" svg:x="5.075cm" svg:y="5.014cm">
          <draw:text-box>
            <text:p text:style-name="P2"><text:span text:style-name="T1"><text:s/></text:span></text:p>
          </draw:text-box>
        </draw:frame>
        <draw:frame draw:style-name="gr145" draw:text-style-name="P3" draw:layer="layout" svg:width="2.906cm" svg:height="0.497cm" svg:x="2.54cm" svg:y="5.005cm">
          <draw:text-box>
            <text:p text:style-name="P2"><text:span text:style-name="T3">c. iam_apikey</text:span></text:p>
          </draw:text-box>
        </draw:frame>
        <draw:frame draw:style-name="gr2" draw:text-style-name="P3" draw:layer="layout" svg:width="0.422cm" svg:height="0.475cm" svg:x="2.54cm" svg:y="5.623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583cm" svg:y="6.222cm">
          <draw:text-box>
            <text:p text:style-name="P2"><text:span text:style-name="T3"><text:s/></text:span></text:p>
          </draw:text-box>
        </draw:frame>
        <draw:frame draw:style-name="gr146" draw:text-style-name="P3" draw:layer="layout" svg:width="18.404cm" svg:height="0.497cm" svg:x="2.54cm" svg:y="6.222cm">
          <draw:text-box>
            <text:p text:style-name="P2"><text:span text:style-name="T3">For values, please use the values associated with the Discovery service you created in</text:span></text:p>
          </draw:text-box>
        </draw:frame>
        <draw:frame draw:style-name="gr2" draw:text-style-name="P3" draw:layer="layout" svg:width="0.422cm" svg:height="0.475cm" svg:x="5.874cm" svg:y="6.84cm">
          <draw:text-box>
            <text:p text:style-name="P2"><text:span text:style-name="T1"><text:s/></text:span></text:p>
          </draw:text-box>
        </draw:frame>
        <draw:frame draw:style-name="gr147" draw:text-style-name="P3" draw:layer="layout" svg:width="3.833cm" svg:height="0.497cm" svg:x="2.54cm" svg:y="6.83cm">
          <draw:text-box>
            <text:p text:style-name="P2"><text:span text:style-name="T3">the previous step.</text:span></text:p>
          </draw:text-box>
        </draw:frame>
        <draw:frame draw:style-name="gr2" draw:text-style-name="P3" draw:layer="layout" svg:width="0.422cm" svg:height="0.475cm" svg:x="2.54cm" svg:y="7.449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514cm" svg:y="8.047cm">
          <draw:text-box>
            <text:p text:style-name="P2"><text:span text:style-name="T3"><text:s/></text:span></text:p>
          </draw:text-box>
        </draw:frame>
        <draw:frame draw:style-name="gr148" draw:text-style-name="P3" draw:layer="layout" svg:width="18.434cm" svg:height="0.497cm" svg:x="2.54cm" svg:y="8.047cm">
          <draw:text-box>
            <text:p text:style-name="P2"><text:span text:style-name="T3">Now that the credentials are set, return to the Code panel and press the Invoke button</text:span></text:p>
          </draw:text-box>
        </draw:frame>
        <draw:frame draw:style-name="gr2" draw:text-style-name="P3" draw:layer="layout" svg:width="0.422cm" svg:height="0.475cm" svg:x="3.686cm" svg:y="8.666cm">
          <draw:text-box>
            <text:p text:style-name="P2"><text:span text:style-name="T1"><text:s/></text:span></text:p>
          </draw:text-box>
        </draw:frame>
        <draw:frame draw:style-name="gr149" draw:text-style-name="P3" draw:layer="layout" svg:width="1.306cm" svg:height="0.497cm" svg:x="2.54cm" svg:y="8.656cm">
          <draw:text-box>
            <text:p text:style-name="P2"><text:span text:style-name="T3">again.</text:span></text:p>
          </draw:text-box>
        </draw:frame>
        <draw:frame draw:style-name="gr2" draw:text-style-name="P3" draw:layer="layout" svg:width="0.422cm" svg:height="0.475cm" svg:x="2.54cm" svg:y="9.2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5.834cm" svg:y="9.883cm">
          <draw:text-box>
            <text:p text:style-name="P2"><text:span text:style-name="T1"><text:s/></text:span></text:p>
          </draw:text-box>
        </draw:frame>
        <draw:frame draw:style-name="gr150" draw:text-style-name="P3" draw:layer="layout" svg:width="15.2cm" svg:height="0.497cm" svg:x="2.54cm" svg:y="9.873cm">
          <draw:text-box>
            <text:p text:style-name="P2"><text:span text:style-name="T3">Now you should see actual results returned from the Discovery service:</text:span></text:p>
          </draw:text-box>
        </draw:frame>
        <draw:frame draw:style-name="gr2" draw:text-style-name="P3" draw:layer="layout" svg:width="0.422cm" svg:height="0.475cm" svg:x="2.54cm" svg:y="10.49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984cm" svg:y="11.09cm">
          <draw:text-box>
            <text:p text:style-name="P2"><text:span text:style-name="T3"><text:s/></text:span></text:p>
          </draw:text-box>
        </draw:frame>
        <draw:frame draw:style-name="gr151" draw:text-style-name="P3" draw:layer="layout" svg:width="18.917cm" svg:height="0.497cm" svg:x="2.54cm" svg:y="11.09cm">
          <draw:text-box>
            <text:p text:style-name="P2"><text:span text:style-name="T3">Next, go to the Endpoints panel [1]:Click the checkbox for Enable as Web Action [2]. This</text:span></text:p>
          </draw:text-box>
        </draw:frame>
        <draw:frame draw:style-name="gr27" draw:text-style-name="P3" draw:layer="layout" svg:width="0.422cm" svg:height="0.497cm" svg:x="18.193cm" svg:y="11.699cm">
          <draw:text-box>
            <text:p text:style-name="P2"><text:span text:style-name="T3"><text:s/></text:span></text:p>
          </draw:text-box>
        </draw:frame>
        <draw:frame draw:style-name="gr152" draw:text-style-name="P3" draw:layer="layout" svg:width="18.188cm" svg:height="0.497cm" svg:x="2.54cm" svg:y="11.699cm">
          <draw:text-box>
            <text:p text:style-name="P2"><text:span text:style-name="T3">will generate a public endpoint URL [3]. Take note of the URL value [3], as this will be</text:span></text:p>
          </draw:text-box>
        </draw:frame>
        <draw:frame draw:style-name="gr2" draw:text-style-name="P3" draw:layer="layout" svg:width="0.422cm" svg:height="0.475cm" svg:x="10.91cm" svg:y="12.317cm">
          <draw:text-box>
            <text:p text:style-name="P2"><text:span text:style-name="T1"><text:s/></text:span></text:p>
          </draw:text-box>
        </draw:frame>
        <draw:frame draw:style-name="gr153" draw:text-style-name="P3" draw:layer="layout" svg:width="9.54cm" svg:height="0.497cm" svg:x="2.54cm" svg:y="12.307cm">
          <draw:text-box>
            <text:p text:style-name="P2"><text:span text:style-name="T3">needed by Watson Assistant in a future step.</text:span></text:p>
          </draw:text-box>
        </draw:frame>
        <draw:frame draw:style-name="gr2" draw:text-style-name="P3" draw:layer="layout" svg:width="0.422cm" svg:height="0.475cm" svg:x="18.42cm" svg:y="12.925cm">
          <draw:text-box>
            <text:p text:style-name="P2"><text:span text:style-name="T1"><text:s/></text:span></text:p>
          </draw:text-box>
        </draw:frame>
        <draw:frame draw:style-name="gr154" draw:text-style-name="P3" draw:layer="layout" svg:width="18.472cm" svg:height="0.497cm" svg:x="2.54cm" svg:y="12.916cm">
          <draw:text-box>
            <text:p text:style-name="P2"><text:span text:style-name="T3">To verify you have entered the correct Discovery parameters, execute the provied curl</text:span></text:p>
          </draw:text-box>
        </draw:frame>
        <draw:frame draw:style-name="gr2" draw:text-style-name="P3" draw:layer="layout" svg:width="0.422cm" svg:height="0.475cm" svg:x="12.914cm" svg:y="13.534cm">
          <draw:text-box>
            <text:p text:style-name="P2"><text:span text:style-name="T1"><text:s/></text:span></text:p>
          </draw:text-box>
        </draw:frame>
        <draw:frame draw:style-name="gr155" draw:text-style-name="P3" draw:layer="layout" svg:width="11.999cm" svg:height="0.497cm" svg:x="2.54cm" svg:y="13.524cm">
          <draw:text-box>
            <text:p text:style-name="P2"><text:span text:style-name="T3">command [4]. If it fails, re-check your parameter values.</text:span></text:p>
          </draw:text-box>
        </draw:frame>
        <draw:frame draw:style-name="gr2" draw:text-style-name="P3" draw:layer="layout" svg:width="0.422cm" svg:height="0.475cm" svg:x="2.54cm" svg:y="14.1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14.75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301cm" svg:y="15.36cm">
          <draw:text-box>
            <text:p text:style-name="P2"><text:span text:style-name="T1"><text:s/></text:span></text:p>
          </draw:text-box>
        </draw:frame>
        <draw:frame draw:style-name="gr156" draw:text-style-name="P3" draw:layer="layout" svg:width="7.178cm" svg:height="0.497cm" svg:x="2.54cm" svg:y="15.35cm">
          <draw:text-box>
            <text:p text:style-name="P2"><text:span text:style-name="T3">4. </text:span><text:span text:style-name="T2">Conﬁgure Watson Assistant</text:span></text:p>
          </draw:text-box>
        </draw:frame>
        <draw:frame draw:style-name="gr2" draw:text-style-name="P3" draw:layer="layout" svg:width="0.422cm" svg:height="0.475cm" svg:x="2.54cm" svg:y="15.968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659cm" svg:y="16.567cm">
          <draw:text-box>
            <text:p text:style-name="P2"><text:span text:style-name="T3"><text:s/></text:span></text:p>
          </draw:text-box>
        </draw:frame>
        <draw:frame draw:style-name="gr157" draw:text-style-name="P3" draw:layer="layout" svg:width="18.286cm" svg:height="0.497cm" svg:x="2.54cm" svg:y="16.567cm">
          <draw:text-box>
            <text:p text:style-name="P2"><text:span text:style-name="T3">Launch the Watson Assistant tool and create a new dialog skill. Select the Use sample</text:span></text:p>
          </draw:text-box>
        </draw:frame>
        <draw:frame draw:style-name="gr27" draw:text-style-name="P3" draw:layer="layout" svg:width="0.422cm" svg:height="0.497cm" svg:x="18.381cm" svg:y="17.175cm">
          <draw:text-box>
            <text:p text:style-name="P2"><text:span text:style-name="T3"><text:s/></text:span></text:p>
          </draw:text-box>
        </draw:frame>
        <draw:frame draw:style-name="gr47" draw:text-style-name="P3" draw:layer="layout" svg:width="17.964cm" svg:height="0.497cm" svg:x="2.54cm" svg:y="17.175cm">
          <draw:text-box>
            <text:p text:style-name="P2"><text:span text:style-name="T3">skill option as your starting point.This dialog skill contains all of the nodes needed to</text:span></text:p>
          </draw:text-box>
        </draw:frame>
        <draw:frame draw:style-name="gr2" draw:text-style-name="P3" draw:layer="layout" svg:width="0.422cm" svg:height="0.475cm" svg:x="11.93cm" svg:y="17.794cm">
          <draw:text-box>
            <text:p text:style-name="P2"><text:span text:style-name="T1"><text:s/></text:span></text:p>
          </draw:text-box>
        </draw:frame>
        <draw:frame draw:style-name="gr158" draw:text-style-name="P3" draw:layer="layout" svg:width="10.827cm" svg:height="0.497cm" svg:x="2.54cm" svg:y="17.784cm">
          <draw:text-box>
            <text:p text:style-name="P2"><text:span text:style-name="T3">have a typical call center conversation with a user.</text:span></text:p>
          </draw:text-box>
        </draw:frame>
        <draw:frame draw:style-name="gr2" draw:text-style-name="P3" draw:layer="layout" svg:width="0.422cm" svg:height="0.475cm" svg:x="2.54cm" svg:y="18.4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5.294cm" svg:y="19.011cm">
          <draw:text-box>
            <text:p text:style-name="P2"><text:span text:style-name="T1"><text:s/></text:span></text:p>
          </draw:text-box>
        </draw:frame>
        <draw:frame draw:style-name="gr159" draw:text-style-name="P3" draw:layer="layout" svg:width="3.215cm" svg:height="0.497cm" svg:x="2.54cm" svg:y="19.001cm">
          <draw:text-box>
            <text:p text:style-name="P2"><text:span text:style-name="T4">Add new intent</text:span></text:p>
          </draw:text-box>
        </draw:frame>
        <draw:frame draw:style-name="gr2" draw:text-style-name="P3" draw:layer="layout" svg:width="0.422cm" svg:height="0.475cm" svg:x="2.54cm" svg:y="19.619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7.666cm" svg:y="20.218cm">
          <draw:text-box>
            <text:p text:style-name="P2"><text:span text:style-name="T3"><text:s/></text:span></text:p>
          </draw:text-box>
        </draw:frame>
        <draw:frame draw:style-name="gr160" draw:text-style-name="P3" draw:layer="layout" svg:width="17.27cm" svg:height="0.497cm" svg:x="2.54cm" svg:y="20.218cm">
          <draw:text-box>
            <text:p text:style-name="P2"><text:span text:style-name="T3">The default customer care dialog does not have a way to deal with any questions</text:span></text:p>
          </draw:text-box>
        </draw:frame>
        <draw:frame draw:style-name="gr2" draw:text-style-name="P3" draw:layer="layout" svg:width="0.422cm" svg:height="0.475cm" svg:x="12.921cm" svg:y="20.836cm">
          <draw:text-box>
            <text:p text:style-name="P2"><text:span text:style-name="T1"><text:s/></text:span></text:p>
          </draw:text-box>
        </draw:frame>
        <draw:frame draw:style-name="gr161" draw:text-style-name="P3" draw:layer="layout" svg:width="11.868cm" svg:height="0.497cm" svg:x="2.54cm" svg:y="20.827cm">
          <draw:text-box>
            <text:p text:style-name="P2"><text:span text:style-name="T3">involving outside resources, so we will need to add this.</text:span></text:p>
          </draw:text-box>
        </draw:frame>
        <draw:frame draw:style-name="gr2" draw:text-style-name="P3" draw:layer="layout" svg:width="0.422cm" svg:height="0.475cm" svg:x="2.54cm" svg:y="21.44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857cm" svg:y="22.054cm">
          <draw:text-box>
            <text:p text:style-name="P2"><text:span text:style-name="T1"><text:s/></text:span></text:p>
          </draw:text-box>
        </draw:frame>
        <draw:frame draw:style-name="gr162" draw:text-style-name="P3" draw:layer="layout" svg:width="18.768cm" svg:height="0.497cm" svg:x="2.54cm" svg:y="22.044cm">
          <draw:text-box>
            <text:p text:style-name="P2"><text:span text:style-name="T3">Create a new intent that can detect when the user is asking about operating the Ecobee</text:span></text:p>
          </draw:text-box>
        </draw:frame>
        <draw:frame draw:style-name="gr2" draw:text-style-name="P3" draw:layer="layout" svg:width="0.422cm" svg:height="0.475cm" svg:x="4.728cm" svg:y="22.662cm">
          <draw:text-box>
            <text:p text:style-name="P2"><text:span text:style-name="T1"><text:s/></text:span></text:p>
          </draw:text-box>
        </draw:frame>
        <draw:frame draw:style-name="gr163" draw:text-style-name="P3" draw:layer="layout" svg:width="2.483cm" svg:height="0.497cm" svg:x="2.54cm" svg:y="22.652cm">
          <draw:text-box>
            <text:p text:style-name="P2"><text:span text:style-name="T3">thermostat.</text:span></text:p>
          </draw:text-box>
        </draw:frame>
        <draw:frame draw:style-name="gr2" draw:text-style-name="P3" draw:layer="layout" svg:width="0.422cm" svg:height="0.475cm" svg:x="2.54cm" svg:y="23.27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7.875cm" svg:y="23.869cm">
          <draw:text-box>
            <text:p text:style-name="P2"><text:span text:style-name="T3"><text:s/></text:span></text:p>
          </draw:text-box>
        </draw:frame>
        <draw:frame draw:style-name="gr164" draw:text-style-name="P3" draw:layer="layout" svg:width="17.587cm" svg:height="0.497cm" svg:x="2.54cm" svg:y="23.869cm">
          <draw:text-box>
            <text:p text:style-name="P2"><text:span text:style-name="T3">From the Customer Care Sample Skill panel, select the Intents tab.Click the Create</text:span></text:p>
          </draw:text-box>
        </draw:frame>
        <draw:frame draw:style-name="gr2" draw:text-style-name="P3" draw:layer="layout" svg:width="0.422cm" svg:height="0.475cm" svg:x="5.045cm" svg:y="24.488cm">
          <draw:text-box>
            <text:p text:style-name="P2"><text:span text:style-name="T1"><text:s/></text:span></text:p>
          </draw:text-box>
        </draw:frame>
        <draw:frame draw:style-name="gr145" draw:text-style-name="P3" draw:layer="layout" svg:width="2.906cm" svg:height="0.497cm" svg:x="2.54cm" svg:y="24.478cm">
          <draw:text-box>
            <text:p text:style-name="P2"><text:span text:style-name="T3">intent button.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755cm" svg:y="2.58cm">
          <draw:text-box>
            <text:p text:style-name="P2"><text:span text:style-name="T1"><text:s/></text:span></text:p>
          </draw:text-box>
        </draw:frame>
        <draw:frame draw:style-name="gr165" draw:text-style-name="P3" draw:layer="layout" svg:width="18.612cm" svg:height="0.497cm" svg:x="2.54cm" svg:y="2.57cm">
          <draw:text-box>
            <text:p text:style-name="P2"><text:span text:style-name="T3">Name the intent #Product_Information, and at a minimum, enter the following example</text:span></text:p>
          </draw:text-box>
        </draw:frame>
        <draw:frame draw:style-name="gr2" draw:text-style-name="P3" draw:layer="layout" svg:width="0.422cm" svg:height="0.475cm" svg:x="8.961cm" svg:y="3.189cm">
          <draw:text-box>
            <text:p text:style-name="P2"><text:span text:style-name="T1"><text:s/></text:span></text:p>
          </draw:text-box>
        </draw:frame>
        <draw:frame draw:style-name="gr166" draw:text-style-name="P3" draw:layer="layout" svg:width="7.254cm" svg:height="0.497cm" svg:x="2.54cm" svg:y="3.179cm">
          <draw:text-box>
            <text:p text:style-name="P2"><text:span text:style-name="T3">questions to be associated with it.</text:span></text:p>
          </draw:text-box>
        </draw:frame>
        <draw:frame draw:style-name="gr2" draw:text-style-name="P3" draw:layer="layout" svg:width="0.422cm" svg:height="0.475cm" svg:x="2.54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866cm" svg:y="4.406cm">
          <draw:text-box>
            <text:p text:style-name="P2"><text:span text:style-name="T1"><text:s/></text:span></text:p>
          </draw:text-box>
        </draw:frame>
        <draw:frame draw:style-name="gr167" draw:text-style-name="P3" draw:layer="layout" svg:width="5.044cm" svg:height="0.497cm" svg:x="2.54cm" svg:y="4.396cm">
          <draw:text-box>
            <text:p text:style-name="P2"><text:span text:style-name="T4">Create new dialog node</text:span></text:p>
          </draw:text-box>
        </draw:frame>
        <draw:frame draw:style-name="gr2" draw:text-style-name="P3" draw:layer="layout" svg:width="0.422cm" svg:height="0.475cm" svg:x="2.54cm" svg:y="5.014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465cm" svg:y="5.613cm">
          <draw:text-box>
            <text:p text:style-name="P2"><text:span text:style-name="T3"><text:s/></text:span></text:p>
          </draw:text-box>
        </draw:frame>
        <draw:frame draw:style-name="gr168" draw:text-style-name="P3" draw:layer="layout" svg:width="18.413cm" svg:height="0.497cm" svg:x="2.54cm" svg:y="5.613cm">
          <draw:text-box>
            <text:p text:style-name="P2"><text:span text:style-name="T3">Now we need to add a node to handle our intent. Click on the Dialog [1] tab, then click</text:span></text:p>
          </draw:text-box>
        </draw:frame>
        <draw:frame draw:style-name="gr27" draw:text-style-name="P3" draw:layer="layout" svg:width="0.422cm" svg:height="0.497cm" svg:x="18.494cm" svg:y="6.222cm">
          <draw:text-box>
            <text:p text:style-name="P2"><text:span text:style-name="T3"><text:s/></text:span></text:p>
          </draw:text-box>
        </draw:frame>
        <draw:frame draw:style-name="gr169" draw:text-style-name="P3" draw:layer="layout" svg:width="18.43cm" svg:height="0.497cm" svg:x="2.54cm" svg:y="6.222cm">
          <draw:text-box>
            <text:p text:style-name="P2"><text:span text:style-name="T3">on the drop down menu for the Small Talk node [2], and select the Add node below [3]</text:span></text:p>
          </draw:text-box>
        </draw:frame>
        <draw:frame draw:style-name="gr27" draw:text-style-name="P3" draw:layer="layout" svg:width="0.422cm" svg:height="0.497cm" svg:x="17.847cm" svg:y="6.83cm">
          <draw:text-box>
            <text:p text:style-name="P2"><text:span text:style-name="T3"><text:s/></text:span></text:p>
          </draw:text-box>
        </draw:frame>
        <draw:frame draw:style-name="gr170" draw:text-style-name="P3" draw:layer="layout" svg:width="17.663cm" svg:height="0.497cm" svg:x="2.54cm" svg:y="6.83cm">
          <draw:text-box>
            <text:p text:style-name="P2"><text:span text:style-name="T3">option.Name the node "Ask about product" [1] and assign it our new intent [2].This</text:span></text:p>
          </draw:text-box>
        </draw:frame>
        <draw:frame draw:style-name="gr2" draw:text-style-name="P3" draw:layer="layout" svg:width="0.422cm" svg:height="0.475cm" svg:x="17.683cm" svg:y="7.449cm">
          <draw:text-box>
            <text:p text:style-name="P2"><text:span text:style-name="T1"><text:s/></text:span></text:p>
          </draw:text-box>
        </draw:frame>
        <draw:frame draw:style-name="gr171" draw:text-style-name="P3" draw:layer="layout" svg:width="17.151cm" svg:height="0.497cm" svg:x="2.54cm" svg:y="7.439cm">
          <draw:text-box>
            <text:p text:style-name="P2"><text:span text:style-name="T3">means that if Watson Assistant recognizes a user input such as "how do I set the</text:span></text:p>
          </draw:text-box>
        </draw:frame>
        <draw:frame draw:style-name="gr2" draw:text-style-name="P3" draw:layer="layout" svg:width="0.422cm" svg:height="0.475cm" svg:x="11.709cm" svg:y="8.057cm">
          <draw:text-box>
            <text:p text:style-name="P2"><text:span text:style-name="T1"><text:s/></text:span></text:p>
          </draw:text-box>
        </draw:frame>
        <draw:frame draw:style-name="gr172" draw:text-style-name="P3" draw:layer="layout" svg:width="10.611cm" svg:height="0.497cm" svg:x="2.54cm" svg:y="8.047cm">
          <draw:text-box>
            <text:p text:style-name="P2"><text:span text:style-name="T3">time?", it will direct the conversation to this node.</text:span></text:p>
          </draw:text-box>
        </draw:frame>
        <draw:frame draw:style-name="gr2" draw:text-style-name="P3" draw:layer="layout" svg:width="0.422cm" svg:height="0.475cm" svg:x="2.54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387cm" svg:y="9.274cm">
          <draw:text-box>
            <text:p text:style-name="P2"><text:span text:style-name="T1"><text:s/></text:span></text:p>
          </draw:text-box>
        </draw:frame>
        <draw:frame draw:style-name="gr173" draw:text-style-name="P3" draw:layer="layout" svg:width="6.665cm" svg:height="0.497cm" svg:x="2.54cm" svg:y="9.264cm">
          <draw:text-box>
            <text:p text:style-name="P2"><text:span text:style-name="T4">Enable webhook from Assistant</text:span></text:p>
          </draw:text-box>
        </draw:frame>
        <draw:frame draw:style-name="gr2" draw:text-style-name="P3" draw:layer="layout" svg:width="0.422cm" svg:height="0.475cm" svg:x="2.54cm" svg:y="9.883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618cm" svg:y="10.482cm">
          <draw:text-box>
            <text:p text:style-name="P2"><text:span text:style-name="T3"><text:s/></text:span></text:p>
          </draw:text-box>
        </draw:frame>
        <draw:frame draw:style-name="gr43" draw:text-style-name="P3" draw:layer="layout" svg:width="18.18cm" svg:height="0.497cm" svg:x="2.54cm" svg:y="10.482cm">
          <draw:text-box>
            <text:p text:style-name="P2"><text:span text:style-name="T3">Set up access to our WebHook for the IBM Cloud Functions action you created in Step</text:span></text:p>
          </draw:text-box>
        </draw:frame>
        <draw:frame draw:style-name="gr2" draw:text-style-name="P3" draw:layer="layout" svg:width="0.422cm" svg:height="0.475cm" svg:x="3.15cm" svg:y="11.1cm">
          <draw:text-box>
            <text:p text:style-name="P2"><text:span text:style-name="T1"><text:s/></text:span></text:p>
          </draw:text-box>
        </draw:frame>
        <draw:frame draw:style-name="gr174" draw:text-style-name="P3" draw:layer="layout" svg:width="0.764cm" svg:height="0.497cm" svg:x="2.54cm" svg:y="11.09cm">
          <draw:text-box>
            <text:p text:style-name="P2"><text:span text:style-name="T3">#4.</text:span></text:p>
          </draw:text-box>
        </draw:frame>
        <draw:frame draw:style-name="gr2" draw:text-style-name="P3" draw:layer="layout" svg:width="0.422cm" svg:height="0.475cm" svg:x="16.402cm" svg:y="11.708cm">
          <draw:text-box>
            <text:p text:style-name="P2"><text:span text:style-name="T1"><text:s/></text:span></text:p>
          </draw:text-box>
        </draw:frame>
        <draw:frame draw:style-name="gr175" draw:text-style-name="P3" draw:layer="layout" svg:width="16.068cm" svg:height="0.497cm" svg:x="2.54cm" svg:y="11.699cm">
          <draw:text-box>
            <text:p text:style-name="P2"><text:span text:style-name="T3">Select the Options tab [1]:Enter the public URL endpoint for your action [2].</text:span></text:p>
          </draw:text-box>
        </draw:frame>
        <draw:frame draw:style-name="gr27" draw:text-style-name="P3" draw:layer="layout" svg:width="0.422cm" svg:height="0.497cm" svg:x="17.955cm" svg:y="12.307cm">
          <draw:text-box>
            <text:p text:style-name="P2"><text:span text:style-name="T3"><text:s/></text:span></text:p>
          </draw:text-box>
        </draw:frame>
        <draw:frame draw:style-name="gr176" draw:text-style-name="P3" draw:layer="layout" svg:width="17.689cm" svg:height="0.497cm" svg:x="2.54cm" svg:y="12.307cm">
          <draw:text-box>
            <text:p text:style-name="P2"><text:span text:style-name="T3">Return to the Dialog tab, and click on the Ask about product node. From the details</text:span></text:p>
          </draw:text-box>
        </draw:frame>
        <draw:frame draw:style-name="gr2" draw:text-style-name="P3" draw:layer="layout" svg:width="0.422cm" svg:height="0.475cm" svg:x="18.768cm" svg:y="12.925cm">
          <draw:text-box>
            <text:p text:style-name="P2"><text:span text:style-name="T1"><text:s/></text:span></text:p>
          </draw:text-box>
        </draw:frame>
        <draw:frame draw:style-name="gr80" draw:text-style-name="P3" draw:layer="layout" svg:width="18.536cm" svg:height="0.497cm" svg:x="2.54cm" svg:y="12.916cm">
          <draw:text-box>
            <text:p text:style-name="P2"><text:span text:style-name="T3">panel for the node, click on Customize, and enable Webhooks for this node:Click Apply.</text:span></text:p>
          </draw:text-box>
        </draw:frame>
        <draw:frame draw:style-name="gr27" draw:text-style-name="P3" draw:layer="layout" svg:width="0.422cm" svg:height="0.497cm" svg:x="15.543cm" svg:y="13.524cm">
          <draw:text-box>
            <text:p text:style-name="P2"><text:span text:style-name="T3"><text:s/></text:span></text:p>
          </draw:text-box>
        </draw:frame>
        <draw:frame draw:style-name="gr177" draw:text-style-name="P3" draw:layer="layout" svg:width="14.996cm" svg:height="0.497cm" svg:x="2.54cm" svg:y="13.524cm">
          <draw:text-box>
            <text:p text:style-name="P2"><text:span text:style-name="T3">The dialog node should have a Return variable [1] set automatically to</text:span></text:p>
          </draw:text-box>
        </draw:frame>
        <draw:frame draw:style-name="gr2" draw:text-style-name="P3" draw:layer="layout" svg:width="0.422cm" svg:height="0.475cm" svg:x="6.276cm" svg:y="14.143cm">
          <draw:text-box>
            <text:p text:style-name="P2"><text:span text:style-name="T1"><text:s/></text:span></text:p>
          </draw:text-box>
        </draw:frame>
        <draw:frame draw:style-name="gr178" draw:text-style-name="P3" draw:layer="layout" svg:width="4.214cm" svg:height="0.497cm" svg:x="2.54cm" svg:y="14.133cm">
          <draw:text-box>
            <text:p text:style-name="P2"><text:span text:style-name="T3">$webhook_result_1.</text:span></text:p>
          </draw:text-box>
        </draw:frame>
        <draw:frame draw:style-name="gr2" draw:text-style-name="P3" draw:layer="layout" svg:width="0.422cm" svg:height="0.475cm" svg:x="2.54cm" svg:y="14.75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18.433cm" svg:y="15.35cm">
          <draw:text-box>
            <text:p text:style-name="P2"><text:span text:style-name="T3"><text:s/></text:span></text:p>
          </draw:text-box>
        </draw:frame>
        <draw:frame draw:style-name="gr179" draw:text-style-name="P3" draw:layer="layout" svg:width="18.163cm" svg:height="0.497cm" svg:x="2.54cm" svg:y="15.35cm">
          <draw:text-box>
            <text:p text:style-name="P2"><text:span text:style-name="T3">This is the variable name you can use to access the result from the Discovery service</text:span></text:p>
          </draw:text-box>
        </draw:frame>
        <draw:frame draw:style-name="gr27" draw:text-style-name="P3" draw:layer="layout" svg:width="0.422cm" svg:height="0.497cm" svg:x="18.481cm" svg:y="15.958cm">
          <draw:text-box>
            <text:p text:style-name="P2"><text:span text:style-name="T3"><text:s/></text:span></text:p>
          </draw:text-box>
        </draw:frame>
        <draw:frame draw:style-name="gr180" draw:text-style-name="P3" draw:layer="layout" svg:width="18.383cm" svg:height="0.497cm" svg:x="2.54cm" svg:y="15.958cm">
          <draw:text-box>
            <text:p text:style-name="P2"><text:span text:style-name="T3">query.You will also need to pass in the users question via the parameter input [2]. The</text:span></text:p>
          </draw:text-box>
        </draw:frame>
        <draw:frame draw:style-name="gr2" draw:text-style-name="P3" draw:layer="layout" svg:width="0.422cm" svg:height="0.475cm" svg:x="11.509cm" svg:y="16.577cm">
          <draw:text-box>
            <text:p text:style-name="P2"><text:span text:style-name="T1"><text:s/></text:span></text:p>
          </draw:text-box>
        </draw:frame>
        <draw:frame draw:style-name="gr181" draw:text-style-name="P3" draw:layer="layout" svg:width="10.75cm" svg:height="0.497cm" svg:x="2.54cm" svg:y="16.567cm">
          <draw:text-box>
            <text:p text:style-name="P2"><text:span text:style-name="T3">key needs to be set to the value: "&lt;?input.text?&gt;"</text:span></text:p>
          </draw:text-box>
        </draw:frame>
        <draw:frame draw:style-name="gr2" draw:text-style-name="P3" draw:layer="layout" svg:width="0.422cm" svg:height="0.475cm" svg:x="16.009cm" svg:y="17.185cm">
          <draw:text-box>
            <text:p text:style-name="P2"><text:span text:style-name="T1"><text:s/></text:span></text:p>
          </draw:text-box>
        </draw:frame>
        <draw:frame draw:style-name="gr182" draw:text-style-name="P3" draw:layer="layout" svg:width="15.538cm" svg:height="0.497cm" svg:x="2.54cm" svg:y="17.175cm">
          <draw:text-box>
            <text:p text:style-name="P2"><text:span text:style-name="T3">If you fail to do this, Discovery will return results based on a blank query.</text:span></text:p>
          </draw:text-box>
        </draw:frame>
        <draw:frame draw:style-name="gr2" draw:text-style-name="P3" draw:layer="layout" svg:width="0.422cm" svg:height="0.475cm" svg:x="18.482cm" svg:y="17.794cm">
          <draw:text-box>
            <text:p text:style-name="P2"><text:span text:style-name="T1"><text:s/></text:span></text:p>
          </draw:text-box>
        </draw:frame>
        <draw:frame draw:style-name="gr183" draw:text-style-name="P3" draw:layer="layout" svg:width="18.171cm" svg:height="0.497cm" svg:x="2.54cm" svg:y="17.784cm">
          <draw:text-box>
            <text:p text:style-name="P2"><text:span text:style-name="T3">Optionally, you can add these responses to aid in debugging:Test in Assistant Tooling</text:span></text:p>
          </draw:text-box>
        </draw:frame>
        <draw:frame draw:style-name="gr2" draw:text-style-name="P3" draw:layer="layout" svg:width="0.422cm" svg:height="0.475cm" svg:x="18.441cm" svg:y="18.402cm">
          <draw:text-box>
            <text:p text:style-name="P2"><text:span text:style-name="T1"><text:s/></text:span></text:p>
          </draw:text-box>
        </draw:frame>
        <draw:frame draw:style-name="gr184" draw:text-style-name="P3" draw:layer="layout" svg:width="18.375cm" svg:height="0.497cm" svg:x="2.54cm" svg:y="18.393cm">
          <draw:text-box>
            <text:p text:style-name="P2"><text:span text:style-name="T3">From the Dialog panel, click the Try it button located at the top right side of the panel.</text:span></text:p>
          </draw:text-box>
        </draw:frame>
        <draw:frame draw:style-name="gr27" draw:text-style-name="P3" draw:layer="layout" svg:width="0.422cm" svg:height="0.497cm" svg:x="18.44cm" svg:y="19.001cm">
          <draw:text-box>
            <text:p text:style-name="P2"><text:span text:style-name="T3"><text:s/></text:span></text:p>
          </draw:text-box>
        </draw:frame>
        <draw:frame draw:style-name="gr185" draw:text-style-name="P3" draw:layer="layout" svg:width="18.421cm" svg:height="0.497cm" svg:x="2.54cm" svg:y="19.001cm">
          <draw:text-box>
            <text:p text:style-name="P2"><text:span text:style-name="T3">Enter some user input:Note that the input "how do I turn on the heater?" has triggered</text:span></text:p>
          </draw:text-box>
        </draw:frame>
        <draw:frame draw:style-name="gr27" draw:text-style-name="P3" draw:layer="layout" svg:width="0.422cm" svg:height="0.497cm" svg:x="18.046cm" svg:y="19.61cm">
          <draw:text-box>
            <text:p text:style-name="P2"><text:span text:style-name="T3"><text:s/></text:span></text:p>
          </draw:text-box>
        </draw:frame>
        <draw:frame draw:style-name="gr186" draw:text-style-name="P3" draw:layer="layout" svg:width="17.634cm" svg:height="0.497cm" svg:x="2.54cm" svg:y="19.61cm">
          <draw:text-box>
            <text:p text:style-name="P2"><text:span text:style-name="T3">our Ask about product dialog node, which is indicated by the #Product_Information</text:span></text:p>
          </draw:text-box>
        </draw:frame>
        <draw:frame draw:style-name="gr2" draw:text-style-name="P3" draw:layer="layout" svg:width="0.422cm" svg:height="0.475cm" svg:x="4.388cm" svg:y="20.228cm">
          <draw:text-box>
            <text:p text:style-name="P2"><text:span text:style-name="T1"><text:s/></text:span></text:p>
          </draw:text-box>
        </draw:frame>
        <draw:frame draw:style-name="gr187" draw:text-style-name="P3" draw:layer="layout" svg:width="2.068cm" svg:height="0.497cm" svg:x="2.54cm" svg:y="20.218cm">
          <draw:text-box>
            <text:p text:style-name="P2"><text:span text:style-name="T3">response.</text:span></text:p>
          </draw:text-box>
        </draw:frame>
        <draw:frame draw:style-name="gr27" draw:text-style-name="P3" draw:layer="layout" svg:width="0.422cm" svg:height="0.497cm" svg:x="17.973cm" svg:y="20.827cm">
          <draw:text-box>
            <text:p text:style-name="P2"><text:span text:style-name="T3"><text:s/></text:span></text:p>
          </draw:text-box>
        </draw:frame>
        <draw:frame draw:style-name="gr188" draw:text-style-name="P3" draw:layer="layout" svg:width="17.503cm" svg:height="0.497cm" svg:x="2.54cm" svg:y="20.827cm">
          <draw:text-box>
            <text:p text:style-name="P2"><text:span text:style-name="T3">And because we speciﬁed that $webhook_result_1.passages be the response, that</text:span></text:p>
          </draw:text-box>
        </draw:frame>
        <draw:frame draw:style-name="gr2" draw:text-style-name="P3" draw:layer="layout" svg:width="0.422cm" svg:height="0.475cm" svg:x="6.86cm" svg:y="21.445cm">
          <draw:text-box>
            <text:p text:style-name="P2"><text:span text:style-name="T1"><text:s/></text:span></text:p>
          </draw:text-box>
        </draw:frame>
        <draw:frame draw:style-name="gr189" draw:text-style-name="P3" draw:layer="layout" svg:width="4.921cm" svg:height="0.497cm" svg:x="2.54cm" svg:y="21.435cm">
          <draw:text-box>
            <text:p text:style-name="P2"><text:span text:style-name="T3">value is displayed also.</text:span></text:p>
          </draw:text-box>
        </draw:frame>
        <draw:frame draw:style-name="gr2" draw:text-style-name="P3" draw:layer="layout" svg:width="0.422cm" svg:height="0.475cm" svg:x="18.791cm" svg:y="22.054cm">
          <draw:text-box>
            <text:p text:style-name="P2"><text:span text:style-name="T1"><text:s/></text:span></text:p>
          </draw:text-box>
        </draw:frame>
        <draw:frame draw:style-name="gr168" draw:text-style-name="P3" draw:layer="layout" svg:width="18.413cm" svg:height="0.497cm" svg:x="2.54cm" svg:y="22.044cm">
          <draw:text-box>
            <text:p text:style-name="P2"><text:span text:style-name="T3">You can also verify that the call was successfully completed by clicking on the Manage</text:span></text:p>
          </draw:text-box>
        </draw:frame>
        <draw:frame draw:style-name="gr27" draw:text-style-name="P3" draw:layer="layout" svg:width="0.422cm" svg:height="0.497cm" svg:x="18.775cm" svg:y="22.652cm">
          <draw:text-box>
            <text:p text:style-name="P2"><text:span text:style-name="T3"><text:s/></text:span></text:p>
          </draw:text-box>
        </draw:frame>
        <draw:frame draw:style-name="gr190" draw:text-style-name="P3" draw:layer="layout" svg:width="18.696cm" svg:height="0.497cm" svg:x="2.54cm" svg:y="22.652cm">
          <draw:text-box>
            <text:p text:style-name="P2"><text:span text:style-name="T3">Context button at the top right. The response from the Discovery query will be stored in</text:span></text:p>
          </draw:text-box>
        </draw:frame>
        <draw:frame draw:style-name="gr2" draw:text-style-name="P3" draw:layer="layout" svg:width="0.422cm" svg:height="0.475cm" svg:x="8.545cm" svg:y="23.271cm">
          <draw:text-box>
            <text:p text:style-name="P2"><text:span text:style-name="T1"><text:s/></text:span></text:p>
          </draw:text-box>
        </draw:frame>
        <draw:frame draw:style-name="gr191" draw:text-style-name="P3" draw:layer="layout" svg:width="6.894cm" svg:height="0.497cm" svg:x="2.54cm" svg:y="23.261cm">
          <draw:text-box>
            <text:p text:style-name="P2"><text:span text:style-name="T3">the $webhook_result_1 variable:</text:span></text:p>
          </draw:text-box>
        </draw:frame>
        <draw:frame draw:style-name="gr2" draw:text-style-name="P3" draw:layer="layout" svg:width="0.422cm" svg:height="0.475cm" svg:x="2.54cm" svg:y="23.87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4.4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954cm" svg:y="2.58cm">
          <draw:text-box>
            <text:p text:style-name="P2"><text:span text:style-name="T1"><text:s/></text:span></text:p>
          </draw:text-box>
        </draw:frame>
        <draw:frame draw:style-name="gr192" draw:text-style-name="P3" draw:layer="layout" svg:width="8.075cm" svg:height="0.497cm" svg:x="2.54cm" svg:y="2.57cm">
          <draw:text-box>
            <text:p text:style-name="P2"><text:span text:style-name="T3">5.</text:span><text:span text:style-name="T2">Create ﬂow and conﬁgure node:</text:span></text:p>
          </draw:text-box>
        </draw:frame>
        <draw:frame draw:style-name="gr2" draw:text-style-name="P3" draw:layer="layout" svg:width="0.422cm" svg:height="0.475cm" svg:x="2.54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0.669cm" svg:y="3.797cm">
          <draw:text-box>
            <text:p text:style-name="P2"><text:span text:style-name="T1"><text:s/></text:span></text:p>
          </draw:text-box>
        </draw:frame>
        <draw:frame draw:style-name="gr193" draw:text-style-name="P3" draw:layer="layout" svg:width="9.345cm" svg:height="0.497cm" svg:x="2.54cm" svg:y="3.788cm">
          <draw:text-box>
            <text:p text:style-name="P2"><text:span text:style-name="T4">Integration of watson assistant in Node-RED</text:span></text:p>
          </draw:text-box>
        </draw:frame>
        <draw:frame draw:style-name="gr2" draw:text-style-name="P3" draw:layer="layout" svg:width="0.422cm" svg:height="0.475cm" svg:x="2.54cm" svg:y="4.40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1.157cm" svg:y="5.014cm">
          <draw:text-box>
            <text:p text:style-name="P2"><text:span text:style-name="T1"><text:s/></text:span></text:p>
          </draw:text-box>
        </draw:frame>
        <draw:frame draw:style-name="gr194" draw:text-style-name="P3" draw:layer="layout" svg:width="9.845cm" svg:height="0.497cm" svg:x="2.54cm" svg:y="5.005cm">
          <draw:text-box>
            <text:p text:style-name="P2"><text:span text:style-name="T3"><text:s text:c="6"/></text:span><text:span text:style-name="T3">Double-click on the Watson assistant node</text:span></text:p>
          </draw:text-box>
        </draw:frame>
        <draw:frame draw:style-name="gr2" draw:text-style-name="P3" draw:layer="layout" svg:width="0.422cm" svg:height="0.475cm" svg:x="17.821cm" svg:y="5.623cm">
          <draw:text-box>
            <text:p text:style-name="P2"><text:span text:style-name="T1"><text:s/></text:span></text:p>
          </draw:text-box>
        </draw:frame>
        <draw:frame draw:style-name="gr195" draw:text-style-name="P3" draw:layer="layout" svg:width="17.604cm" svg:height="0.497cm" svg:x="2.54cm" svg:y="5.613cm">
          <draw:text-box>
            <text:p text:style-name="P2"><text:span text:style-name="T3"><text:s text:c="5"/></text:span><text:span text:style-name="T3">Give a name to your node and enter the username, password and workspace id</text:span></text:p>
          </draw:text-box>
        </draw:frame>
        <draw:frame draw:style-name="gr2" draw:text-style-name="P3" draw:layer="layout" svg:width="0.422cm" svg:height="0.475cm" svg:x="18.343cm" svg:y="6.231cm">
          <draw:text-box>
            <text:p text:style-name="P2"><text:span text:style-name="T1"><text:s/></text:span></text:p>
          </draw:text-box>
        </draw:frame>
        <draw:frame draw:style-name="gr196" draw:text-style-name="P3" draw:layer="layout" svg:width="7.575cm" svg:height="0.497cm" svg:x="2.54cm" svg:y="6.222cm">
          <draw:text-box>
            <text:p text:style-name="P2"><text:span text:style-name="T3"><text:s text:c="5"/></text:span><text:span text:style-name="T3">of your Watson assistant service</text:span></text:p>
          </draw:text-box>
        </draw:frame>
        <draw:frame draw:style-name="gr197" draw:text-style-name="P3" draw:layer="layout" svg:width="10.123cm" svg:height="0.497cm" svg:x="9.506cm" svg:y="6.222cm">
          <draw:text-box>
            <text:p text:style-name="P2"><text:span text:style-name="T3"><text:s/></text:span><text:span text:style-name="T3">After entering all the information click on Done</text:span></text:p>
          </draw:text-box>
        </draw:frame>
        <draw:frame draw:style-name="gr2" draw:text-style-name="P3" draw:layer="layout" svg:width="0.422cm" svg:height="0.475cm" svg:x="13.03cm" svg:y="6.84cm">
          <draw:text-box>
            <text:p text:style-name="P2"><text:span text:style-name="T1"><text:s/></text:span></text:p>
          </draw:text-box>
        </draw:frame>
        <draw:frame draw:style-name="gr198" draw:text-style-name="P3" draw:layer="layout" svg:width="12.088cm" svg:height="0.497cm" svg:x="2.54cm" svg:y="6.83cm">
          <draw:text-box>
            <text:p text:style-name="P2"><text:span text:style-name="T3"><text:s text:c="5"/></text:span><text:span text:style-name="T3">Drag inject node on to the ﬂow from the Input section</text:span></text:p>
          </draw:text-box>
        </draw:frame>
        <draw:frame draw:style-name="gr2" draw:text-style-name="P3" draw:layer="layout" svg:width="0.422cm" svg:height="0.475cm" svg:x="12.441cm" svg:y="7.449cm">
          <draw:text-box>
            <text:p text:style-name="P2"><text:span text:style-name="T1"><text:s/></text:span></text:p>
          </draw:text-box>
        </draw:frame>
        <draw:frame draw:style-name="gr199" draw:text-style-name="P3" draw:layer="layout" svg:width="11.423cm" svg:height="0.497cm" svg:x="2.54cm" svg:y="7.439cm">
          <draw:text-box>
            <text:p text:style-name="P2"><text:span text:style-name="T3"><text:s text:c="5"/></text:span><text:span text:style-name="T3">Drag Debug on to the ﬂow from the output section</text:span></text:p>
          </draw:text-box>
        </draw:frame>
        <draw:frame draw:style-name="gr2" draw:text-style-name="P3" draw:layer="layout" svg:width="0.422cm" svg:height="0.475cm" svg:x="8.81cm" svg:y="8.057cm">
          <draw:text-box>
            <text:p text:style-name="P2"><text:span text:style-name="T1"><text:s/></text:span></text:p>
          </draw:text-box>
        </draw:frame>
        <draw:frame draw:style-name="gr200" draw:text-style-name="P3" draw:layer="layout" svg:width="7.258cm" svg:height="0.497cm" svg:x="2.54cm" svg:y="8.047cm">
          <draw:text-box>
            <text:p text:style-name="P2"><text:span text:style-name="T3"><text:s text:c="5"/></text:span><text:span text:style-name="T3">Double-click on the inject node</text:span></text:p>
          </draw:text-box>
        </draw:frame>
        <draw:frame draw:style-name="gr2" draw:text-style-name="P3" draw:layer="layout" svg:width="0.422cm" svg:height="0.475cm" svg:x="8.577cm" svg:y="8.666cm">
          <draw:text-box>
            <text:p text:style-name="P2"><text:span text:style-name="T1"><text:s/></text:span></text:p>
          </draw:text-box>
        </draw:frame>
        <draw:frame draw:style-name="gr201" draw:text-style-name="P3" draw:layer="layout" svg:width="6.982cm" svg:height="0.497cm" svg:x="2.54cm" svg:y="8.656cm">
          <draw:text-box>
            <text:p text:style-name="P2"><text:span text:style-name="T3"><text:s text:c="5"/></text:span><text:span text:style-name="T3">Select the payload as a string</text:span></text:p>
          </draw:text-box>
        </draw:frame>
        <draw:frame draw:style-name="gr2" draw:text-style-name="P3" draw:layer="layout" svg:width="0.422cm" svg:height="0.475cm" svg:x="16.744cm" svg:y="9.274cm">
          <draw:text-box>
            <text:p text:style-name="P2"><text:span text:style-name="T1"><text:s/></text:span></text:p>
          </draw:text-box>
        </draw:frame>
        <draw:frame draw:style-name="gr202" draw:text-style-name="P3" draw:layer="layout" svg:width="16.304cm" svg:height="0.497cm" svg:x="2.54cm" svg:y="9.264cm">
          <draw:text-box>
            <text:p text:style-name="P2"><text:span text:style-name="T3"><text:s text:c="5"/></text:span><text:span text:style-name="T3">Enter a sample input to be sent to the assistant service and click on done</text:span></text:p>
          </draw:text-box>
        </draw:frame>
        <draw:frame draw:style-name="gr2" draw:text-style-name="P3" draw:layer="layout" svg:width="0.422cm" svg:height="0.475cm" svg:x="13.466cm" svg:y="9.883cm">
          <draw:text-box>
            <text:p text:style-name="P2"><text:span text:style-name="T1"><text:s/></text:span></text:p>
          </draw:text-box>
        </draw:frame>
        <draw:frame draw:style-name="gr203" draw:text-style-name="P3" draw:layer="layout" svg:width="12.452cm" svg:height="0.497cm" svg:x="2.54cm" svg:y="9.873cm">
          <draw:text-box>
            <text:p text:style-name="P2"><text:span text:style-name="T3"><text:s text:c="5"/></text:span><text:span text:style-name="T3">Connect the nodes as shown below and click on Deploy</text:span></text:p>
          </draw:text-box>
        </draw:frame>
        <draw:frame draw:style-name="gr2" draw:text-style-name="P3" draw:layer="layout" svg:width="0.422cm" svg:height="0.475cm" svg:x="10.055cm" svg:y="10.491cm">
          <draw:text-box>
            <text:p text:style-name="P2"><text:span text:style-name="T1"><text:s/></text:span></text:p>
          </draw:text-box>
        </draw:frame>
        <draw:frame draw:style-name="gr204" draw:text-style-name="P3" draw:layer="layout" svg:width="8.57cm" svg:height="0.497cm" svg:x="2.54cm" svg:y="10.482cm">
          <draw:text-box>
            <text:p text:style-name="P2"><text:span text:style-name="T3"><text:s text:c="5"/></text:span><text:span text:style-name="T3">Open Debug window as shown below</text:span></text:p>
          </draw:text-box>
        </draw:frame>
        <draw:frame draw:style-name="gr2" draw:text-style-name="P3" draw:layer="layout" svg:width="0.422cm" svg:height="0.475cm" svg:x="14.007cm" svg:y="11.1cm">
          <draw:text-box>
            <text:p text:style-name="P2"><text:span text:style-name="T1"><text:s/></text:span></text:p>
          </draw:text-box>
        </draw:frame>
        <draw:frame draw:style-name="gr205" draw:text-style-name="P3" draw:layer="layout" svg:width="13.218cm" svg:height="0.497cm" svg:x="2.54cm" svg:y="11.09cm">
          <draw:text-box>
            <text:p text:style-name="P2"><text:span text:style-name="T3"><text:s text:c="5"/></text:span><text:span text:style-name="T3">Click on the button to send input text to the assistant node</text:span></text:p>
          </draw:text-box>
        </draw:frame>
        <draw:frame draw:style-name="gr2" draw:text-style-name="P3" draw:layer="layout" svg:width="0.422cm" svg:height="0.475cm" svg:x="12.664cm" svg:y="11.708cm">
          <draw:text-box>
            <text:p text:style-name="P2"><text:span text:style-name="T1"><text:s/></text:span></text:p>
          </draw:text-box>
        </draw:frame>
        <draw:frame draw:style-name="gr206" draw:text-style-name="P3" draw:layer="layout" svg:width="11.631cm" svg:height="0.497cm" svg:x="2.54cm" svg:y="11.699cm">
          <draw:text-box>
            <text:p text:style-name="P2"><text:span text:style-name="T3"><text:s text:c="5"/></text:span><text:span text:style-name="T3">Observe the output from the assistant service node</text:span></text:p>
          </draw:text-box>
        </draw:frame>
        <draw:frame draw:style-name="gr2" draw:text-style-name="P3" draw:layer="layout" svg:width="0.422cm" svg:height="0.475cm" svg:x="11.424cm" svg:y="12.317cm">
          <draw:text-box>
            <text:p text:style-name="P2"><text:span text:style-name="T1"><text:s/></text:span></text:p>
          </draw:text-box>
        </draw:frame>
        <draw:frame draw:style-name="gr207" draw:text-style-name="P3" draw:layer="layout" svg:width="10.318cm" svg:height="0.497cm" svg:x="2.54cm" svg:y="12.307cm">
          <draw:text-box>
            <text:p text:style-name="P2"><text:span text:style-name="T3"><text:s text:c="5"/></text:span><text:span text:style-name="T3">The Bot output is located inside “output.text"</text:span></text:p>
          </draw:text-box>
        </draw:frame>
        <draw:frame draw:style-name="gr2" draw:text-style-name="P3" draw:layer="layout" svg:width="0.422cm" svg:height="0.475cm" svg:x="16.584cm" svg:y="12.925cm">
          <draw:text-box>
            <text:p text:style-name="P2"><text:span text:style-name="T1"><text:s/></text:span></text:p>
          </draw:text-box>
        </draw:frame>
        <draw:frame draw:style-name="gr208" draw:text-style-name="P3" draw:layer="layout" svg:width="16.025cm" svg:height="0.497cm" svg:x="2.54cm" svg:y="12.916cm">
          <draw:text-box>
            <text:p text:style-name="P2"><text:span text:style-name="T3"><text:s text:c="5"/></text:span><text:span text:style-name="T3">Drag the function node to parse the JSON data and get the bot response</text:span></text:p>
          </draw:text-box>
        </draw:frame>
        <draw:frame draw:style-name="gr2" draw:text-style-name="P3" draw:layer="layout" svg:width="0.422cm" svg:height="0.475cm" svg:x="17.529cm" svg:y="13.534cm">
          <draw:text-box>
            <text:p text:style-name="P2"><text:span text:style-name="T1"><text:s/></text:span></text:p>
          </draw:text-box>
        </draw:frame>
        <draw:frame draw:style-name="gr209" draw:text-style-name="P3" draw:layer="layout" svg:width="16.969cm" svg:height="0.497cm" svg:x="2.54cm" svg:y="13.524cm">
          <draw:text-box>
            <text:p text:style-name="P2"><text:span text:style-name="T3"><text:s text:c="5"/></text:span><text:span text:style-name="T3">Double click on the function node and enter the JSON parsing code as shown</text:span></text:p>
          </draw:text-box>
        </draw:frame>
        <draw:frame draw:style-name="gr2" draw:text-style-name="P3" draw:layer="layout" svg:width="0.422cm" svg:height="0.475cm" svg:x="18.453cm" svg:y="14.143cm">
          <draw:text-box>
            <text:p text:style-name="P2"><text:span text:style-name="T1"><text:s/></text:span></text:p>
          </draw:text-box>
        </draw:frame>
        <draw:frame draw:style-name="gr210" draw:text-style-name="P3" draw:layer="layout" svg:width="5.928cm" svg:height="0.497cm" svg:x="2.54cm" svg:y="14.133cm">
          <draw:text-box>
            <text:p text:style-name="P2"><text:span text:style-name="T3"><text:s text:c="5"/></text:span><text:span text:style-name="T3">below and click on done </text:span></text:p>
          </draw:text-box>
        </draw:frame>
        <draw:frame draw:style-name="gr211" draw:text-style-name="P3" draw:layer="layout" svg:width="0.422cm" svg:height="0.471cm" svg:x="7.691cm" svg:y="14.148cm">
          <draw:text-box>
            <text:p text:style-name="P2"><text:span text:style-name="T5">●</text:span></text:p>
          </draw:text-box>
        </draw:frame>
        <draw:frame draw:style-name="gr212" draw:text-style-name="P3" draw:layer="layout" svg:width="11.91cm" svg:height="0.497cm" svg:x="7.947cm" svg:y="14.133cm">
          <draw:text-box>
            <text:p text:style-name="P2"><text:span text:style-name="T3"><text:s/></text:span><text:span text:style-name="T3">Connect the nodes as shown below and click on Deploy</text:span></text:p>
          </draw:text-box>
        </draw:frame>
        <draw:frame draw:style-name="gr2" draw:text-style-name="P3" draw:layer="layout" svg:width="0.422cm" svg:height="0.475cm" svg:x="18.197cm" svg:y="14.751cm">
          <draw:text-box>
            <text:p text:style-name="P2"><text:span text:style-name="T1"><text:s/></text:span></text:p>
          </draw:text-box>
        </draw:frame>
        <draw:frame draw:style-name="gr213" draw:text-style-name="P3" draw:layer="layout" svg:width="11.08cm" svg:height="0.497cm" svg:x="2.54cm" svg:y="14.741cm">
          <draw:text-box>
            <text:p text:style-name="P2"><text:span text:style-name="T3"><text:s text:c="5"/></text:span><text:span text:style-name="T3">Re-inject the ﬂow and observe the parsed output</text:span></text:p>
          </draw:text-box>
        </draw:frame>
        <draw:frame draw:style-name="gr214" draw:text-style-name="P3" draw:layer="layout" svg:width="6.563cm" svg:height="0.497cm" svg:x="12.442cm" svg:y="14.741cm">
          <draw:text-box>
            <text:p text:style-name="P2"><text:span text:style-name="T3"><text:s/></text:span><text:span text:style-name="T3">For creating a web application</text:span></text:p>
          </draw:text-box>
        </draw:frame>
        <draw:frame draw:style-name="gr2" draw:text-style-name="P3" draw:layer="layout" svg:width="0.422cm" svg:height="0.475cm" svg:x="2.54cm" svg:y="15.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5.011cm" svg:y="15.968cm">
          <draw:text-box>
            <text:p text:style-name="P2"><text:span text:style-name="T1"><text:s/></text:span></text:p>
          </draw:text-box>
        </draw:frame>
        <draw:frame draw:style-name="gr215" draw:text-style-name="P3" draw:layer="layout" svg:width="14.306cm" svg:height="0.497cm" svg:x="2.54cm" svg:y="15.958cm">
          <draw:text-box>
            <text:p text:style-name="P2"><text:span text:style-name="T3">UI we need “dashboard“ nodes which should be installed manually.</text:span></text:p>
          </draw:text-box>
        </draw:frame>
        <draw:frame draw:style-name="gr216" draw:text-style-name="P3" draw:layer="layout" svg:width="0.679cm" svg:height="0.497cm" svg:x="2.54cm" svg:y="16.567cm">
          <draw:text-box>
            <text:p text:style-name="P2"><text:span text:style-name="T3"><text:s text:c="5"/></text:span></text:p>
          </draw:text-box>
        </draw:frame>
        <draw:frame draw:style-name="gr2" draw:text-style-name="P3" draw:layer="layout" svg:width="0.422cm" svg:height="0.475cm" svg:x="3.064cm" svg:y="16.5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549cm" svg:y="17.185cm">
          <draw:text-box>
            <text:p text:style-name="P2"><text:span text:style-name="T1"><text:s/></text:span></text:p>
          </draw:text-box>
        </draw:frame>
        <draw:frame draw:style-name="gr217" draw:text-style-name="P3" draw:layer="layout" svg:width="11.538cm" svg:height="0.497cm" svg:x="2.54cm" svg:y="17.175cm">
          <draw:text-box>
            <text:p text:style-name="P2"><text:span text:style-name="T3"><text:s text:c="5"/></text:span><text:span text:style-name="T3">Go to navigation pane and click on manage palette</text:span></text:p>
          </draw:text-box>
        </draw:frame>
        <draw:frame draw:style-name="gr2" draw:text-style-name="P3" draw:layer="layout" svg:width="0.422cm" svg:height="0.475cm" svg:x="5.794cm" svg:y="17.794cm">
          <draw:text-box>
            <text:p text:style-name="P2"><text:span text:style-name="T1"><text:s/></text:span></text:p>
          </draw:text-box>
        </draw:frame>
        <draw:frame draw:style-name="gr218" draw:text-style-name="P3" draw:layer="layout" svg:width="3.752cm" svg:height="0.497cm" svg:x="2.54cm" svg:y="17.784cm">
          <draw:text-box>
            <text:p text:style-name="P2"><text:span text:style-name="T3"><text:s text:c="5"/></text:span><text:span text:style-name="T3">Click on install</text:span></text:p>
          </draw:text-box>
        </draw:frame>
        <draw:frame draw:style-name="gr2" draw:text-style-name="P3" draw:layer="layout" svg:width="0.422cm" svg:height="0.475cm" svg:x="18.079cm" svg:y="18.402cm">
          <draw:text-box>
            <text:p text:style-name="P2"><text:span text:style-name="T1"><text:s/></text:span></text:p>
          </draw:text-box>
        </draw:frame>
        <draw:frame draw:style-name="gr219" draw:text-style-name="P3" draw:layer="layout" svg:width="17.837cm" svg:height="0.497cm" svg:x="2.54cm" svg:y="18.393cm">
          <draw:text-box>
            <text:p text:style-name="P2"><text:span text:style-name="T3"><text:s text:c="5"/></text:span><text:span text:style-name="T3">Search for “node-red-dashboard” and click on install and again click on install on</text:span></text:p>
          </draw:text-box>
        </draw:frame>
        <draw:frame draw:style-name="gr2" draw:text-style-name="P3" draw:layer="layout" svg:width="0.422cm" svg:height="0.475cm" svg:x="5.129cm" svg:y="19.011cm">
          <draw:text-box>
            <text:p text:style-name="P2"><text:span text:style-name="T1"><text:s/></text:span></text:p>
          </draw:text-box>
        </draw:frame>
        <draw:frame draw:style-name="gr220" draw:text-style-name="P3" draw:layer="layout" svg:width="3.05cm" svg:height="0.497cm" svg:x="2.54cm" svg:y="19.001cm">
          <draw:text-box>
            <text:p text:style-name="P2"><text:span text:style-name="T3"><text:s text:c="5"/></text:span><text:span text:style-name="T3">the prompt</text:span></text:p>
          </draw:text-box>
        </draw:frame>
        <draw:frame draw:style-name="gr2" draw:text-style-name="P3" draw:layer="layout" svg:width="0.422cm" svg:height="0.475cm" svg:x="16.916cm" svg:y="19.619cm">
          <draw:text-box>
            <text:p text:style-name="P2"><text:span text:style-name="T1"><text:s/></text:span></text:p>
          </draw:text-box>
        </draw:frame>
        <draw:frame draw:style-name="gr221" draw:text-style-name="P3" draw:layer="layout" svg:width="16.317cm" svg:height="0.497cm" svg:x="2.54cm" svg:y="19.61cm">
          <draw:text-box>
            <text:p text:style-name="P2"><text:span text:style-name="T3"><text:s text:c="5"/></text:span><text:span text:style-name="T3">The following message indicates dashboard nodes are installed, close the</text:span></text:p>
          </draw:text-box>
        </draw:frame>
        <draw:frame draw:style-name="gr2" draw:text-style-name="P3" draw:layer="layout" svg:width="0.422cm" svg:height="0.475cm" svg:x="6.096cm" svg:y="20.228cm">
          <draw:text-box>
            <text:p text:style-name="P2"><text:span text:style-name="T1"><text:s/></text:span></text:p>
          </draw:text-box>
        </draw:frame>
        <draw:frame draw:style-name="gr222" draw:text-style-name="P3" draw:layer="layout" svg:width="4.172cm" svg:height="0.497cm" svg:x="2.54cm" svg:y="20.218cm">
          <draw:text-box>
            <text:p text:style-name="P2"><text:span text:style-name="T3"><text:s text:c="6"/></text:span><text:span text:style-name="T3">manage palette</text:span></text:p>
          </draw:text-box>
        </draw:frame>
        <draw:frame draw:style-name="gr2" draw:text-style-name="P3" draw:layer="layout" svg:width="0.422cm" svg:height="0.475cm" svg:x="11.936cm" svg:y="20.836cm">
          <draw:text-box>
            <text:p text:style-name="P2"><text:span text:style-name="T1"><text:s/></text:span></text:p>
          </draw:text-box>
        </draw:frame>
        <draw:frame draw:style-name="gr223" draw:text-style-name="P3" draw:layer="layout" svg:width="10.928cm" svg:height="0.497cm" svg:x="2.54cm" svg:y="20.827cm">
          <draw:text-box>
            <text:p text:style-name="P2"><text:span text:style-name="T3"><text:s text:c="6"/></text:span><text:span text:style-name="T3">Search for “Form” node and drag on to the ﬂow</text:span></text:p>
          </draw:text-box>
        </draw:frame>
        <draw:frame draw:style-name="gr2" draw:text-style-name="P3" draw:layer="layout" svg:width="0.422cm" svg:height="0.475cm" svg:x="11.311cm" svg:y="21.445cm">
          <draw:text-box>
            <text:p text:style-name="P2"><text:span text:style-name="T1"><text:s/></text:span></text:p>
          </draw:text-box>
        </draw:frame>
        <draw:frame draw:style-name="gr224" draw:text-style-name="P3" draw:layer="layout" svg:width="10.213cm" svg:height="0.497cm" svg:x="2.54cm" svg:y="21.435cm">
          <draw:text-box>
            <text:p text:style-name="P2"><text:span text:style-name="T3"><text:s text:c="6"/></text:span><text:span text:style-name="T3">Doube click on the “form” node to conﬁgure</text:span></text:p>
          </draw:text-box>
        </draw:frame>
        <draw:frame draw:style-name="gr2" draw:text-style-name="P3" draw:layer="layout" svg:width="0.422cm" svg:height="0.475cm" svg:x="15.263cm" svg:y="22.054cm">
          <draw:text-box>
            <text:p text:style-name="P2"><text:span text:style-name="T1"><text:s/></text:span></text:p>
          </draw:text-box>
        </draw:frame>
        <draw:frame draw:style-name="gr225" draw:text-style-name="P3" draw:layer="layout" svg:width="14.925cm" svg:height="0.497cm" svg:x="2.54cm" svg:y="22.044cm">
          <draw:text-box>
            <text:p text:style-name="P2"><text:span text:style-name="T3"><text:s text:c="6"/></text:span><text:span text:style-name="T3">Click on the edit button to add the “Group” name and “Tab” name</text:span></text:p>
          </draw:text-box>
        </draw:frame>
        <draw:frame draw:style-name="gr2" draw:text-style-name="P3" draw:layer="layout" svg:width="0.422cm" svg:height="0.475cm" svg:x="14.11cm" svg:y="22.662cm">
          <draw:text-box>
            <text:p text:style-name="P2"><text:span text:style-name="T1"><text:s/></text:span></text:p>
          </draw:text-box>
        </draw:frame>
        <draw:frame draw:style-name="gr226" draw:text-style-name="P3" draw:layer="layout" svg:width="13.332cm" svg:height="0.497cm" svg:x="2.54cm" svg:y="22.652cm">
          <draw:text-box>
            <text:p text:style-name="P2"><text:span text:style-name="T3"><text:s text:c="5"/></text:span><text:span text:style-name="T3">Click on the edit button to add tab name to web application</text:span></text:p>
          </draw:text-box>
        </draw:frame>
        <draw:frame draw:style-name="gr2" draw:text-style-name="P3" draw:layer="layout" svg:width="0.422cm" svg:height="0.475cm" svg:x="16.428cm" svg:y="23.271cm">
          <draw:text-box>
            <text:p text:style-name="P2"><text:span text:style-name="T1"><text:s/></text:span></text:p>
          </draw:text-box>
        </draw:frame>
        <draw:frame draw:style-name="gr227" draw:text-style-name="P3" draw:layer="layout" svg:width="15.974cm" svg:height="0.497cm" svg:x="2.54cm" svg:y="23.261cm">
          <draw:text-box>
            <text:p text:style-name="P2"><text:span text:style-name="T3"><text:s text:c="5"/></text:span><text:span text:style-name="T3">Give sample tab name and click on add do the same thing for the group</text:span></text:p>
          </draw:text-box>
        </draw:frame>
        <draw:frame draw:style-name="gr2" draw:text-style-name="P3" draw:layer="layout" svg:width="0.422cm" svg:height="0.475cm" svg:x="15.916cm" svg:y="23.879cm">
          <draw:text-box>
            <text:p text:style-name="P2"><text:span text:style-name="T1"><text:s/></text:span></text:p>
          </draw:text-box>
        </draw:frame>
        <draw:frame draw:style-name="gr228" draw:text-style-name="P3" draw:layer="layout" svg:width="15.724cm" svg:height="0.497cm" svg:x="2.54cm" svg:y="23.869cm">
          <draw:text-box>
            <text:p text:style-name="P2"><text:span text:style-name="T3"><text:s text:c="5"/></text:span><text:span text:style-name="T3">Give the label as “Enter your input”, Name as “text” and click on Done</text:span></text:p>
          </draw:text-box>
        </draw:frame>
        <draw:frame draw:style-name="gr2" draw:text-style-name="P3" draw:layer="layout" svg:width="0.422cm" svg:height="0.475cm" svg:x="17.069cm" svg:y="24.488cm">
          <draw:text-box>
            <text:p text:style-name="P2"><text:span text:style-name="T1"><text:s/></text:span></text:p>
          </draw:text-box>
        </draw:frame>
        <draw:frame draw:style-name="gr132" draw:text-style-name="P3" draw:layer="layout" svg:width="16.753cm" svg:height="0.497cm" svg:x="2.54cm" svg:y="24.478cm">
          <draw:text-box>
            <text:p text:style-name="P2"><text:span text:style-name="T3"><text:s text:c="5"/></text:span><text:span text:style-name="T3">Drag a function node, double-click on it and enter the input parsing code as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8.499cm" svg:y="2.58cm">
          <draw:text-box>
            <text:p text:style-name="P2"><text:span text:style-name="T1"><text:s/></text:span></text:p>
          </draw:text-box>
        </draw:frame>
        <draw:frame draw:style-name="gr229" draw:text-style-name="P3" draw:layer="layout" svg:width="6.559cm" svg:height="0.497cm" svg:x="2.54cm" svg:y="2.57cm">
          <draw:text-box>
            <text:p text:style-name="P2"><text:span text:style-name="T3"><text:s text:c="5"/></text:span><text:span text:style-name="T3">shown below <text:s/>Click on done</text:span></text:p>
          </draw:text-box>
        </draw:frame>
        <draw:frame draw:style-name="gr2" draw:text-style-name="P3" draw:layer="layout" svg:width="0.422cm" svg:height="0.475cm" svg:x="17.119cm" svg:y="3.189cm">
          <draw:text-box>
            <text:p text:style-name="P2"><text:span text:style-name="T1"><text:s/></text:span></text:p>
          </draw:text-box>
        </draw:frame>
        <draw:frame draw:style-name="gr230" draw:text-style-name="P3" draw:layer="layout" svg:width="16.757cm" svg:height="0.497cm" svg:x="2.54cm" svg:y="3.179cm">
          <draw:text-box>
            <text:p text:style-name="P2"><text:span text:style-name="T3"><text:s text:c="5"/></text:span><text:span text:style-name="T3">Connect the form output to the input of the function node and output of the</text:span></text:p>
          </draw:text-box>
        </draw:frame>
        <draw:frame draw:style-name="gr2" draw:text-style-name="P3" draw:layer="layout" svg:width="0.422cm" svg:height="0.475cm" svg:x="9.515cm" svg:y="3.797cm">
          <draw:text-box>
            <text:p text:style-name="P2"><text:span text:style-name="T1"><text:s/></text:span></text:p>
          </draw:text-box>
        </draw:frame>
        <draw:frame draw:style-name="gr231" draw:text-style-name="P3" draw:layer="layout" svg:width="7.939cm" svg:height="0.497cm" svg:x="2.54cm" svg:y="3.788cm">
          <draw:text-box>
            <text:p text:style-name="P2"><text:span text:style-name="T3"><text:s text:c="5"/></text:span><text:span text:style-name="T3">function to input of assistant node</text:span></text:p>
          </draw:text-box>
        </draw:frame>
        <draw:frame draw:style-name="gr2" draw:text-style-name="P3" draw:layer="layout" svg:width="0.422cm" svg:height="0.475cm" svg:x="12.749cm" svg:y="4.406cm">
          <draw:text-box>
            <text:p text:style-name="P2"><text:span text:style-name="T1"><text:s/></text:span></text:p>
          </draw:text-box>
        </draw:frame>
        <draw:frame draw:style-name="gr120" draw:text-style-name="P3" draw:layer="layout" svg:width="11.889cm" svg:height="0.497cm" svg:x="2.54cm" svg:y="4.396cm">
          <draw:text-box>
            <text:p text:style-name="P2"><text:span text:style-name="T3"><text:s text:c="5"/></text:span><text:span text:style-name="T3">Search for “text” node from the “dashboard” section</text:span></text:p>
          </draw:text-box>
        </draw:frame>
        <draw:frame draw:style-name="gr2" draw:text-style-name="P3" draw:layer="layout" svg:width="0.422cm" svg:height="0.475cm" svg:x="9.79cm" svg:y="5.014cm">
          <draw:text-box>
            <text:p text:style-name="P2"><text:span text:style-name="T1"><text:s/></text:span></text:p>
          </draw:text-box>
        </draw:frame>
        <draw:frame draw:style-name="gr232" draw:text-style-name="P3" draw:layer="layout" svg:width="8.494cm" svg:height="0.497cm" svg:x="2.54cm" svg:y="5.005cm">
          <draw:text-box>
            <text:p text:style-name="P2"><text:span text:style-name="T3"><text:s text:c="5"/></text:span><text:span text:style-name="T3">Drag two “text” nodes on to the ﬂow</text:span></text:p>
          </draw:text-box>
        </draw:frame>
        <draw:frame draw:style-name="gr2" draw:text-style-name="P3" draw:layer="layout" svg:width="0.422cm" svg:height="0.475cm" svg:x="17.709cm" svg:y="5.623cm">
          <draw:text-box>
            <text:p text:style-name="P2"><text:span text:style-name="T1"><text:s/></text:span></text:p>
          </draw:text-box>
        </draw:frame>
        <draw:frame draw:style-name="gr164" draw:text-style-name="P3" draw:layer="layout" svg:width="17.587cm" svg:height="0.497cm" svg:x="2.54cm" svg:y="5.613cm">
          <draw:text-box>
            <text:p text:style-name="P2"><text:span text:style-name="T3"><text:s text:c="5"/></text:span><text:span text:style-name="T3">Double click on the ﬁrst text node, change the label as “You” and click on Done</text:span></text:p>
          </draw:text-box>
        </draw:frame>
        <draw:frame draw:style-name="gr2" draw:text-style-name="P3" draw:layer="layout" svg:width="0.422cm" svg:height="0.475cm" svg:x="18.28cm" svg:y="6.231cm">
          <draw:text-box>
            <text:p text:style-name="P2"><text:span text:style-name="T1"><text:s/></text:span></text:p>
          </draw:text-box>
        </draw:frame>
        <draw:frame draw:style-name="gr233" draw:text-style-name="P3" draw:layer="layout" svg:width="18.201cm" svg:height="0.497cm" svg:x="2.54cm" svg:y="6.222cm">
          <draw:text-box>
            <text:p text:style-name="P2"><text:span text:style-name="T3"><text:s text:c="5"/></text:span><text:span text:style-name="T3">Double click on the second text node, change the label as “Bot” and click on Done</text:span></text:p>
          </draw:text-box>
        </draw:frame>
        <draw:frame draw:style-name="gr2" draw:text-style-name="P3" draw:layer="layout" svg:width="0.422cm" svg:height="0.475cm" svg:x="17.083cm" svg:y="6.84cm">
          <draw:text-box>
            <text:p text:style-name="P2"><text:span text:style-name="T1"><text:s/></text:span></text:p>
          </draw:text-box>
        </draw:frame>
        <draw:frame draw:style-name="gr234" draw:text-style-name="P3" draw:layer="layout" svg:width="16.884cm" svg:height="0.497cm" svg:x="2.54cm" svg:y="6.83cm">
          <draw:text-box>
            <text:p text:style-name="P2"><text:span text:style-name="T3"><text:s text:c="5"/></text:span><text:span text:style-name="T3">Connect the output of “input parsing” function node to “ You” text node and</text:span></text:p>
          </draw:text-box>
        </draw:frame>
        <draw:frame draw:style-name="gr2" draw:text-style-name="P3" draw:layer="layout" svg:width="0.422cm" svg:height="0.475cm" svg:x="14.946cm" svg:y="7.449cm">
          <draw:text-box>
            <text:p text:style-name="P2"><text:span text:style-name="T1"><text:s/></text:span></text:p>
          </draw:text-box>
        </draw:frame>
        <draw:frame draw:style-name="gr235" draw:text-style-name="P3" draw:layer="layout" svg:width="14.399cm" svg:height="0.497cm" svg:x="2.54cm" svg:y="7.439cm">
          <draw:text-box>
            <text:p text:style-name="P2"><text:span text:style-name="T3"><text:s text:c="5"/></text:span><text:span text:style-name="T3">output of “Parsing” function node to the input of “Bot” text node</text:span></text:p>
          </draw:text-box>
        </draw:frame>
        <draw:frame draw:style-name="gr2" draw:text-style-name="P3" draw:layer="layout" svg:width="0.422cm" svg:height="0.475cm" svg:x="5.947cm" svg:y="8.057cm">
          <draw:text-box>
            <text:p text:style-name="P2"><text:span text:style-name="T1"><text:s/></text:span></text:p>
          </draw:text-box>
        </draw:frame>
        <draw:frame draw:style-name="gr236" draw:text-style-name="P3" draw:layer="layout" svg:width="3.968cm" svg:height="0.497cm" svg:x="2.54cm" svg:y="8.047cm">
          <draw:text-box>
            <text:p text:style-name="P2"><text:span text:style-name="T3"><text:s text:c="5"/></text:span><text:span text:style-name="T3">Click on Deploy</text:span></text:p>
          </draw:text-box>
        </draw:frame>
        <draw:frame draw:style-name="gr2" draw:text-style-name="P3" draw:layer="layout" svg:width="0.422cm" svg:height="0.475cm" svg:x="2.54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0.466cm" svg:y="9.274cm">
          <draw:text-box>
            <text:p text:style-name="P2"><text:span text:style-name="T1"><text:s/></text:span></text:p>
          </draw:text-box>
        </draw:frame>
        <draw:frame draw:style-name="gr237" draw:text-style-name="P3" draw:layer="layout" svg:width="3.397cm" svg:height="0.497cm" svg:x="7.62cm" svg:y="9.264cm">
          <draw:text-box>
            <text:p text:style-name="P2"><text:span text:style-name="T3">5.</text:span><text:span text:style-name="T2">FLOWCHART</text:span></text:p>
          </draw:text-box>
        </draw:frame>
        <draw:frame draw:style-name="gr2" draw:text-style-name="P3" draw:layer="layout" svg:width="0.422cm" svg:height="0.475cm" svg:x="2.54cm" svg:y="9.88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115cm" svg:y="10.491cm">
          <draw:text-box>
            <text:p text:style-name="P2"><text:span text:style-name="T1"><text:s/></text:span></text:p>
          </draw:text-box>
        </draw:frame>
        <draw:frame draw:style-name="gr238" draw:text-style-name="P3" draw:layer="layout" svg:width="10.916cm" svg:height="0.497cm" svg:x="2.54cm" svg:y="10.482cm">
          <draw:text-box>
            <text:p text:style-name="P2"><text:span text:style-name="T3">At ﬁrst go to manage pallete and install dashboard.</text:span></text:p>
          </draw:text-box>
        </draw:frame>
        <draw:frame draw:style-name="gr2" draw:text-style-name="P3" draw:layer="layout" svg:width="0.422cm" svg:height="0.475cm" svg:x="12.267cm" svg:y="11.1cm">
          <draw:text-box>
            <text:p text:style-name="P2"><text:span text:style-name="T1"><text:s/></text:span></text:p>
          </draw:text-box>
        </draw:frame>
        <draw:frame draw:style-name="gr239" draw:text-style-name="P3" draw:layer="layout" svg:width="11.14cm" svg:height="0.497cm" svg:x="2.54cm" svg:y="11.09cm">
          <draw:text-box>
            <text:p text:style-name="P2"><text:span text:style-name="T3">Now,Create the ﬂow with the help of following node:</text:span></text:p>
          </draw:text-box>
        </draw:frame>
        <draw:frame draw:style-name="gr2" draw:text-style-name="P3" draw:layer="layout" svg:width="0.422cm" svg:height="0.475cm" svg:x="4.844cm" svg:y="11.708cm">
          <draw:text-box>
            <text:p text:style-name="P2"><text:span text:style-name="T1"><text:s/></text:span></text:p>
          </draw:text-box>
        </draw:frame>
        <draw:frame draw:style-name="gr240" draw:text-style-name="P3" draw:layer="layout" svg:width="1.17cm" svg:height="0.497cm" svg:x="3.81cm" svg:y="11.699cm">
          <draw:text-box>
            <text:p text:style-name="P2"><text:span text:style-name="T3">Inject</text:span></text:p>
          </draw:text-box>
        </draw:frame>
        <draw:frame draw:style-name="gr2" draw:text-style-name="P3" draw:layer="layout" svg:width="0.422cm" svg:height="0.475cm" svg:x="5.584cm" svg:y="12.317cm">
          <draw:text-box>
            <text:p text:style-name="P2"><text:span text:style-name="T1"><text:s/></text:span></text:p>
          </draw:text-box>
        </draw:frame>
        <draw:frame draw:style-name="gr241" draw:text-style-name="P3" draw:layer="layout" svg:width="1.924cm" svg:height="0.497cm" svg:x="3.81cm" svg:y="12.307cm">
          <draw:text-box>
            <text:p text:style-name="P2"><text:span text:style-name="T3">Assistant</text:span></text:p>
          </draw:text-box>
        </draw:frame>
        <draw:frame draw:style-name="gr2" draw:text-style-name="P3" draw:layer="layout" svg:width="0.422cm" svg:height="0.475cm" svg:x="5.02cm" svg:y="12.925cm">
          <draw:text-box>
            <text:p text:style-name="P2"><text:span text:style-name="T1"><text:s/></text:span></text:p>
          </draw:text-box>
        </draw:frame>
        <draw:frame draw:style-name="gr119" draw:text-style-name="P3" draw:layer="layout" svg:width="1.391cm" svg:height="0.497cm" svg:x="3.81cm" svg:y="12.916cm">
          <draw:text-box>
            <text:p text:style-name="P2"><text:span text:style-name="T3">Debug</text:span></text:p>
          </draw:text-box>
        </draw:frame>
        <draw:frame draw:style-name="gr2" draw:text-style-name="P3" draw:layer="layout" svg:width="0.422cm" svg:height="0.475cm" svg:x="5.444cm" svg:y="13.534cm">
          <draw:text-box>
            <text:p text:style-name="P2"><text:span text:style-name="T1"><text:s/></text:span></text:p>
          </draw:text-box>
        </draw:frame>
        <draw:frame draw:style-name="gr242" draw:text-style-name="P3" draw:layer="layout" svg:width="1.822cm" svg:height="0.497cm" svg:x="3.81cm" svg:y="13.524cm">
          <draw:text-box>
            <text:p text:style-name="P2"><text:span text:style-name="T3">Function</text:span></text:p>
          </draw:text-box>
        </draw:frame>
        <draw:frame draw:style-name="gr2" draw:text-style-name="P3" draw:layer="layout" svg:width="0.422cm" svg:height="0.475cm" svg:x="5.364cm" svg:y="14.143cm">
          <draw:text-box>
            <text:p text:style-name="P2"><text:span text:style-name="T1"><text:s/></text:span></text:p>
          </draw:text-box>
        </draw:frame>
        <draw:frame draw:style-name="gr243" draw:text-style-name="P3" draw:layer="layout" svg:width="1.729cm" svg:height="0.497cm" svg:x="3.81cm" svg:y="14.133cm">
          <draw:text-box>
            <text:p text:style-name="P2"><text:span text:style-name="T3">Ui_Form</text:span></text:p>
          </draw:text-box>
        </draw:frame>
        <draw:frame draw:style-name="gr2" draw:text-style-name="P3" draw:layer="layout" svg:width="0.422cm" svg:height="0.475cm" svg:x="5.181cm" svg:y="14.751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2.54cm" svg:y="14.741cm">
          <draw:text-box>
            <text:p text:style-name="P2"><text:span text:style-name="T3"><text:s/></text:span></text:p>
          </draw:text-box>
        </draw:frame>
        <draw:frame draw:style-name="gr244" draw:text-style-name="P3" draw:layer="layout" svg:width="1.577cm" svg:height="0.497cm" svg:x="3.809cm" svg:y="14.741cm">
          <draw:text-box>
            <text:p text:style-name="P2"><text:span text:style-name="T3">Ui_Text</text:span></text:p>
          </draw:text-box>
        </draw:frame>
        <draw:frame draw:style-name="gr2" draw:text-style-name="P3" draw:layer="layout" svg:width="0.422cm" svg:height="0.475cm" svg:x="2.54cm" svg:y="15.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9.722cm" svg:y="15.968cm">
          <draw:text-box>
            <text:p text:style-name="P2"><text:span text:style-name="T1"><text:s/></text:span></text:p>
          </draw:text-box>
        </draw:frame>
        <draw:frame draw:style-name="gr245" draw:text-style-name="P3" draw:layer="layout" svg:width="2.533cm" svg:height="0.497cm" svg:x="7.62cm" svg:y="15.958cm">
          <draw:text-box>
            <text:p text:style-name="P2"><text:span text:style-name="T3">6.</text:span><text:span text:style-name="T2">RESULTS</text:span></text:p>
          </draw:text-box>
        </draw:frame>
        <draw:frame draw:style-name="gr2" draw:text-style-name="P3" draw:layer="layout" svg:width="0.422cm" svg:height="0.475cm" svg:x="7.62cm" svg:y="16.57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8.229cm" svg:y="17.185cm">
          <draw:text-box>
            <text:p text:style-name="P2"><text:span text:style-name="T1"><text:s/></text:span></text:p>
          </draw:text-box>
        </draw:frame>
        <draw:frame draw:style-name="gr246" draw:text-style-name="P3" draw:layer="layout" svg:width="17.934cm" svg:height="0.497cm" svg:x="2.54cm" svg:y="17.175cm">
          <draw:text-box>
            <text:p text:style-name="P2"><text:span text:style-name="T3">Finally our Node-RED dash board integrates all the components and displayed in the</text:span></text:p>
          </draw:text-box>
        </draw:frame>
        <draw:frame draw:style-name="gr2" draw:text-style-name="P3" draw:layer="layout" svg:width="0.422cm" svg:height="0.475cm" svg:x="18.842cm" svg:y="17.794cm">
          <draw:text-box>
            <text:p text:style-name="P2"><text:span text:style-name="T1"><text:s/></text:span></text:p>
          </draw:text-box>
        </draw:frame>
        <draw:frame draw:style-name="gr247" draw:text-style-name="P3" draw:layer="layout" svg:width="18.654cm" svg:height="0.497cm" svg:x="2.54cm" svg:y="17.784cm">
          <draw:text-box>
            <text:p text:style-name="P2"><text:span text:style-name="T3">Dashboard UI by typing URL - https://node-red-hhzbi.eu-gb.mybluemix.net/ui in browser</text:span></text:p>
          </draw:text-box>
        </draw:frame>
        <draw:frame draw:style-name="gr2" draw:text-style-name="P3" draw:layer="layout" svg:width="0.422cm" svg:height="0.475cm" svg:x="2.54cm" svg:y="18.40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35cm" svg:y="19.01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3.244cm" svg:y="19.619cm">
          <draw:text-box>
            <text:p text:style-name="P2"><text:span text:style-name="T1"><text:s/></text:span></text:p>
          </draw:text-box>
        </draw:frame>
        <draw:frame draw:style-name="gr248" draw:text-style-name="P3" draw:layer="layout" svg:width="8.362cm" svg:height="0.497cm" svg:x="6.35cm" svg:y="19.61cm">
          <draw:text-box>
            <text:p text:style-name="P2"><text:span text:style-name="T3">7.</text:span><text:span text:style-name="T2">ADVANTAGES &amp; DISADVANTAGES</text:span></text:p>
          </draw:text-box>
        </draw:frame>
        <draw:frame draw:style-name="gr2" draw:text-style-name="P3" draw:layer="layout" svg:width="0.422cm" svg:height="0.475cm" svg:x="6.35cm" svg:y="20.2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4.899cm" svg:y="20.836cm">
          <draw:text-box>
            <text:p text:style-name="P2"><text:span text:style-name="T1"><text:s/></text:span></text:p>
          </draw:text-box>
        </draw:frame>
        <draw:frame draw:style-name="gr249" draw:text-style-name="P3" draw:layer="layout" svg:width="2.97cm" svg:height="0.497cm" svg:x="2.54cm" svg:y="20.827cm">
          <draw:text-box>
            <text:p text:style-name="P2"><text:span text:style-name="T2">Advantages</text:span><text:span text:style-name="T3">:</text:span></text:p>
          </draw:text-box>
        </draw:frame>
        <draw:frame draw:style-name="gr2" draw:text-style-name="P3" draw:layer="layout" svg:width="0.422cm" svg:height="0.475cm" svg:x="17.709cm" svg:y="21.445cm">
          <draw:text-box>
            <text:p text:style-name="P2"><text:span text:style-name="T1"><text:s/></text:span></text:p>
          </draw:text-box>
        </draw:frame>
        <draw:frame draw:style-name="gr250" draw:text-style-name="P3" draw:layer="layout" svg:width="17.405cm" svg:height="0.497cm" svg:x="2.54cm" svg:y="21.435cm">
          <draw:text-box>
            <text:p text:style-name="P2"><text:span text:style-name="T3"><text:s text:c="5"/></text:span><text:span text:style-name="T3">Campanies can deploy chatbots to rectiﬁy simple and general human queries .</text:span></text:p>
          </draw:text-box>
        </draw:frame>
        <draw:frame draw:style-name="gr2" draw:text-style-name="P3" draw:layer="layout" svg:width="0.422cm" svg:height="0.475cm" svg:x="6.894cm" svg:y="22.054cm">
          <draw:text-box>
            <text:p text:style-name="P2"><text:span text:style-name="T1"><text:s/></text:span></text:p>
          </draw:text-box>
        </draw:frame>
        <draw:frame draw:style-name="gr251" draw:text-style-name="P3" draw:layer="layout" svg:width="4.997cm" svg:height="0.497cm" svg:x="2.54cm" svg:y="22.044cm">
          <draw:text-box>
            <text:p text:style-name="P2"><text:span text:style-name="T3"><text:s text:c="5"/></text:span><text:span text:style-name="T3">Reduces man power</text:span></text:p>
          </draw:text-box>
        </draw:frame>
        <draw:frame draw:style-name="gr2" draw:text-style-name="P3" draw:layer="layout" svg:width="0.422cm" svg:height="0.475cm" svg:x="5.548cm" svg:y="22.662cm">
          <draw:text-box>
            <text:p text:style-name="P2"><text:span text:style-name="T1"><text:s/></text:span></text:p>
          </draw:text-box>
        </draw:frame>
        <draw:frame draw:style-name="gr252" draw:text-style-name="P3" draw:layer="layout" svg:width="3.473cm" svg:height="0.497cm" svg:x="2.54cm" svg:y="22.652cm">
          <draw:text-box>
            <text:p text:style-name="P2"><text:span text:style-name="T3"><text:s text:c="5"/></text:span><text:span text:style-name="T3">Cost eﬃcient</text:span></text:p>
          </draw:text-box>
        </draw:frame>
        <draw:frame draw:style-name="gr27" draw:text-style-name="P3" draw:layer="layout" svg:width="0.422cm" svg:height="0.497cm" svg:x="16.943cm" svg:y="23.26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5cm" svg:x="17.047cm" svg:y="23.271cm">
          <draw:text-box>
            <text:p text:style-name="P2"><text:span text:style-name="T1"><text:s/></text:span></text:p>
          </draw:text-box>
        </draw:frame>
        <draw:frame draw:style-name="gr253" draw:text-style-name="P3" draw:layer="layout" svg:width="16.478cm" svg:height="0.497cm" svg:x="2.54cm" svg:y="23.261cm">
          <draw:text-box>
            <text:p text:style-name="P2"><text:span text:style-name="T3"><text:s text:c="5"/></text:span><text:span text:style-name="T3">No need to divert calls to customer agent and customer agent can look on</text:span></text:p>
          </draw:text-box>
        </draw:frame>
        <draw:frame draw:style-name="gr2" draw:text-style-name="P3" draw:layer="layout" svg:width="0.422cm" svg:height="0.475cm" svg:x="5.396cm" svg:y="23.879cm">
          <draw:text-box>
            <text:p text:style-name="P2"><text:span text:style-name="T1"><text:s/></text:span></text:p>
          </draw:text-box>
        </draw:frame>
        <draw:frame draw:style-name="gr254" draw:text-style-name="P3" draw:layer="layout" svg:width="3.321cm" svg:height="0.497cm" svg:x="2.54cm" svg:y="23.869cm">
          <draw:text-box>
            <text:p text:style-name="P2"><text:span text:style-name="T3"><text:s text:c="5"/></text:span><text:span text:style-name="T3">other works.</text:span></text:p>
          </draw:text-box>
        </draw:frame>
        <draw:frame draw:style-name="gr2" draw:text-style-name="P3" draw:layer="layout" svg:width="0.422cm" svg:height="0.475cm" svg:x="2.54cm" svg:y="24.48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094cm" svg:y="2.58cm">
          <draw:text-box>
            <text:p text:style-name="P2"><text:span text:style-name="T1"><text:s/></text:span></text:p>
          </draw:text-box>
        </draw:frame>
        <draw:frame draw:style-name="gr255" draw:text-style-name="P3" draw:layer="layout" svg:width="5.374cm" svg:height="0.497cm" svg:x="7.62cm" svg:y="2.57cm">
          <draw:text-box>
            <text:p text:style-name="P2"><text:span text:style-name="T3">2</text:span><text:span text:style-name="T2">.LITERATURE SURVEY</text:span></text:p>
          </draw:text-box>
        </draw:frame>
        <draw:frame draw:style-name="gr2" draw:text-style-name="P3" draw:layer="layout" svg:width="0.422cm" svg:height="0.475cm" svg:x="2.54cm" svg:y="3.18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544cm" svg:y="3.797cm">
          <draw:text-box>
            <text:p text:style-name="P2"><text:span text:style-name="T1"><text:s/></text:span></text:p>
          </draw:text-box>
        </draw:frame>
        <draw:frame draw:style-name="gr256" draw:text-style-name="P3" draw:layer="layout" svg:width="5.027cm" svg:height="0.497cm" svg:x="2.54cm" svg:y="3.788cm">
          <draw:text-box>
            <text:p text:style-name="P2"><text:span text:style-name="T3">2.1 </text:span><text:span text:style-name="T2">Existing problem:</text:span></text:p>
          </draw:text-box>
        </draw:frame>
        <draw:frame draw:style-name="gr2" draw:text-style-name="P3" draw:layer="layout" svg:width="0.422cm" svg:height="0.475cm" svg:x="18.999cm" svg:y="4.406cm">
          <draw:text-box>
            <text:p text:style-name="P2"><text:span text:style-name="T1"><text:s/></text:span></text:p>
          </draw:text-box>
        </draw:frame>
        <draw:frame draw:style-name="gr257" draw:text-style-name="P3" draw:layer="layout" svg:width="18.743cm" svg:height="0.497cm" svg:x="2.54cm" svg:y="4.396cm">
          <draw:text-box>
            <text:p text:style-name="P2"><text:span text:style-name="T3">Generally Chatbots means getting input from users and getting only response questions</text:span></text:p>
          </draw:text-box>
        </draw:frame>
        <draw:frame draw:style-name="gr2" draw:text-style-name="P3" draw:layer="layout" svg:width="0.422cm" svg:height="0.475cm" svg:x="18.748cm" svg:y="5.014cm">
          <draw:text-box>
            <text:p text:style-name="P2"><text:span text:style-name="T1"><text:s/></text:span></text:p>
          </draw:text-box>
        </draw:frame>
        <draw:frame draw:style-name="gr258" draw:text-style-name="P3" draw:layer="layout" svg:width="18.878cm" svg:height="0.497cm" svg:x="2.54cm" svg:y="5.005cm">
          <draw:text-box>
            <text:p text:style-name="P2"><text:span text:style-name="T3">and for some questions the output from bot will be like “try again”, “I don’t understand”,</text:span></text:p>
          </draw:text-box>
        </draw:frame>
        <draw:frame draw:style-name="gr2" draw:text-style-name="P3" draw:layer="layout" svg:width="0.422cm" svg:height="0.475cm" svg:x="18.773cm" svg:y="5.623cm">
          <draw:text-box>
            <text:p text:style-name="P2"><text:span text:style-name="T1"><text:s/></text:span></text:p>
          </draw:text-box>
        </draw:frame>
        <draw:frame draw:style-name="gr259" draw:text-style-name="P3" draw:layer="layout" svg:width="18.705cm" svg:height="0.497cm" svg:x="2.54cm" svg:y="5.613cm">
          <draw:text-box>
            <text:p text:style-name="P2"><text:span text:style-name="T3">“</text:span><text:span text:style-name="T3">will you repeat again”, and so on... and directs customer to customer agent but a good</text:span></text:p>
          </draw:text-box>
        </draw:frame>
        <draw:frame draw:style-name="gr27" draw:text-style-name="P3" draw:layer="layout" svg:width="0.422cm" svg:height="0.497cm" svg:x="17.359cm" svg:y="6.222cm">
          <draw:text-box>
            <text:p text:style-name="P2"><text:span text:style-name="T3"><text:s/></text:span></text:p>
          </draw:text-box>
        </draw:frame>
        <draw:frame draw:style-name="gr260" draw:text-style-name="P3" draw:layer="layout" svg:width="16.834cm" svg:height="0.497cm" svg:x="2.54cm" svg:y="6.222cm">
          <draw:text-box>
            <text:p text:style-name="P2"><text:span text:style-name="T3">customer Chatbot should minimize involvement of customer agent to chat with</text:span></text:p>
          </draw:text-box>
        </draw:frame>
        <draw:frame draw:style-name="gr27" draw:text-style-name="P3" draw:layer="layout" svg:width="0.422cm" svg:height="0.497cm" svg:x="18.924cm" svg:y="6.83cm">
          <draw:text-box>
            <text:p text:style-name="P2"><text:span text:style-name="T3"><text:s/></text:span></text:p>
          </draw:text-box>
        </draw:frame>
        <draw:frame draw:style-name="gr261" draw:text-style-name="P3" draw:layer="layout" svg:width="18.646cm" svg:height="0.497cm" svg:x="2.54cm" svg:y="6.83cm">
          <draw:text-box>
            <text:p text:style-name="P2"><text:span text:style-name="T3">customer to clarify his/her doubts. So to achieve this we should include an virtual agent</text:span></text:p>
          </draw:text-box>
        </draw:frame>
        <draw:frame draw:style-name="gr27" draw:text-style-name="P3" draw:layer="layout" svg:width="0.422cm" svg:height="0.497cm" svg:x="18.666cm" svg:y="7.439cm">
          <draw:text-box>
            <text:p text:style-name="P2"><text:span text:style-name="T3"><text:s/></text:span></text:p>
          </draw:text-box>
        </draw:frame>
        <draw:frame draw:style-name="gr135" draw:text-style-name="P3" draw:layer="layout" svg:width="18.455cm" svg:height="0.497cm" svg:x="2.54cm" svg:y="7.439cm">
          <draw:text-box>
            <text:p text:style-name="P2"><text:span text:style-name="T3">in chatbot so that it will take care of real involvement of customer agent and customer</text:span></text:p>
          </draw:text-box>
        </draw:frame>
        <draw:frame draw:style-name="gr2" draw:text-style-name="P3" draw:layer="layout" svg:width="0.422cm" svg:height="0.475cm" svg:x="10.49cm" svg:y="8.057cm">
          <draw:text-box>
            <text:p text:style-name="P2"><text:span text:style-name="T1"><text:s/></text:span></text:p>
          </draw:text-box>
        </draw:frame>
        <draw:frame draw:style-name="gr262" draw:text-style-name="P3" draw:layer="layout" svg:width="8.93cm" svg:height="0.497cm" svg:x="2.54cm" svg:y="8.047cm">
          <draw:text-box>
            <text:p text:style-name="P2"><text:span text:style-name="T3">can clariﬁes his doubts with fast chatbots.</text:span></text:p>
          </draw:text-box>
        </draw:frame>
        <draw:frame draw:style-name="gr2" draw:text-style-name="P3" draw:layer="layout" svg:width="0.422cm" svg:height="0.475cm" svg:x="2.54cm" svg:y="8.66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6.816cm" svg:y="9.274cm">
          <draw:text-box>
            <text:p text:style-name="P2"><text:span text:style-name="T1"><text:s/></text:span></text:p>
          </draw:text-box>
        </draw:frame>
        <draw:frame draw:style-name="gr263" draw:text-style-name="P3" draw:layer="layout" svg:width="5.315cm" svg:height="0.497cm" svg:x="2.54cm" svg:y="9.264cm">
          <draw:text-box>
            <text:p text:style-name="P2"><text:span text:style-name="T3">2.2 </text:span><text:span text:style-name="T2">Proposed solution:</text:span></text:p>
          </draw:text-box>
        </draw:frame>
        <draw:frame draw:style-name="gr2" draw:text-style-name="P3" draw:layer="layout" svg:width="0.422cm" svg:height="0.475cm" svg:x="18.797cm" svg:y="9.883cm">
          <draw:text-box>
            <text:p text:style-name="P2"><text:span text:style-name="T1"><text:s/></text:span></text:p>
          </draw:text-box>
        </draw:frame>
        <draw:frame draw:style-name="gr264" draw:text-style-name="P3" draw:layer="layout" svg:width="18.739cm" svg:height="0.497cm" svg:x="2.54cm" svg:y="9.873cm">
          <draw:text-box>
            <text:p text:style-name="P2"><text:span text:style-name="T3">For the above problem to get solved we have to put an virtual agent in chatbot so it can</text:span></text:p>
          </draw:text-box>
        </draw:frame>
        <draw:frame draw:style-name="gr2" draw:text-style-name="P3" draw:layer="layout" svg:width="0.422cm" svg:height="0.475cm" svg:x="18.608cm" svg:y="10.491cm">
          <draw:text-box>
            <text:p text:style-name="P2"><text:span text:style-name="T1"><text:s/></text:span></text:p>
          </draw:text-box>
        </draw:frame>
        <draw:frame draw:style-name="gr185" draw:text-style-name="P3" draw:layer="layout" svg:width="18.421cm" svg:height="0.497cm" svg:x="2.54cm" svg:y="10.482cm">
          <draw:text-box>
            <text:p text:style-name="P2"><text:span text:style-name="T3">understand the queries that are posted by customers. The virtual agent should trained</text:span></text:p>
          </draw:text-box>
        </draw:frame>
        <draw:frame draw:style-name="gr2" draw:text-style-name="P3" draw:layer="layout" svg:width="0.422cm" svg:height="0.475cm" svg:x="18.838cm" svg:y="11.1cm">
          <draw:text-box>
            <text:p text:style-name="P2"><text:span text:style-name="T1"><text:s/></text:span></text:p>
          </draw:text-box>
        </draw:frame>
        <draw:frame draw:style-name="gr265" draw:text-style-name="P3" draw:layer="layout" svg:width="18.392cm" svg:height="0.497cm" svg:x="2.54cm" svg:y="11.09cm">
          <draw:text-box>
            <text:p text:style-name="P2"><text:span text:style-name="T3">from some insight records based company background so it can answer queries based</text:span></text:p>
          </draw:text-box>
        </draw:frame>
        <draw:frame draw:style-name="gr2" draw:text-style-name="P3" draw:layer="layout" svg:width="0.422cm" svg:height="0.475cm" svg:x="18.965cm" svg:y="11.708cm">
          <draw:text-box>
            <text:p text:style-name="P2"><text:span text:style-name="T1"><text:s/></text:span></text:p>
          </draw:text-box>
        </draw:frame>
        <draw:frame draw:style-name="gr266" draw:text-style-name="P3" draw:layer="layout" svg:width="18.853cm" svg:height="0.497cm" svg:x="2.54cm" svg:y="11.699cm">
          <draw:text-box>
            <text:p text:style-name="P2"><text:span text:style-name="T3">on the product or related to company. In this project I used Watson Discovery to achieve</text:span></text:p>
          </draw:text-box>
        </draw:frame>
        <draw:frame draw:style-name="gr2" draw:text-style-name="P3" draw:layer="layout" svg:width="0.422cm" svg:height="0.475cm" svg:x="16.92cm" svg:y="12.317cm">
          <draw:text-box>
            <text:p text:style-name="P2"><text:span text:style-name="T1"><text:s/></text:span></text:p>
          </draw:text-box>
        </draw:frame>
        <draw:frame draw:style-name="gr267" draw:text-style-name="P3" draw:layer="layout" svg:width="16.347cm" svg:height="0.497cm" svg:x="2.54cm" svg:y="12.307cm">
          <draw:text-box>
            <text:p text:style-name="P2"><text:span text:style-name="T3">the above solution. And later including Assistant and Discovery on Node-RED</text:span></text:p>
          </draw:text-box>
        </draw:frame>
        <draw:frame draw:style-name="gr2" draw:text-style-name="P3" draw:layer="layout" svg:width="0.422cm" svg:height="0.475cm" svg:x="2.54cm" svg:y="12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12.676cm" svg:y="13.534cm">
          <draw:text-box>
            <text:p text:style-name="P2"><text:span text:style-name="T1"><text:s/></text:span></text:p>
          </draw:text-box>
        </draw:frame>
        <draw:frame draw:style-name="gr268" draw:text-style-name="P3" draw:layer="layout" svg:width="6.03cm" svg:height="0.497cm" svg:x="7.62cm" svg:y="13.524cm">
          <draw:text-box>
            <text:p text:style-name="P2"><text:span text:style-name="T3">3.</text:span><text:span text:style-name="T2">THEORITICAL ANALYSIS</text:span></text:p>
          </draw:text-box>
        </draw:frame>
        <draw:frame draw:style-name="gr2" draw:text-style-name="P3" draw:layer="layout" svg:width="0.422cm" svg:height="0.475cm" svg:x="2.54cm" svg:y="14.1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7.057cm" svg:y="14.751cm">
          <draw:text-box>
            <text:p text:style-name="P2"><text:span text:style-name="T1"><text:s/></text:span></text:p>
          </draw:text-box>
        </draw:frame>
        <draw:frame draw:style-name="gr269" draw:text-style-name="P3" draw:layer="layout" svg:width="5.552cm" svg:height="0.497cm" svg:x="2.54cm" svg:y="14.741cm">
          <draw:text-box>
            <text:p text:style-name="P2"><text:span text:style-name="T3">3.1</text:span><text:span text:style-name="T2"> Block/Flow Diagram</text:span></text:p>
          </draw:text-box>
        </draw:frame>
        <draw:frame draw:style-name="gr2" draw:text-style-name="P3" draw:layer="layout" svg:width="0.422cm" svg:height="0.475cm" svg:x="14.931cm" svg:y="15.36cm">
          <draw:text-box>
            <text:p text:style-name="P2"><text:span text:style-name="T1"><text:s/></text:span></text:p>
          </draw:text-box>
        </draw:frame>
        <draw:frame draw:style-name="gr270" draw:text-style-name="P3" draw:layer="layout" svg:width="12.634cm" svg:height="0.497cm" svg:x="3.81cm" svg:y="15.35cm">
          <draw:text-box>
            <text:p text:style-name="P2"><text:span text:style-name="T3">1. The document is annotated using Watson Discovery SDU</text:span></text:p>
          </draw:text-box>
        </draw:frame>
        <draw:frame draw:style-name="gr27" draw:text-style-name="P3" draw:layer="layout" svg:width="0.422cm" svg:height="0.497cm" svg:x="18.787cm" svg:y="15.958cm">
          <draw:text-box>
            <text:p text:style-name="P2"><text:span text:style-name="T3"><text:s/></text:span></text:p>
          </draw:text-box>
        </draw:frame>
        <draw:frame draw:style-name="gr271" draw:text-style-name="P3" draw:layer="layout" svg:width="17.244cm" svg:height="0.497cm" svg:x="3.81cm" svg:y="15.958cm">
          <draw:text-box>
            <text:p text:style-name="P2"><text:span text:style-name="T3">2. The user interacts with the backend server via the app UI. The frontend app UI</text:span></text:p>
          </draw:text-box>
        </draw:frame>
        <draw:frame draw:style-name="gr2" draw:text-style-name="P3" draw:layer="layout" svg:width="0.422cm" svg:height="0.475cm" svg:x="14.139cm" svg:y="16.577cm">
          <draw:text-box>
            <text:p text:style-name="P2"><text:span text:style-name="T1"><text:s/></text:span></text:p>
          </draw:text-box>
        </draw:frame>
        <draw:frame draw:style-name="gr272" draw:text-style-name="P3" draw:layer="layout" svg:width="11.893cm" svg:height="0.497cm" svg:x="3.81cm" svg:y="16.567cm">
          <draw:text-box>
            <text:p text:style-name="P2"><text:span text:style-name="T3"><text:s text:c="5"/></text:span><text:span text:style-name="T3">is a chatbot that engages the user in a conversation.</text:span></text:p>
          </draw:text-box>
        </draw:frame>
        <draw:frame draw:style-name="gr27" draw:text-style-name="P3" draw:layer="layout" svg:width="0.422cm" svg:height="0.497cm" svg:x="18.34cm" svg:y="17.175cm">
          <draw:text-box>
            <text:p text:style-name="P2"><text:span text:style-name="T3"><text:s/></text:span></text:p>
          </draw:text-box>
        </draw:frame>
        <draw:frame draw:style-name="gr273" draw:text-style-name="P3" draw:layer="layout" svg:width="16.614cm" svg:height="0.497cm" svg:x="3.81cm" svg:y="17.175cm">
          <draw:text-box>
            <text:p text:style-name="P2"><text:span text:style-name="T3">3. Dialog between the user and backend server is coordinated using a Watson</text:span></text:p>
          </draw:text-box>
        </draw:frame>
        <draw:frame draw:style-name="gr2" draw:text-style-name="P3" draw:layer="layout" svg:width="0.422cm" svg:height="0.475cm" svg:x="8.219cm" svg:y="17.794cm">
          <draw:text-box>
            <text:p text:style-name="P2"><text:span text:style-name="T1"><text:s/></text:span></text:p>
          </draw:text-box>
        </draw:frame>
        <draw:frame draw:style-name="gr274" draw:text-style-name="P3" draw:layer="layout" svg:width="4.981cm" svg:height="0.497cm" svg:x="3.81cm" svg:y="17.784cm">
          <draw:text-box>
            <text:p text:style-name="P2"><text:span text:style-name="T3"><text:s text:c="4"/></text:span><text:span text:style-name="T3">Assistant dialog skill.</text:span></text:p>
          </draw:text-box>
        </draw:frame>
        <draw:frame draw:style-name="gr2" draw:text-style-name="P3" draw:layer="layout" svg:width="0.422cm" svg:height="0.475cm" svg:x="18.307cm" svg:y="18.402cm">
          <draw:text-box>
            <text:p text:style-name="P2"><text:span text:style-name="T1"><text:s/></text:span></text:p>
          </draw:text-box>
        </draw:frame>
        <draw:frame draw:style-name="gr275" draw:text-style-name="P3" draw:layer="layout" svg:width="16.554cm" svg:height="0.497cm" svg:x="3.81cm" svg:y="18.393cm">
          <draw:text-box>
            <text:p text:style-name="P2"><text:span text:style-name="T3">4. If the user asks a product operation question, a search query is passed to a</text:span></text:p>
          </draw:text-box>
        </draw:frame>
        <draw:frame draw:style-name="gr2" draw:text-style-name="P3" draw:layer="layout" svg:width="0.422cm" svg:height="0.475cm" svg:x="11.72cm" svg:y="19.011cm">
          <draw:text-box>
            <text:p text:style-name="P2"><text:span text:style-name="T1"><text:s/></text:span></text:p>
          </draw:text-box>
        </draw:frame>
        <draw:frame draw:style-name="gr276" draw:text-style-name="P3" draw:layer="layout" svg:width="8.976cm" svg:height="0.497cm" svg:x="3.81cm" svg:y="19.001cm">
          <draw:text-box>
            <text:p text:style-name="P2"><text:span text:style-name="T3"><text:s text:c="5"/></text:span><text:span text:style-name="T3">predeﬁned IBM Cloud Functions action.</text:span></text:p>
          </draw:text-box>
        </draw:frame>
        <draw:frame draw:style-name="gr27" draw:text-style-name="P3" draw:layer="layout" svg:width="0.422cm" svg:height="0.497cm" svg:x="18.927cm" svg:y="19.61cm">
          <draw:text-box>
            <text:p text:style-name="P2"><text:span text:style-name="T3"><text:s/></text:span></text:p>
          </draw:text-box>
        </draw:frame>
        <draw:frame draw:style-name="gr277" draw:text-style-name="P3" draw:layer="layout" svg:width="17.282cm" svg:height="0.497cm" svg:x="3.81cm" svg:y="19.61cm">
          <draw:text-box>
            <text:p text:style-name="P2"><text:span text:style-name="T3">5. The Cloud Functions action will query the Watson Discovery service and return</text:span></text:p>
          </draw:text-box>
        </draw:frame>
        <draw:frame draw:style-name="gr2" draw:text-style-name="P3" draw:layer="layout" svg:width="0.422cm" svg:height="0.475cm" svg:x="6.424cm" svg:y="20.228cm">
          <draw:text-box>
            <text:p text:style-name="P2"><text:span text:style-name="T1"><text:s/></text:span></text:p>
          </draw:text-box>
        </draw:frame>
        <draw:frame draw:style-name="gr278" draw:text-style-name="P3" draw:layer="layout" svg:width="3.071cm" svg:height="0.497cm" svg:x="3.81cm" svg:y="20.218cm">
          <draw:text-box>
            <text:p text:style-name="P2"><text:span text:style-name="T3"><text:s text:c="5"/></text:span><text:span text:style-name="T3">the results.</text:span></text:p>
          </draw:text-box>
        </draw:frame>
        <draw:frame draw:style-name="gr2" draw:text-style-name="P3" draw:layer="layout" svg:width="0.422cm" svg:height="0.475cm" svg:x="2.54cm" svg:y="20.8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9.236cm" svg:y="21.445cm">
          <draw:text-box>
            <text:p text:style-name="P2"><text:span text:style-name="T1"><text:s/></text:span></text:p>
          </draw:text-box>
        </draw:frame>
        <draw:frame draw:style-name="gr279" draw:text-style-name="P3" draw:layer="layout" svg:width="8.405cm" svg:height="0.497cm" svg:x="2.995cm" svg:y="21.303cm">
          <draw:text-box>
            <text:p text:style-name="P2"><text:span text:style-name="T3">3.2 </text:span><text:span text:style-name="T2">Hardware / Software designing:</text:span></text:p>
          </draw:text-box>
        </draw:frame>
        <draw:frame draw:style-name="gr2" draw:text-style-name="P3" draw:layer="layout" svg:width="0.422cm" svg:height="0.475cm" svg:x="9.212cm" svg:y="22.054cm">
          <draw:text-box>
            <text:p text:style-name="P2"><text:span text:style-name="T1"><text:s/></text:span></text:p>
          </draw:text-box>
        </draw:frame>
        <draw:frame draw:style-name="gr280" draw:text-style-name="P3" draw:layer="layout" svg:width="6.094cm" svg:height="0.497cm" svg:x="3.81cm" svg:y="22.044cm">
          <draw:text-box>
            <text:p text:style-name="P2"><text:span text:style-name="T3">1. Create IBM Cloud services</text:span></text:p>
          </draw:text-box>
        </draw:frame>
        <draw:frame draw:style-name="gr2" draw:text-style-name="P3" draw:layer="layout" svg:width="0.422cm" svg:height="0.475cm" svg:x="9.556cm" svg:y="22.662cm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6.551cm" svg:height="0.497cm" svg:x="3.81cm" svg:y="22.652cm">
          <draw:text-box>
            <text:p text:style-name="P2"><text:span text:style-name="T3">2. Conﬁgure Watson Discovery</text:span></text:p>
          </draw:text-box>
        </draw:frame>
        <draw:frame draw:style-name="gr2" draw:text-style-name="P3" draw:layer="layout" svg:width="0.422cm" svg:height="0.475cm" svg:x="10.775cm" svg:y="23.271cm">
          <draw:text-box>
            <text:p text:style-name="P2"><text:span text:style-name="T1"><text:s/></text:span></text:p>
          </draw:text-box>
        </draw:frame>
        <draw:frame draw:style-name="gr281" draw:text-style-name="P3" draw:layer="layout" svg:width="7.829cm" svg:height="0.497cm" svg:x="3.81cm" svg:y="23.261cm">
          <draw:text-box>
            <text:p text:style-name="P2"><text:span text:style-name="T3">3. Create IBM Cloud Functions action</text:span></text:p>
          </draw:text-box>
        </draw:frame>
        <draw:frame draw:style-name="gr2" draw:text-style-name="P3" draw:layer="layout" svg:width="0.422cm" svg:height="0.475cm" svg:x="9.498cm" svg:y="23.879cm">
          <draw:text-box>
            <text:p text:style-name="P2"><text:span text:style-name="T1"><text:s/></text:span></text:p>
          </draw:text-box>
        </draw:frame>
        <draw:frame draw:style-name="gr282" draw:text-style-name="P3" draw:layer="layout" svg:width="6.382cm" svg:height="0.497cm" svg:x="3.81cm" svg:y="23.869cm">
          <draw:text-box>
            <text:p text:style-name="P2"><text:span text:style-name="T3">4. Conﬁgure Watson Assistant</text:span></text:p>
          </draw:text-box>
        </draw:frame>
        <draw:frame draw:style-name="gr2" draw:text-style-name="P3" draw:layer="layout" svg:width="0.422cm" svg:height="0.475cm" svg:x="10.121cm" svg:y="24.488cm">
          <draw:text-box>
            <text:p text:style-name="P2"><text:span text:style-name="T1"><text:s/></text:span></text:p>
          </draw:text-box>
        </draw:frame>
        <draw:frame draw:style-name="gr283" draw:text-style-name="P3" draw:layer="layout" svg:width="7.216cm" svg:height="0.497cm" svg:x="3.81cm" svg:y="24.478cm">
          <draw:text-box>
            <text:p text:style-name="P2"><text:span text:style-name="T3">5. Create ﬂow and conﬁgure node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11" draw:style-name="dp1" draw:master-page-name="master-page3">
        <draw:frame draw:style-name="gr284" draw:text-style-name="P5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5.446cm" svg:y="2.58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3.677cm" svg:height="0.497cm" svg:x="2.54cm" svg:y="2.57cm">
          <draw:text-box>
            <text:p text:style-name="P2"><text:span text:style-name="T2">Disadvantages</text:span><text:span text:style-name="T3">:</text:span></text:p>
          </draw:text-box>
        </draw:frame>
        <draw:frame draw:style-name="gr284" draw:text-style-name="P5" draw:layer="layout" svg:width="0.422cm" svg:height="0.475cm" svg:x="11.35cm" svg:y="3.189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9.967cm" svg:height="0.497cm" svg:x="2.54cm" svg:y="3.179cm">
          <draw:text-box>
            <text:p text:style-name="P2"><text:span text:style-name="T3"><text:s text:c="5"/></text:span><text:span text:style-name="T3">Some times chatbot can mislead customers</text:span></text:p>
          </draw:text-box>
        </draw:frame>
        <draw:frame draw:style-name="gr284" draw:text-style-name="P5" draw:layer="layout" svg:width="0.422cm" svg:height="0.475cm" svg:x="11.505cm" svg:y="3.797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0.263cm" svg:height="0.497cm" svg:x="2.54cm" svg:y="3.788cm">
          <draw:text-box>
            <text:p text:style-name="P2"><text:span text:style-name="T3"><text:s text:c="5"/></text:span><text:span text:style-name="T3">Giving same answer for different sentiments.</text:span></text:p>
          </draw:text-box>
        </draw:frame>
        <draw:frame draw:style-name="gr284" draw:text-style-name="P5" draw:layer="layout" svg:width="0.422cm" svg:height="0.475cm" svg:x="15.804cm" svg:y="4.406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5.077cm" svg:height="0.497cm" svg:x="2.54cm" svg:y="4.396cm">
          <draw:text-box>
            <text:p text:style-name="P2"><text:span text:style-name="T3"><text:s text:c="5"/></text:span><text:span text:style-name="T3">Some times cannot connect to customer sentiments and intentions.</text:span></text:p>
          </draw:text-box>
        </draw:frame>
        <draw:frame draw:style-name="gr284" draw:text-style-name="P5" draw:layer="layout" svg:width="0.422cm" svg:height="0.475cm" svg:x="2.54cm" svg:y="5.014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7.62cm" svg:y="5.623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10.926cm" svg:y="6.231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3.879cm" svg:height="0.497cm" svg:x="7.62cm" svg:y="6.222cm">
          <draw:text-box>
            <text:p text:style-name="P2"><text:span text:style-name="T3">8.</text:span><text:span text:style-name="T2">APPLICATIONS</text:span></text:p>
          </draw:text-box>
        </draw:frame>
        <draw:frame draw:style-name="gr284" draw:text-style-name="P5" draw:layer="layout" svg:width="0.422cm" svg:height="0.475cm" svg:x="7.62cm" svg:y="6.84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17.858cm" svg:y="7.449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7.507cm" svg:height="0.497cm" svg:x="2.54cm" svg:y="7.439cm">
          <draw:text-box>
            <text:p text:style-name="P2"><text:span text:style-name="T3"><text:s text:c="5"/></text:span><text:span text:style-name="T3">It can deploy in popular social media applications like facebook,slack,telegram.</text:span></text:p>
          </draw:text-box>
        </draw:frame>
        <draw:frame draw:style-name="gr284" draw:text-style-name="P5" draw:layer="layout" svg:width="0.422cm" svg:height="0.475cm" svg:x="15.438cm" svg:y="8.057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4.746cm" svg:height="0.497cm" svg:x="2.54cm" svg:y="8.047cm">
          <draw:text-box>
            <text:p text:style-name="P2"><text:span text:style-name="T3"><text:s text:c="5"/></text:span><text:span text:style-name="T3">Chatbot can deploy any website to clarify basic doubts of viewers.</text:span></text:p>
          </draw:text-box>
        </draw:frame>
        <draw:frame draw:style-name="gr284" draw:text-style-name="P5" draw:layer="layout" svg:width="0.422cm" svg:height="0.475cm" svg:x="2.54cm" svg:y="8.666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7.62cm" svg:y="9.274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10.592cm" svg:y="9.883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3.532cm" svg:height="0.497cm" svg:x="7.62cm" svg:y="9.873cm">
          <draw:text-box>
            <text:p text:style-name="P2"><text:span text:style-name="T3">9.</text:span><text:span text:style-name="T2">CONCLUSION</text:span></text:p>
          </draw:text-box>
        </draw:frame>
        <draw:frame draw:style-name="gr284" draw:text-style-name="P5" draw:layer="layout" svg:width="0.422cm" svg:height="0.475cm" svg:x="7.62cm" svg:y="10.491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19.041cm" svg:y="11.1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8.845cm" svg:height="0.497cm" svg:x="2.54cm" svg:y="11.09cm">
          <draw:text-box>
            <text:p text:style-name="P2"><text:span text:style-name="T3">By doing the above procedure and all we successfully created Intelligent helpdesk smart</text:span></text:p>
          </draw:text-box>
        </draw:frame>
        <draw:frame draw:style-name="gr284" draw:text-style-name="P5" draw:layer="layout" svg:width="0.422cm" svg:height="0.475cm" svg:x="18.165cm" svg:y="11.708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7.689cm" svg:height="0.497cm" svg:x="2.54cm" svg:y="11.699cm">
          <draw:text-box>
            <text:p text:style-name="P2"><text:span text:style-name="T3">chartbot using Watson assistant, Watson discovery, Node-RED and cloud-functions.</text:span></text:p>
          </draw:text-box>
        </draw:frame>
        <draw:frame draw:style-name="gr284" draw:text-style-name="P5" draw:layer="layout" svg:width="0.422cm" svg:height="0.475cm" svg:x="2.54cm" svg:y="12.317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2.54cm" svg:y="12.925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11.212cm" svg:y="13.534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4.273cm" svg:height="0.497cm" svg:x="7.62cm" svg:y="13.524cm">
          <draw:text-box>
            <text:p text:style-name="P2"><text:span text:style-name="T3">10.</text:span><text:span text:style-name="T2">FUTURE SCOPE</text:span></text:p>
          </draw:text-box>
        </draw:frame>
        <draw:frame draw:style-name="gr284" draw:text-style-name="P5" draw:layer="layout" svg:width="0.422cm" svg:height="0.475cm" svg:x="7.62cm" svg:y="14.143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18.761cm" svg:y="14.751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8.447cm" svg:height="0.497cm" svg:x="2.54cm" svg:y="14.741cm">
          <draw:text-box>
            <text:p text:style-name="P2"><text:span text:style-name="T3">We can include watson studio text to speech and speech to text services to access the</text:span></text:p>
          </draw:text-box>
        </draw:frame>
        <draw:frame draw:style-name="gr284" draw:text-style-name="P5" draw:layer="layout" svg:width="0.422cm" svg:height="0.475cm" svg:x="14.699cm" svg:y="15.36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13.769cm" svg:height="0.497cm" svg:x="2.54cm" svg:y="15.35cm">
          <draw:text-box>
            <text:p text:style-name="P2"><text:span text:style-name="T3">chatbot handsfree. This is one of the future scope of this project.</text:span></text:p>
          </draw:text-box>
        </draw:frame>
        <draw:frame draw:style-name="gr284" draw:text-style-name="P5" draw:layer="layout" svg:width="0.422cm" svg:height="0.475cm" svg:x="2.54cm" svg:y="15.968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2.54cm" svg:y="16.577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11.278cm" svg:y="17.185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4.371cm" svg:height="0.497cm" svg:x="7.62cm" svg:y="17.175cm">
          <draw:text-box>
            <text:p text:style-name="P2"><text:span text:style-name="T3">11. </text:span><text:span text:style-name="T2">BIBILOGRAPHY</text:span></text:p>
          </draw:text-box>
        </draw:frame>
        <draw:frame draw:style-name="gr284" draw:text-style-name="P5" draw:layer="layout" svg:width="0.422cm" svg:height="0.475cm" svg:x="2.54cm" svg:y="17.794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4.579cm" svg:y="18.402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4.936cm" svg:y="19.011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6.451cm" svg:y="19.619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2.652cm" svg:y="20.228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3.102cm" svg:y="20.836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7.958cm" svg:y="21.445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5.608cm" svg:y="22.054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6.347cm" svg:y="22.662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6.443cm" svg:y="23.271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4.802cm" svg:y="23.879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3.185cm" svg:y="24.488cm">
          <draw:text-box>
            <text:p text:style-name="P2"><text:span text:style-name="T1"><text:s/></text:span></text:p>
          </draw:text-box>
        </draw:frame>
        <draw:frame draw:style-name="gr284" draw:text-style-name="P5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  <draw:page draw:name="page12" draw:style-name="dp1" draw:master-page-name="master-page3">
        <draw:frame draw:style-name="gr285" draw:text-style-name="P7" draw:layer="layout" svg:width="21.59cm" svg:height="24.6cm" svg:x="0cm" svg:y="1cm">
          <draw:text-box>
            <text:p text:style-name="P6"><text:span text:style-name="T6"><text:s text:c="2"/></text:span><text:span text:style-name="T6">11.BIBILIOGRAPHY</text:span></text:p>
            <text:p text:style-name="P6"><text:span text:style-name="T6">[</text:span></text:p>
            <text:p text:style-name="P6"><text:span text:style-name="T6">{</text:span></text:p>
            <text:p text:style-name="P6"><text:span text:style-name="T6">"id":"b4759c97.02caa8",</text:span></text:p>
            <text:p text:style-name="P6"><text:span text:style-name="T6">"type":"tab",</text:span></text:p>
            <text:p text:style-name="P6"><text:span text:style-name="T6">"label":"Flow 1",</text:span></text:p>
            <text:p text:style-name="P6"><text:span text:style-name="T6">"disabled":true,</text:span></text:p>
            <text:p text:style-name="P6"><text:span text:style-name="T6">"info":""</text:span></text:p>
            <text:p text:style-name="P6"><text:span text:style-name="T6">},</text:span></text:p>
            <text:p text:style-name="P6"><text:span text:style-name="T6">{</text:span></text:p>
            <text:p text:style-name="P6"><text:span text:style-name="T6">"id":"8e1c27b4.502268",</text:span></text:p>
            <text:p text:style-name="P6"><text:span text:style-name="T6">"type":"ui_text_input",</text:span></text:p>
            <text:p text:style-name="P6"><text:span text:style-name="T6">"z":"b4759c97.02caa8",</text:span></text:p>
            <text:p text:style-name="P6"><text:span text:style-name="T6">"name":"",</text:span></text:p>
            <text:p text:style-name="P6"><text:span text:style-name="T6">"label":"website",</text:span></text:p>
            <text:p text:style-name="P6"><text:span text:style-name="T6">"tooltip":"",</text:span></text:p>
            <text:p text:style-name="P6"><text:span text:style-name="T6">"group":"20cea4d6.92a86c",</text:span></text:p>
            <text:p text:style-name="P6"><text:span text:style-name="T6">"order":0,</text:span></text:p>
            <text:p text:style-name="P6"><text:span text:style-name="T6">"width":0,</text:span></text:p>
            <text:p text:style-name="P6"><text:span text:style-name="T6">"height":0,</text:span></text:p>
            <text:p text:style-name="P6"><text:span text:style-name="T6">"passthru":true,</text:span></text:p>
            <text:p text:style-name="P6"><text:span text:style-name="T6">"mode":"text",</text:span></text:p>
            <text:p text:style-name="P6"><text:span text:style-name="T6">"delay":300,</text:span></text:p>
            <text:p text:style-name="P6"><text:span text:style-name="T6">"topic":"",</text:span></text:p>
            <text:p text:style-name="P6"><text:span text:style-name="T6">"x":100,</text:span></text:p>
            <text:p text:style-name="P6"><text:span text:style-name="T6">"y":120,</text:span></text:p>
            <text:p text:style-name="P6"><text:span text:style-name="T6">"wires":[["7fed7577.19fb84"]]</text:span></text:p>
            <text:p text:style-name="P6"><text:span text:style-name="T6">},</text:span></text:p>
            <text:p text:style-name="P6"><text:span text:style-name="T6">{</text:span></text:p>
            <text:p text:style-name="P6"><text:span text:style-name="T6"><text:s text:c="4"/></text:span><text:span text:style-name="T6">"id":"7fed7577.19fb84",</text:span></text:p>
            <text:p text:style-name="P6"><text:span text:style-name="T6"><text:s text:c="4"/></text:span><text:span text:style-name="T6">"type":"ui_button",</text:span></text:p>
            <text:p text:style-name="P6"><text:span text:style-name="T6"><text:s text:c="4"/></text:span><text:span text:style-name="T6">"z":"b4759c97.02caa8",</text:span></text:p>
            <text:p text:style-name="P6"><text:span text:style-name="T6"><text:s text:c="4"/></text:span><text:span text:style-name="T6">"name":"",</text:span></text:p>
            <text:p text:style-name="P6"><text:span text:style-name="T6"><text:s text:c="4"/></text:span><text:span text:style-name="T6">"group":"20cea4d6.92a86c",</text:span></text:p>
            <text:p text:style-name="P6"><text:span text:style-name="T6"><text:s text:c="4"/></text:span><text:span text:style-name="T6">"order":0,</text:span></text:p>
            <text:p text:style-name="P6"><text:span text:style-name="T6"><text:s text:c="4"/></text:span><text:span text:style-name="T6">"width":0,</text:span></text:p>
            <text:p text:style-name="P6"><text:span text:style-name="T6"><text:s text:c="4"/></text:span><text:span text:style-name="T6">"height":0,</text:span></text:p>
          </draw:text-box>
        </draw:frame>
      </draw:page>
      <draw:page draw:name="page13" draw:style-name="dp1" draw:master-page-name="master-page3">
        <draw:frame draw:style-name="gr286" draw:text-style-name="P8" draw:layer="layout" svg:width="4.21cm" svg:height="26.54cm" svg:x="-0.01cm" svg:y="1.4cm">
          <draw:text-box>
            <text:p text:style-name="P6"><text:span text:style-name="T6">"passthru":false,</text:span></text:p>
            <text:p text:style-name="P6"><text:span text:style-name="T6">"label":"button",</text:span></text:p>
            <text:p text:style-name="P6"><text:span text:style-name="T6">"tooltip":"",</text:span></text:p>
            <text:p text:style-name="P6"><text:span text:style-name="T6">"color":"",</text:span></text:p>
            <text:p text:style-name="P6"><text:span text:style-name="T6">"bgcolor":"",</text:span></text:p>
            <text:p text:style-name="P6"><text:span text:style-name="T6">"icon":"",</text:span></text:p>
            <text:p text:style-name="P6"><text:span text:style-name="T6">"payload":"",</text:span></text:p>
            <text:p text:style-name="P6"><text:span text:style-name="T6">"payloadType":"str",</text:span></text:p>
            <text:p text:style-name="P6"><text:span text:style-name="T6">"topic":"",</text:span></text:p>
            <text:p text:style-name="P6"><text:span text:style-name="T6">"x":500,</text:span></text:p>
            <text:p text:style-name="P6"><text:span text:style-name="T6">"y":160,</text:span></text:p>
            <text:p text:style-name="P6"><text:span text:style-name="T6">"wires":[[]]</text:span></text:p>
            <text:p text:style-name="P6"><text:span text:style-name="T6">},</text:span></text:p>
            <text:p text:style-name="P6"><text:span text:style-name="T6">{</text:span></text:p>
            <text:p text:style-name="P6"><text:span text:style-name="T6">"id":"2327eaa9.5cdd8e",</text:span></text:p>
            <text:p text:style-name="P6"><text:span text:style-name="T6">"type":"inject",</text:span></text:p>
            <text:p text:style-name="P6"><text:span text:style-name="T6">"z":"b4759c97.02caa8",</text:span></text:p>
            <text:p text:style-name="P6"><text:span text:style-name="T6">"name":"",</text:span></text:p>
            <text:p text:style-name="P6"><text:span text:style-name="T6">"topic":"",</text:span></text:p>
            <text:p text:style-name="P6"><text:span text:style-name="T6">"payload":"",</text:span></text:p>
            <text:p text:style-name="P6"><text:span text:style-name="T6">"payloadType":"date",</text:span></text:p>
            <text:p text:style-name="P6"><text:span text:style-name="T6">"repeat":"",</text:span></text:p>
            <text:p text:style-name="P6"><text:span text:style-name="T6">"crontab":"",</text:span></text:p>
            <text:p text:style-name="P6"><text:span text:style-name="T6">"once":false,</text:span></text:p>
            <text:p text:style-name="P6"><text:span text:style-name="T6">"onceDelay":0.1,</text:span></text:p>
            <text:p text:style-name="P6"><text:span text:style-name="T6">"x":140,</text:span></text:p>
            <text:p text:style-name="P6"><text:span text:style-name="T6">"y":260,</text:span></text:p>
            <text:p text:style-name="P6"><text:span text:style-name="T6">"wires":[["fbc3d359.6a0dd"]]</text:span></text:p>
            <text:p text:style-name="P6"><text:span text:style-name="T6">},</text:span></text:p>
            <text:p text:style-name="P6"><text:span text:style-name="T6">{</text:span></text:p>
            <text:p text:style-name="P6"><text:span text:style-name="T6"><text:s text:c="4"/></text:span><text:span text:style-name="T6">"id":"2ab5f283.360ae6",</text:span></text:p>
            <text:p text:style-name="P6"><text:span text:style-name="T6"><text:s text:c="4"/></text:span><text:span text:style-name="T6">"type":"inject",</text:span></text:p>
            <text:p text:style-name="P6"><text:span text:style-name="T6"><text:s text:c="4"/></text:span><text:span text:style-name="T6">"z":"b4759c97.02caa8",</text:span></text:p>
          </draw:text-box>
        </draw:frame>
      </draw:page>
      <draw:page draw:name="page14" draw:style-name="dp1" draw:master-page-name="master-page3">
        <draw:frame draw:style-name="gr286" draw:text-style-name="P8" draw:layer="layout" svg:width="4.21cm" svg:height="26.04cm" svg:x="0cm" svg:y="1.9cm">
          <draw:text-box>
            <text:p text:style-name="P6"><text:span text:style-name="T6">"name":"",</text:span></text:p>
            <text:p text:style-name="P6"><text:span text:style-name="T6">"topic":"Hey",</text:span></text:p>
            <text:p text:style-name="P6"><text:span text:style-name="T6">"payload":"",</text:span></text:p>
            <text:p text:style-name="P6"><text:span text:style-name="T6">"payloadType":"str",</text:span></text:p>
            <text:p text:style-name="P6"><text:span text:style-name="T6">"repeat":"",</text:span></text:p>
            <text:p text:style-name="P6"><text:span text:style-name="T6">"crontab":"",</text:span></text:p>
            <text:p text:style-name="P6"><text:span text:style-name="T6">"once":false,</text:span></text:p>
            <text:p text:style-name="P6"><text:span text:style-name="T6">"onceDelay":0.1,</text:span></text:p>
            <text:p text:style-name="P6"><text:span text:style-name="T6">"x":130,</text:span></text:p>
            <text:p text:style-name="P6"><text:span text:style-name="T6">"y":380,</text:span></text:p>
            <text:p text:style-name="P6"><text:span text:style-name="T6">"wires":[["fbc3d359.6a0dd"]]</text:span></text:p>
            <text:p text:style-name="P6"><text:span text:style-name="T6">},</text:span></text:p>
            <text:p text:style-name="P6"><text:span text:style-name="T6">{</text:span></text:p>
            <text:p text:style-name="P6"><text:span text:style-name="T6">"id":"fbc3d359.6a0dd",</text:span></text:p>
            <text:p text:style-name="P6"><text:span text:style-name="T6">"type":"debug",</text:span></text:p>
            <text:p text:style-name="P6"><text:span text:style-name="T6">"z":"b4759c97.02caa8",</text:span></text:p>
            <text:p text:style-name="P6"><text:span text:style-name="T6">"name":"",</text:span></text:p>
            <text:p text:style-name="P6"><text:span text:style-name="T6">"active":true,</text:span></text:p>
            <text:p text:style-name="P6"><text:span text:style-name="T6">"tosidebar":true,</text:span></text:p>
            <text:p text:style-name="P6"><text:span text:style-name="T6">"console":false,</text:span></text:p>
            <text:p text:style-name="P6"><text:span text:style-name="T6">"tostatus":false,</text:span></text:p>
            <text:p text:style-name="P6"><text:span text:style-name="T6">"complete":"payload",</text:span></text:p>
            <text:p text:style-name="P6"><text:span text:style-name="T6">"targetType":"msg",</text:span></text:p>
            <text:p text:style-name="P6"><text:span text:style-name="T6">"x":520,</text:span></text:p>
            <text:p text:style-name="P6"><text:span text:style-name="T6">"y":300,</text:span></text:p>
            <text:p text:style-name="P6"><text:span text:style-name="T6">"wires":[]</text:span></text:p>
            <text:p text:style-name="P6"><text:span text:style-name="T6">},</text:span></text:p>
          </draw:text-box>
        </draw:frame>
      </draw:page>
      <draw:page draw:name="page15" draw:style-name="dp1" draw:master-page-name="master-page3">
        <draw:frame draw:style-name="gr286" draw:text-style-name="P8" draw:layer="layout" svg:width="3.655cm" svg:height="19.867cm" svg:x="0cm" svg:y="2.3cm">
          <draw:text-box>
            <text:p text:style-name="P6"><text:span text:style-name="T6">{</text:span></text:p>
            <text:p text:style-name="P6"><text:span text:style-name="T6">"id":"20cea4d6.92a86c",</text:span></text:p>
            <text:p text:style-name="P6"><text:span text:style-name="T6">"type":"ui_group",</text:span></text:p>
            <text:p text:style-name="P6"><text:span text:style-name="T6">"z":"",</text:span></text:p>
            <text:p text:style-name="P6"><text:span text:style-name="T6">"name":"Default",</text:span></text:p>
            <text:p text:style-name="P6"><text:span text:style-name="T6">"tab":"a260817e.30a14",</text:span></text:p>
            <text:p text:style-name="P6"><text:span text:style-name="T6">"order":1,</text:span></text:p>
            <text:p text:style-name="P6"><text:span text:style-name="T6">"disp":true,</text:span></text:p>
            <text:p text:style-name="P6"><text:span text:style-name="T6">"width":"6",</text:span></text:p>
            <text:p text:style-name="P6"><text:span text:style-name="T6">"collapse":false</text:span></text:p>
            <text:p text:style-name="P6"><text:span text:style-name="T6">},</text:span></text:p>
            <text:p text:style-name="P6"><text:span text:style-name="T6">{</text:span></text:p>
            <text:p text:style-name="P6"><text:span text:style-name="T6">"id":"a260817e.30a14",</text:span></text:p>
            <text:p text:style-name="P6"><text:span text:style-name="T6">"type":"ui_tab",</text:span></text:p>
            <text:p text:style-name="P6"><text:span text:style-name="T6">"z":"",</text:span></text:p>
            <text:p text:style-name="P6"><text:span text:style-name="T6">"name":"Customer Care",</text:span></text:p>
            <text:p text:style-name="P6"><text:span text:style-name="T6">"icon":"dashboard",</text:span></text:p>
            <text:p text:style-name="P6"><text:span text:style-name="T6">"disabled":false,</text:span></text:p>
            <text:p text:style-name="P6"><text:span text:style-name="T6">"hidden":false</text:span></text:p>
            <text:p text:style-name="P6"><text:span text:style-name="T6">}</text:span></text:p>
            <text:p text:style-name="P6"><text:span text:style-name="T6">]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frame draw:style-name="gr2" draw:text-style-name="P3" draw:layer="layout" svg:width="0.422cm" svg:height="0.475cm" svg:x="2.54cm" svg:y="1.3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3.102cm" svg:y="2.58cm">
          <draw:text-box>
            <text:p text:style-name="P2"><text:span text:style-name="T1"><text:s/></text:span></text:p>
          </draw:text-box>
        </draw:frame>
        <draw:frame draw:style-name="gr287" draw:text-style-name="P3" draw:layer="layout" svg:width="0.815cm" svg:height="0.497cm" svg:x="2.54cm" svg:y="2.57cm">
          <draw:text-box>
            <text:p text:style-name="P2"><text:span text:style-name="T3"><text:s text:c="4"/></text:span><text:span text:style-name="T3">}</text:span></text:p>
          </draw:text-box>
        </draw:frame>
        <draw:frame draw:style-name="gr2" draw:text-style-name="P3" draw:layer="layout" svg:width="0.422cm" svg:height="0.475cm" svg:x="2.652cm" svg:y="3.189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2.54cm" svg:y="3.179cm">
          <draw:text-box>
            <text:p text:style-name="P2"><text:span text:style-name="T3">]</text:span></text:p>
          </draw:text-box>
        </draw:frame>
        <draw:frame draw:style-name="gr2" draw:text-style-name="P3" draw:layer="layout" svg:width="0.422cm" svg:height="0.475cm" svg:x="2.54cm" svg:y="3.7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5cm" svg:x="4.537cm" svg:y="4.406cm">
          <draw:text-box>
            <text:p text:style-name="P2"><text:span text:style-name="T1"><text:s/></text:span></text:p>
          </draw:text-box>
        </draw:frame>
        <draw:frame draw:style-name="gr288" draw:text-style-name="P3" draw:layer="layout" svg:width="2.309cm" svg:height="0.497cm" svg:x="2.54cm" svg:y="4.396cm">
          <draw:text-box>
            <text:p text:style-name="P2"><text:span text:style-name="T3">Reference:</text:span></text:p>
          </draw:text-box>
        </draw:frame>
        <draw:frame draw:style-name="gr2" draw:text-style-name="P3" draw:layer="layout" svg:width="0.422cm" svg:height="0.475cm" svg:x="16.277cm" svg:y="5.014cm">
          <draw:text-box>
            <text:p text:style-name="P2"><text:span text:style-name="T1"><text:s/></text:span></text:p>
          </draw:text-box>
        </draw:frame>
        <draw:frame draw:style-name="gr289" draw:text-style-name="P3" draw:layer="layout" svg:width="15.293cm" svg:height="0.497cm" svg:x="2.54cm" svg:y="5.005cm">
          <draw:text-box>
            <text:p text:style-name="P2"><text:span text:style-name="T3">1. https://www.ibm.com/cloud/architecture/tutorials/cognitive_discovery</text:span></text:p>
          </draw:text-box>
        </draw:frame>
        <draw:frame draw:style-name="gr2" draw:text-style-name="P3" draw:layer="layout" svg:width="0.422cm" svg:height="0.475cm" svg:x="16.153cm" svg:y="5.623cm">
          <draw:text-box>
            <text:p text:style-name="P2"><text:span text:style-name="T1"><text:s/></text:span></text:p>
          </draw:text-box>
        </draw:frame>
        <draw:frame draw:style-name="gr290" draw:text-style-name="P3" draw:layer="layout" svg:width="15.17cm" svg:height="0.497cm" svg:x="2.54cm" svg:y="5.613cm">
          <draw:text-box>
            <text:p text:style-name="P2"><text:span text:style-name="T3">2. https://cloud.ibm.com/docs/assistant?topic=assistant-getting-started</text:span></text:p>
          </draw:text-box>
        </draw:frame>
        <draw:frame draw:style-name="gr291" draw:text-style-name="P3" draw:layer="layout" svg:width="18.582cm" svg:height="0.497cm" svg:x="2.54cm" svg:y="6.222cm">
          <draw:text-box>
            <text:p text:style-name="P2"><text:span text:style-name="T3">3.https://developer.ibm.com/recipes/tutorials/how-to-create-a-watson-chatbot-on-noder</text:span></text:p>
          </draw:text-box>
        </draw:frame>
        <draw:frame draw:style-name="gr2" draw:text-style-name="P3" draw:layer="layout" svg:width="0.422cm" svg:height="0.475cm" svg:x="3.177cm" svg:y="6.84cm">
          <draw:text-box>
            <text:p text:style-name="P2"><text:span text:style-name="T1"><text:s/></text:span></text:p>
          </draw:text-box>
        </draw:frame>
        <draw:frame draw:style-name="gr292" draw:text-style-name="P3" draw:layer="layout" svg:width="0.675cm" svg:height="0.497cm" svg:x="2.54cm" svg:y="6.83cm">
          <draw:text-box>
            <text:p text:style-name="P2"><text:span text:style-name="T3">ed/</text:span></text:p>
          </draw:text-box>
        </draw:frame>
        <draw:frame draw:style-name="gr293" draw:text-style-name="P3" draw:layer="layout" svg:width="18.485cm" svg:height="0.497cm" svg:x="2.54cm" svg:y="7.439cm">
          <draw:text-box>
            <text:p text:style-name="P2"><text:span text:style-name="T3">4.http://www.iotgyan.com/learning-resource/integration-of-watson-assistant-to-node-re</text:span></text:p>
          </draw:text-box>
        </draw:frame>
        <draw:frame draw:style-name="gr2" draw:text-style-name="P3" draw:layer="layout" svg:width="0.422cm" svg:height="0.475cm" svg:x="2.779cm" svg:y="8.057cm">
          <draw:text-box>
            <text:p text:style-name="P2"><text:span text:style-name="T1"><text:s/></text:span></text:p>
          </draw:text-box>
        </draw:frame>
        <draw:frame draw:style-name="gr27" draw:text-style-name="P3" draw:layer="layout" svg:width="0.422cm" svg:height="0.497cm" svg:x="2.54cm" svg:y="8.047cm">
          <draw:text-box>
            <text:p text:style-name="P2"><text:span text:style-name="T3">d</text:span></text:p>
          </draw:text-box>
        </draw:frame>
        <draw:frame draw:style-name="gr2" draw:text-style-name="P3" draw:layer="layout" svg:width="0.422cm" svg:height="0.475cm" svg:x="14.441cm" svg:y="8.666cm">
          <draw:text-box>
            <text:p text:style-name="P2"><text:span text:style-name="T1"><text:s/></text:span></text:p>
          </draw:text-box>
        </draw:frame>
        <draw:frame draw:style-name="gr294" draw:text-style-name="P3" draw:layer="layout" svg:width="13.214cm" svg:height="0.497cm" svg:x="2.54cm" svg:y="8.656cm">
          <draw:text-box>
            <text:p text:style-name="P2"><text:span text:style-name="T3">5. https://github.com/IBM/watson-discovery-sdu-with-assistant</text:span></text:p>
          </draw:text-box>
        </draw:frame>
        <draw:frame draw:style-name="gr2" draw:text-style-name="P3" draw:layer="layout" svg:width="0.422cm" svg:height="0.475cm" svg:x="12.552cm" svg:y="9.274cm">
          <draw:text-box>
            <text:p text:style-name="P2"><text:span text:style-name="T1"><text:s/></text:span></text:p>
          </draw:text-box>
        </draw:frame>
        <draw:frame draw:style-name="gr295" draw:text-style-name="P3" draw:layer="layout" svg:width="11.131cm" svg:height="0.497cm" svg:x="2.54cm" svg:y="9.264cm">
          <draw:text-box>
            <text:p text:style-name="P2"><text:span text:style-name="T3">6. https://www.youtube.com/watch?v=Jpr3wVH3FVA</text:span></text:p>
          </draw:text-box>
        </draw:frame>
        <draw:frame draw:style-name="gr2" draw:text-style-name="P3" draw:layer="layout" svg:width="0.422cm" svg:height="0.475cm" svg:x="2.54cm" svg:y="26.102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Roboto1" svg:font-family="Roboto"/>
    <style:font-face style:name="Robotoular1" svg:font-family="Robotoular"/>
    <style:font-face style:name="TimesNewRoman1" svg:font-family="TimesNewRoman"/>
    <style:font-face style:name="Arial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Roboto" svg:font-family="Roboto" style:font-pitch="variable"/>
    <style:font-face style:name="Robotoular" svg:font-family="Robotoular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draw:fill="solid" draw:fill-color="#729fcf" draw:auto-grow-height="false" draw:auto-grow-width="false" draw:shadow-color="#000000"/>
      <style:text-properties fo:font-size="88pt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5T02:22:13.061772628</dc:date>
    <meta:editing-duration>PT2M32S</meta:editing-duration>
    <meta:editing-cycles>2</meta:editing-cycles>
    <meta:generator>LibreOffice/6.4.4.1$Linux_X86_64 LibreOffice_project/40$Build-1</meta:generator>
    <meta:document-statistic meta:object-count="782"/>
  </office:meta>
</office:document-meta>
</file>